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2" style:family="table-cell" style:parent-style-name="Normal_TRA2502a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TRA2502a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6" style:family="table-cell" style:parent-style-name="Normal_TRA2502a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7" style:family="table-cell" style:parent-style-name="Normal_TRA2502a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Normal_TRA2502a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TRA2502a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0" style:family="table-cell" style:parent-style-name="Normal_TRA2501" style:data-style-name="N39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3" style:family="table-cell" style:parent-style-name="Normal_32_2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TRA2501" style:data-style-name="N38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TRA2501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Normal_TRA2501" style:data-style-name="N3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7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TRA2501" style:data-style-name="N3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9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Normal_TRA2501_32_3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Normal_TRA2501_32_3" style:data-style-name="N38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2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3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54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Hyperlink_32_2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7" style:family="table-cell" style:parent-style-name="Normal_TRA2501_32_3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TRA2501_32_3" style:data-style-name="N38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TRA2501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_32_3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TRA2501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6" style:family="table-cell" style:parent-style-name="Normal_TRA2501_32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TRA2501_32_3" style:data-style-name="N4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71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4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75" style:family="table-cell" style:parent-style-name="Normal_1._32_DM_32_PERSONAL_32_TRAVEL_32_ab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76" style:family="table-cell" style:parent-style-name="Normal_TRA2502a_32_3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77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TRA9901_32_3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TRA9901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TRA9901_32_3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87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88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0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1" style:family="table-cell" style:parent-style-name="Normal_TRA2501_32_3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2" style:family="table-cell" style:parent-style-name="Normal_TRA2501_32_3" style:data-style-name="N38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3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4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Hyperlink_32_2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7" style:family="table-cell" style:parent-style-name="Normal_TRA2501_32_3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Normal_TRA2501_32_3" style:data-style-name="N38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9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TRA2501_32_3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Normal_TRA2501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Normal_32_2_32_2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TRA2501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06" style:family="table-cell" style:parent-style-name="Normal_TRA2501_32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Normal_TRA2501_32_3" style:data-style-name="N4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0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11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14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15" style:family="table-cell" style:parent-style-name="Normal_1._32_DM_32_PERSONAL_32_TRAVEL_32_ab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16" style:family="table-cell" style:parent-style-name="Normal_TRA2502a_32_3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17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TRA9901_32_3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Normal_TRA9901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TRA9901_32_3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4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25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127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28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29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0" style:family="table-cell" style:parent-style-name="Normal_TRA9901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1" style:family="table-cell" style:parent-style-name="Normal_TRA9901_32_3" style:data-style-name="N4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2" style:family="table-cell" style:parent-style-name="Normal_32_3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3" style:family="table-cell" style:parent-style-name="Normal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135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36" style:family="table-cell" style:parent-style-name="Normal_32_3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3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TRA2501_32_3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9" style:family="table-cell" style:parent-style-name="Normal_TRA2502a_32_3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12.95pt" style:use-optimal-row-height="false" fo:break-before="auto"/>
    </style:style>
    <style:style style:name="ro14" style:family="table-row">
      <style:table-row-properties style:row-height="14.1pt" style:use-optimal-row-height="false" fo:break-before="auto"/>
    </style:style>
    <style:style style:name="ro15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106_(2017)" table:style-name="ta1">
        <table:table-column table:style-name="co1" table:default-cell-style-name="ce24"/>
        <table:table-column table:style-name="co2" table:default-cell-style-name="ce49"/>
        <table:table-column table:style-name="co3" table:default-cell-style-name="ce48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3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number-columns-repeated="123" table:default-cell-style-name="ce24"/>
        <table:table-column table:style-name="co9" table:number-columns-repeated="123" table:default-cell-style-name="ce2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5"/>
        </table:table-row>
        <table:table-row table:style-name="ro3">
          <table:table-cell office:value-type="string" table:style-name="ce6">
            <text:p>Table TRA0106</text:p>
          </table:table-cell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4">
          <table:table-cell office:value-type="string" table:style-name="ce6">
            <text:p>Road traffic (vehicle miles) by vehicle type and region and country in Great Britain, annual 2017</text:p>
          </table:table-cell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5" table:style-name="ce2"/>
        </table:table-row>
        <table:table-row table:style-name="ro5">
          <table:table-cell table:number-columns-repeated="2" table:style-name="ce9"/>
          <table:table-cell table:number-columns-repeated="6" table:style-name="ce10"/>
          <table:table-cell office:value-type="string" table:style-name="ce11">
            <text:p>Billion vehicle miles</text:p>
          </table:table-cell>
          <table:table-cell table:number-columns-repeated="16375" table:style-name="ce5"/>
        </table:table-row>
        <table:table-row table:style-name="ro5">
          <table:table-cell table:number-columns-repeated="2" table:style-name="ce12"/>
          <table:table-cell table:number-columns-repeated="3" table:style-name="ce13"/>
          <table:table-cell office:value-type="string" table:number-columns-spanned="3" table:number-rows-spanned="1" table:style-name="ce14">
            <text:p>Other Vehicles</text:p>
          </table:table-cell>
          <table:covered-table-cell table:number-columns-repeated="2"/>
          <table:table-cell table:style-name="ce13"/>
          <table:table-cell table:number-columns-repeated="16375" table:style-name="ce5"/>
        </table:table-row>
        <table:table-row table:style-name="ro6">
          <table:table-cell table:style-name="ce15"/>
          <table:table-cell table:style-name="ce16"/>
          <table:table-cell office:value-type="string" table:style-name="ce17">
            <text:p>Cars and taxis</text:p>
          </table:table-cell>
          <table:table-cell office:value-type="string" table:style-name="ce17">
            <text:p>Light Commercial Vehicles<text:s/><text:span text:style-name="T1">1</text:span></text:p>
          </table:table-cell>
          <table:table-cell office:value-type="string" table:style-name="ce18">
            <text:p>Heavy Goods Vehicles<text:s/><text:span text:style-name="T1">2</text:span></text:p>
          </table:table-cell>
          <table:table-cell office:value-type="string" table:style-name="ce19">
            <text:p>Motorcycles</text:p>
          </table:table-cell>
          <table:table-cell office:value-type="string" table:style-name="ce19">
            <text:p>Buses &amp; Coaches</text:p>
          </table:table-cell>
          <table:table-cell office:value-type="string" table:style-name="ce16">
            <text:p>Total<text:s/><text:span text:style-name="T1">3</text:span></text:p>
          </table:table-cell>
          <table:table-cell office:value-type="string" table:style-name="ce18">
            <text:p>All motor vehicles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0">
            <text:p>North East</text:p>
          </table:table-cell>
          <table:table-cell office:value-type="float" office:value="4" table:style-name="ce21">
            <text:p>4</text:p>
          </table:table-cell>
          <table:table-cell office:value-type="float" office:value="9.6" table:style-name="ce22">
            <text:p>9.6</text:p>
          </table:table-cell>
          <table:table-cell office:value-type="float" office:value="1.8" table:style-name="ce22">
            <text:p>1.8</text:p>
          </table:table-cell>
          <table:table-cell office:value-type="float" office:value="0.4" table:style-name="ce22">
            <text:p>0.4</text:p>
          </table:table-cell>
          <table:table-cell office:value-type="float" office:value="0.1" table:style-name="ce22">
            <text:p>0.1</text:p>
          </table:table-cell>
          <table:table-cell office:value-type="float" office:value="0.1" table:style-name="ce22">
            <text:p>0.1</text:p>
          </table:table-cell>
          <table:table-cell office:value-type="float" office:value="0.2" table:style-name="ce22">
            <text:p>0.2</text:p>
          </table:table-cell>
          <table:table-cell office:value-type="float" office:value="12.1" table:style-name="ce23">
            <text:p>12.1</text:p>
          </table:table-cell>
          <table:table-cell table:number-columns-repeated="16375" table:style-name="ce24"/>
        </table:table-row>
        <table:table-row-group>
          <table:table-row table:style-name="ro8">
            <table:table-cell office:value-type="string" table:style-name="ce25">
              <text:p>of which:</text:p>
            </table:table-cell>
            <table:table-cell table:style-name="ce21"/>
            <table:table-cell table:number-columns-repeated="6" table:style-name="ce22"/>
            <table:table-cell table:style-name="ce23"/>
            <table:table-cell table:number-columns-repeated="16375" table:style-name="ce24"/>
          </table:table-row>
          <table:table-row table:style-name="ro8">
            <table:table-cell office:value-type="string" table:style-name="ce25">
              <text:p><text:s text:c="2"/>Tyne and Wear FMC</text:p>
            </table:table-cell>
            <table:table-cell table:style-name="ce21"/>
            <table:table-cell office:value-type="float" office:value="3.7" table:style-name="ce26">
              <text:p>3.7</text:p>
            </table:table-cell>
            <table:table-cell office:value-type="float" office:value="0.6" table:style-name="ce26">
              <text:p>0.6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" table:style-name="ce26">
              <text:p>0.0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4.5" table:style-name="ce27">
              <text:p>4.5</text:p>
            </table:table-cell>
            <table:table-cell table:number-columns-repeated="16375" table:style-name="ce24"/>
          </table:table-row>
          <table:table-row table:style-name="ro8">
            <table:table-cell office:value-type="string" table:style-name="ce25">
              <text:p><text:s text:c="2"/>Rest of North East</text:p>
            </table:table-cell>
            <table:table-cell table:style-name="ce21"/>
            <table:table-cell office:value-type="float" office:value="5.9" table:style-name="ce26">
              <text:p>5.9</text:p>
            </table:table-cell>
            <table:table-cell office:value-type="float" office:value="1.1000000000000001" table:style-name="ce26">
              <text:p>1.1</text:p>
            </table:table-cell>
            <table:table-cell office:value-type="float" office:value="0.3" table:style-name="ce26">
              <text:p>0.3</text:p>
            </table:table-cell>
            <table:table-cell office:value-type="float" office:value="0" table:style-name="ce26">
              <text:p>0.0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7.5" table:style-name="ce27">
              <text:p>7.5</text:p>
            </table:table-cell>
            <table:table-cell table:number-columns-repeated="16375" table:style-name="ce24"/>
          </table:table-row>
        </table:table-row-group>
        <table:table-row table:style-name="ro9">
          <table:table-cell office:value-type="string" table:style-name="ce20">
            <text:p>North West</text:p>
          </table:table-cell>
          <table:table-cell office:value-type="float" office:value="4" table:style-name="ce21">
            <text:p>4</text:p>
          </table:table-cell>
          <table:table-cell office:value-type="float" office:value="27.9" table:style-name="ce22">
            <text:p>27.9</text:p>
          </table:table-cell>
          <table:table-cell office:value-type="float" office:value="5.0999999999999996" table:style-name="ce22">
            <text:p>5.1</text:p>
          </table:table-cell>
          <table:table-cell office:value-type="float" office:value="1.9" table:style-name="ce22">
            <text:p>1.9</text:p>
          </table:table-cell>
          <table:table-cell office:value-type="float" office:value="0.2" table:style-name="ce22">
            <text:p>0.2</text:p>
          </table:table-cell>
          <table:table-cell office:value-type="float" office:value="0.2" table:style-name="ce22">
            <text:p>0.2</text:p>
          </table:table-cell>
          <table:table-cell office:value-type="float" office:value="0.4" table:style-name="ce22">
            <text:p>0.4</text:p>
          </table:table-cell>
          <table:table-cell office:value-type="float" office:value="35.4" table:style-name="ce23">
            <text:p>35.4</text:p>
          </table:table-cell>
          <table:table-cell table:number-columns-repeated="16375" table:style-name="ce24"/>
        </table:table-row>
        <table:table-row-group>
          <table:table-row table:style-name="ro8">
            <table:table-cell office:value-type="string" table:style-name="ce25">
              <text:p>of which:</text:p>
            </table:table-cell>
            <table:table-cell table:style-name="ce21"/>
            <table:table-cell table:number-columns-repeated="6" table:style-name="ce22"/>
            <table:table-cell table:style-name="ce23"/>
            <table:table-cell table:number-columns-repeated="16375" table:style-name="ce24"/>
          </table:table-row>
          <table:table-row table:style-name="ro8">
            <table:table-cell office:value-type="string" table:style-name="ce25">
              <text:p><text:s text:c="2"/>Greater Manchester FMC</text:p>
            </table:table-cell>
            <table:table-cell table:style-name="ce21"/>
            <table:table-cell office:value-type="float" office:value="8.9" table:style-name="ce26">
              <text:p>8.9</text:p>
            </table:table-cell>
            <table:table-cell office:value-type="float" office:value="1.6" table:style-name="ce26">
              <text:p>1.6</text:p>
            </table:table-cell>
            <table:table-cell office:value-type="float" office:value="0.5" table:style-name="ce26">
              <text:p>0.5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11.1" table:style-name="ce27">
              <text:p>11.1</text:p>
            </table:table-cell>
            <table:table-cell table:number-columns-repeated="16375" table:style-name="ce24"/>
          </table:table-row>
          <table:table-row table:style-name="ro8">
            <table:table-cell office:value-type="string" table:style-name="ce25">
              <text:p><text:s text:c="2"/>Merseyside FMC</text:p>
            </table:table-cell>
            <table:table-cell table:style-name="ce21"/>
            <table:table-cell office:value-type="float" office:value="4" table:style-name="ce26">
              <text:p>4.0</text:p>
            </table:table-cell>
            <table:table-cell office:value-type="float" office:value="0.7" table:style-name="ce26">
              <text:p>0.7</text:p>
            </table:table-cell>
            <table:table-cell office:value-type="float" office:value="0.2" table:style-name="ce26">
              <text:p>0.2</text:p>
            </table:table-cell>
            <table:table-cell office:value-type="float" office:value="0" table:style-name="ce26">
              <text:p>0.0</text:p>
            </table:table-cell>
            <table:table-cell office:value-type="float" office:value="0" table:style-name="ce26">
              <text:p>0.0</text:p>
            </table:table-cell>
            <table:table-cell office:value-type="float" office:value="0.1" table:style-name="ce26">
              <text:p>0.1</text:p>
            </table:table-cell>
            <table:table-cell office:value-type="float" office:value="5" table:style-name="ce27">
              <text:p>5.0</text:p>
            </table:table-cell>
            <table:table-cell table:number-columns-repeated="16375" table:style-name="ce24"/>
          </table:table-row>
          <table:table-row table:style-name="ro8">
            <table:table-cell office:value-type="string" table:style-name="ce25">
              <text:p><text:s text:c="2"/>Rest of North West</text:p>
            </table:table-cell>
            <table:table-cell table:style-name="ce21"/>
            <table:table-cell office:value-type="float" office:value="15" table:style-name="ce26">
              <text:p>15.0</text:p>
            </table:table-cell>
            <table:table-cell office:value-type="float" office:value="2.8" table:style-name="ce26">
              <text:p>2.8</text:p>
            </table:table-cell>
            <table:table-cell office:value-type="float" office:value="1.2" table:style-name="ce26">
              <text:p>1.2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2" table:style-name="ce26">
              <text:p>0.2</text:p>
            </table:table-cell>
            <table:table-cell office:value-type="float" office:value="19.2" table:style-name="ce27">
              <text:p>19.2</text:p>
            </table:table-cell>
            <table:table-cell table:number-columns-repeated="16375" table:style-name="ce24"/>
          </table:table-row>
        </table:table-row-group>
        <table:table-row table:style-name="ro9">
          <table:table-cell office:value-type="string" table:style-name="ce20">
            <text:p>Yorkshire and the Humber</text:p>
          </table:table-cell>
          <table:table-cell office:value-type="float" office:value="4" table:style-name="ce21">
            <text:p>4</text:p>
          </table:table-cell>
          <table:table-cell office:value-type="float" office:value="20.9" table:style-name="ce22">
            <text:p>20.9</text:p>
          </table:table-cell>
          <table:table-cell office:value-type="float" office:value="4.3" table:style-name="ce22">
            <text:p>4.3</text:p>
          </table:table-cell>
          <table:table-cell office:value-type="float" office:value="1.8" table:style-name="ce22">
            <text:p>1.8</text:p>
          </table:table-cell>
          <table:table-cell office:value-type="float" office:value="0.2" table:style-name="ce22">
            <text:p>0.2</text:p>
          </table:table-cell>
          <table:table-cell office:value-type="float" office:value="0.2" table:style-name="ce22">
            <text:p>0.2</text:p>
          </table:table-cell>
          <table:table-cell office:value-type="float" office:value="0.4" table:style-name="ce22">
            <text:p>0.4</text:p>
          </table:table-cell>
          <table:table-cell office:value-type="float" office:value="27.4" table:style-name="ce23">
            <text:p>27.4</text:p>
          </table:table-cell>
          <table:table-cell table:number-columns-repeated="16375"/>
        </table:table-row>
        <table:table-row-group>
          <table:table-row table:style-name="ro8">
            <table:table-cell office:value-type="string" table:style-name="ce25">
              <text:p>of which:</text:p>
            </table:table-cell>
            <table:table-cell table:style-name="ce21"/>
            <table:table-cell table:number-columns-repeated="6" table:style-name="ce22"/>
            <table:table-cell table:style-name="ce23"/>
            <table:table-cell table:number-columns-repeated="16375"/>
          </table:table-row>
          <table:table-row table:style-name="ro8">
            <table:table-cell office:value-type="string" table:style-name="ce25">
              <text:p><text:s text:c="2"/>South Yorkshire FMC</text:p>
            </table:table-cell>
            <table:table-cell table:style-name="ce21"/>
            <table:table-cell office:value-type="float" office:value="4.8" table:style-name="ce26">
              <text:p>4.8</text:p>
            </table:table-cell>
            <table:table-cell office:value-type="float" office:value="1" table:style-name="ce26">
              <text:p>1.0</text:p>
            </table:table-cell>
            <table:table-cell office:value-type="float" office:value="0.4" table:style-name="ce26">
              <text:p>0.4</text:p>
            </table:table-cell>
            <table:table-cell office:value-type="float" office:value="0" table:style-name="ce26">
              <text:p>0.0</text:p>
            </table:table-cell>
            <table:table-cell office:value-type="float" office:value="0" table:style-name="ce26">
              <text:p>0.0</text:p>
            </table:table-cell>
            <table:table-cell office:value-type="float" office:value="0.1" table:style-name="ce26">
              <text:p>0.1</text:p>
            </table:table-cell>
            <table:table-cell office:value-type="float" office:value="6.4" table:style-name="ce27">
              <text:p>6.4</text:p>
            </table:table-cell>
            <table:table-cell table:number-columns-repeated="16375"/>
          </table:table-row>
          <table:table-row table:style-name="ro8">
            <table:table-cell office:value-type="string" table:style-name="ce25">
              <text:p><text:s text:c="2"/>West Yorkshire FMC</text:p>
            </table:table-cell>
            <table:table-cell table:style-name="ce21"/>
            <table:table-cell office:value-type="float" office:value="8" table:style-name="ce26">
              <text:p>8.0</text:p>
            </table:table-cell>
            <table:table-cell office:value-type="float" office:value="1.5" table:style-name="ce26">
              <text:p>1.5</text:p>
            </table:table-cell>
            <table:table-cell office:value-type="float" office:value="0.6" table:style-name="ce26">
              <text:p>0.6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10.199999999999999" table:style-name="ce27">
              <text:p>10.2</text:p>
            </table:table-cell>
            <table:table-cell table:number-columns-repeated="16375"/>
          </table:table-row>
          <table:table-row table:style-name="ro8">
            <table:table-cell office:value-type="string" table:style-name="ce25">
              <text:p><text:s text:c="2"/>Rest of Yorkshire and the Humber<text:s/></text:p>
            </table:table-cell>
            <table:table-cell table:style-name="ce21"/>
            <table:table-cell office:value-type="float" office:value="8.1" table:style-name="ce26">
              <text:p>8.1</text:p>
            </table:table-cell>
            <table:table-cell office:value-type="float" office:value="1.7" table:style-name="ce26">
              <text:p>1.7</text:p>
            </table:table-cell>
            <table:table-cell office:value-type="float" office:value="0.8" table:style-name="ce26">
              <text:p>0.8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2" table:style-name="ce26">
              <text:p>0.2</text:p>
            </table:table-cell>
            <table:table-cell office:value-type="float" office:value="10.8" table:style-name="ce27">
              <text:p>10.8</text:p>
            </table:table-cell>
            <table:table-cell table:number-columns-repeated="16375"/>
          </table:table-row>
        </table:table-row-group>
        <table:table-row table:style-name="ro9">
          <table:table-cell office:value-type="string" table:style-name="ce20">
            <text:p>East Midlands</text:p>
          </table:table-cell>
          <table:table-cell table:style-name="ce21"/>
          <table:table-cell office:value-type="float" office:value="21" table:style-name="ce22">
            <text:p>21.0</text:p>
          </table:table-cell>
          <table:table-cell office:value-type="float" office:value="4.2" table:style-name="ce22">
            <text:p>4.2</text:p>
          </table:table-cell>
          <table:table-cell office:value-type="float" office:value="1.9" table:style-name="ce22">
            <text:p>1.9</text:p>
          </table:table-cell>
          <table:table-cell office:value-type="float" office:value="0.2" table:style-name="ce22">
            <text:p>0.2</text:p>
          </table:table-cell>
          <table:table-cell office:value-type="float" office:value="0.2" table:style-name="ce22">
            <text:p>0.2</text:p>
          </table:table-cell>
          <table:table-cell office:value-type="float" office:value="0.4" table:style-name="ce22">
            <text:p>0.4</text:p>
          </table:table-cell>
          <table:table-cell office:value-type="float" office:value="27.5" table:style-name="ce23">
            <text:p>27.5</text:p>
          </table:table-cell>
          <table:table-cell table:number-columns-repeated="16375"/>
        </table:table-row>
        <table:table-row table:style-name="ro9">
          <table:table-cell office:value-type="string" table:style-name="ce20">
            <text:p>West Midlands</text:p>
          </table:table-cell>
          <table:table-cell office:value-type="float" office:value="4" table:style-name="ce21">
            <text:p>4</text:p>
          </table:table-cell>
          <table:table-cell office:value-type="float" office:value="24.6" table:style-name="ce22">
            <text:p>24.6</text:p>
          </table:table-cell>
          <table:table-cell office:value-type="float" office:value="4.5999999999999996" table:style-name="ce22">
            <text:p>4.6</text:p>
          </table:table-cell>
          <table:table-cell office:value-type="float" office:value="2" table:style-name="ce22">
            <text:p>2.0</text:p>
          </table:table-cell>
          <table:table-cell office:value-type="float" office:value="0.2" table:style-name="ce22">
            <text:p>0.2</text:p>
          </table:table-cell>
          <table:table-cell office:value-type="float" office:value="0.2" table:style-name="ce22">
            <text:p>0.2</text:p>
          </table:table-cell>
          <table:table-cell office:value-type="float" office:value="0.4" table:style-name="ce22">
            <text:p>0.4</text:p>
          </table:table-cell>
          <table:table-cell office:value-type="float" office:value="31.5" table:style-name="ce23">
            <text:p>31.5</text:p>
          </table:table-cell>
          <table:table-cell table:number-columns-repeated="16375"/>
        </table:table-row>
        <table:table-row-group>
          <table:table-row table:style-name="ro2">
            <table:table-cell office:value-type="string" table:style-name="ce25">
              <text:p>of which:</text:p>
            </table:table-cell>
            <table:table-cell table:style-name="ce28"/>
            <table:table-cell table:number-columns-repeated="6" table:style-name="ce22"/>
            <table:table-cell table:style-name="ce23"/>
            <table:table-cell table:number-columns-repeated="16375"/>
          </table:table-row>
          <table:table-row table:style-name="ro2">
            <table:table-cell office:value-type="string" table:style-name="ce25">
              <text:p><text:s text:c="2"/>West Midlands FMC</text:p>
            </table:table-cell>
            <table:table-cell table:style-name="ce28"/>
            <table:table-cell office:value-type="float" office:value="8.3000000000000007" table:style-name="ce26">
              <text:p>8.3</text:p>
            </table:table-cell>
            <table:table-cell office:value-type="float" office:value="1.5" table:style-name="ce26">
              <text:p>1.5</text:p>
            </table:table-cell>
            <table:table-cell office:value-type="float" office:value="0.4" table:style-name="ce26">
              <text:p>0.4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2" table:style-name="ce26">
              <text:p>0.2</text:p>
            </table:table-cell>
            <table:table-cell office:value-type="float" office:value="10.4" table:style-name="ce27">
              <text:p>10.4</text:p>
            </table:table-cell>
            <table:table-cell table:number-columns-repeated="16375"/>
          </table:table-row>
          <table:table-row table:style-name="ro2">
            <table:table-cell office:value-type="string" table:style-name="ce25">
              <text:p><text:s text:c="2"/>Rest of West Midlands</text:p>
            </table:table-cell>
            <table:table-cell table:style-name="ce28"/>
            <table:table-cell office:value-type="float" office:value="16.3" table:style-name="ce26">
              <text:p>16.3</text:p>
            </table:table-cell>
            <table:table-cell office:value-type="float" office:value="3.1" table:style-name="ce26">
              <text:p>3.1</text:p>
            </table:table-cell>
            <table:table-cell office:value-type="float" office:value="1.5" table:style-name="ce26">
              <text:p>1.5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1" table:style-name="ce26">
              <text:p>0.1</text:p>
            </table:table-cell>
            <table:table-cell office:value-type="float" office:value="0.2" table:style-name="ce26">
              <text:p>0.2</text:p>
            </table:table-cell>
            <table:table-cell office:value-type="float" office:value="21.1" table:style-name="ce27">
              <text:p>21.1</text:p>
            </table:table-cell>
            <table:table-cell table:number-columns-repeated="16375"/>
          </table:table-row>
        </table:table-row-group>
        <table:table-row table:style-name="ro9">
          <table:table-cell office:value-type="string" table:style-name="ce20">
            <text:p>East of England</text:p>
          </table:table-cell>
          <table:table-cell table:style-name="ce28"/>
          <table:table-cell office:value-type="float" office:value="29.8" table:style-name="ce22">
            <text:p>29.8</text:p>
          </table:table-cell>
          <table:table-cell office:value-type="float" office:value="6.2" table:style-name="ce22">
            <text:p>6.2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0.3" table:style-name="ce22">
            <text:p>0.3</text:p>
          </table:table-cell>
          <table:table-cell office:value-type="float" office:value="0.2" table:style-name="ce22">
            <text:p>0.2</text:p>
          </table:table-cell>
          <table:table-cell office:value-type="float" office:value="0.5" table:style-name="ce22">
            <text:p>0.5</text:p>
          </table:table-cell>
          <table:table-cell office:value-type="float" office:value="38.700000000000003" table:style-name="ce23">
            <text:p>38.7</text:p>
          </table:table-cell>
          <table:table-cell table:number-columns-repeated="16375"/>
        </table:table-row>
        <table:table-row table:style-name="ro9">
          <table:table-cell office:value-type="string" table:style-name="ce20">
            <text:p>London</text:p>
          </table:table-cell>
          <table:table-cell table:style-name="ce28"/>
          <table:table-cell office:value-type="float" office:value="14" table:style-name="ce22">
            <text:p>14.0</text:p>
          </table:table-cell>
          <table:table-cell office:value-type="float" office:value="3" table:style-name="ce22">
            <text:p>3.0</text:p>
          </table:table-cell>
          <table:table-cell office:value-type="float" office:value="0.6" table:style-name="ce22">
            <text:p>0.6</text:p>
          </table:table-cell>
          <table:table-cell office:value-type="float" office:value="0.4" table:style-name="ce22">
            <text:p>0.4</text:p>
          </table:table-cell>
          <table:table-cell office:value-type="float" office:value="0.3" table:style-name="ce22">
            <text:p>0.3</text:p>
          </table:table-cell>
          <table:table-cell office:value-type="float" office:value="0.8" table:style-name="ce22">
            <text:p>0.8</text:p>
          </table:table-cell>
          <table:table-cell office:value-type="float" office:value="18.399999999999999" table:style-name="ce23">
            <text:p>18.4</text:p>
          </table:table-cell>
          <table:table-cell table:number-columns-repeated="16375"/>
        </table:table-row>
        <table:table-row table:style-name="ro9">
          <table:table-cell office:value-type="string" table:style-name="ce20">
            <text:p>South East</text:p>
          </table:table-cell>
          <table:table-cell table:style-name="ce28"/>
          <table:table-cell office:value-type="float" office:value="43.8" table:style-name="ce22">
            <text:p>43.8</text:p>
          </table:table-cell>
          <table:table-cell office:value-type="float" office:value="8.3000000000000007" table:style-name="ce22">
            <text:p>8.3</text:p>
          </table:table-cell>
          <table:table-cell office:value-type="float" office:value="2.5" table:style-name="ce22">
            <text:p>2.5</text:p>
          </table:table-cell>
          <table:table-cell office:value-type="float" office:value="0.5" table:style-name="ce22">
            <text:p>0.5</text:p>
          </table:table-cell>
          <table:table-cell office:value-type="float" office:value="0.3" table:style-name="ce22">
            <text:p>0.3</text:p>
          </table:table-cell>
          <table:table-cell office:value-type="float" office:value="0.7" table:style-name="ce22">
            <text:p>0.7</text:p>
          </table:table-cell>
          <table:table-cell office:value-type="float" office:value="55.3" table:style-name="ce23">
            <text:p>55.3</text:p>
          </table:table-cell>
          <table:table-cell table:number-columns-repeated="16375"/>
        </table:table-row>
        <table:table-row table:style-name="ro9">
          <table:table-cell office:value-type="string" table:style-name="ce20">
            <text:p>South West</text:p>
          </table:table-cell>
          <table:table-cell table:style-name="ce28"/>
          <table:table-cell office:value-type="float" office:value="26.2" table:style-name="ce22">
            <text:p>26.2</text:p>
          </table:table-cell>
          <table:table-cell office:value-type="float" office:value="5.2" table:style-name="ce22">
            <text:p>5.2</text:p>
          </table:table-cell>
          <table:table-cell office:value-type="float" office:value="1.4" table:style-name="ce22">
            <text:p>1.4</text:p>
          </table:table-cell>
          <table:table-cell office:value-type="float" office:value="0.3" table:style-name="ce22">
            <text:p>0.3</text:p>
          </table:table-cell>
          <table:table-cell office:value-type="float" office:value="0.2" table:style-name="ce22">
            <text:p>0.2</text:p>
          </table:table-cell>
          <table:table-cell office:value-type="float" office:value="0.5" table:style-name="ce22">
            <text:p>0.5</text:p>
          </table:table-cell>
          <table:table-cell office:value-type="float" office:value="33.299999999999997" table:style-name="ce23">
            <text:p>33.3</text:p>
          </table:table-cell>
          <table:table-cell table:number-columns-repeated="16375"/>
        </table:table-row>
        <table:table-row table:style-name="ro5">
          <table:table-cell office:value-type="string" table:style-name="ce20">
            <text:p>England</text:p>
          </table:table-cell>
          <table:table-cell table:style-name="ce28"/>
          <table:table-cell office:value-type="float" office:value="217.8" table:style-name="ce22">
            <text:p>217.8</text:p>
          </table:table-cell>
          <table:table-cell office:value-type="float" office:value="42.6" table:style-name="ce22">
            <text:p>42.6</text:p>
          </table:table-cell>
          <table:table-cell office:value-type="float" office:value="14.7" table:style-name="ce22">
            <text:p>14.7</text:p>
          </table:table-cell>
          <table:table-cell office:value-type="float" office:value="2.4" table:style-name="ce22">
            <text:p>2.4</text:p>
          </table:table-cell>
          <table:table-cell office:value-type="float" office:value="1.9" table:style-name="ce22">
            <text:p>1.9</text:p>
          </table:table-cell>
          <table:table-cell office:value-type="float" office:value="4.3" table:style-name="ce22">
            <text:p>4.3</text:p>
          </table:table-cell>
          <table:table-cell office:value-type="float" office:value="279.39999999999998" table:style-name="ce23">
            <text:p>279.4</text:p>
          </table:table-cell>
          <table:table-cell table:number-columns-repeated="16375"/>
        </table:table-row>
        <table:table-row table:style-name="ro9">
          <table:table-cell office:value-type="string" table:style-name="ce20">
            <text:p>Wales</text:p>
          </table:table-cell>
          <table:table-cell table:style-name="ce29"/>
          <table:table-cell office:value-type="float" office:value="14.1" table:style-name="ce22">
            <text:p>14.1</text:p>
          </table:table-cell>
          <table:table-cell office:value-type="float" office:value="2.9" table:style-name="ce22">
            <text:p>2.9</text:p>
          </table:table-cell>
          <table:table-cell office:value-type="float" office:value="0.7" table:style-name="ce22">
            <text:p>0.7</text:p>
          </table:table-cell>
          <table:table-cell office:value-type="float" office:value="0.2" table:style-name="ce22">
            <text:p>0.2</text:p>
          </table:table-cell>
          <table:table-cell office:value-type="float" office:value="0.1" table:style-name="ce22">
            <text:p>0.1</text:p>
          </table:table-cell>
          <table:table-cell office:value-type="float" office:value="0.3" table:style-name="ce22">
            <text:p>0.3</text:p>
          </table:table-cell>
          <table:table-cell office:value-type="float" office:value="18.100000000000001" table:style-name="ce23">
            <text:p>18.1</text:p>
          </table:table-cell>
          <table:table-cell table:number-columns-repeated="16375"/>
        </table:table-row>
        <table:table-row table:style-name="ro9">
          <table:table-cell office:value-type="string" table:style-name="ce20">
            <text:p>Scotland</text:p>
          </table:table-cell>
          <table:table-cell table:style-name="ce28"/>
          <table:table-cell office:value-type="float" office:value="22.5" table:style-name="ce22">
            <text:p>22.5</text:p>
          </table:table-cell>
          <table:table-cell office:value-type="float" office:value="5" table:style-name="ce22">
            <text:p>5.0</text:p>
          </table:table-cell>
          <table:table-cell office:value-type="float" office:value="1.6" table:style-name="ce22">
            <text:p>1.6</text:p>
          </table:table-cell>
          <table:table-cell office:value-type="float" office:value="0.2" table:style-name="ce22">
            <text:p>0.2</text:p>
          </table:table-cell>
          <table:table-cell office:value-type="float" office:value="0.4" table:style-name="ce22">
            <text:p>0.4</text:p>
          </table:table-cell>
          <table:table-cell office:value-type="float" office:value="0.6" table:style-name="ce22">
            <text:p>0.6</text:p>
          </table:table-cell>
          <table:table-cell office:value-type="float" office:value="29.6" table:style-name="ce23">
            <text:p>29.6</text:p>
          </table:table-cell>
          <table:table-cell table:number-columns-repeated="16375" table:style-name="ce24"/>
        </table:table-row>
        <table:table-row table:style-name="ro5">
          <table:table-cell office:value-type="string" table:style-name="ce20">
            <text:p>Great Britain</text:p>
          </table:table-cell>
          <table:table-cell table:style-name="ce29"/>
          <table:table-cell office:value-type="float" office:value="254.4" table:style-name="ce22">
            <text:p>254.4</text:p>
          </table:table-cell>
          <table:table-cell office:value-type="float" office:value="50.5" table:style-name="ce22">
            <text:p>50.5</text:p>
          </table:table-cell>
          <table:table-cell office:value-type="float" office:value="17" table:style-name="ce22">
            <text:p>17.0</text:p>
          </table:table-cell>
          <table:table-cell office:value-type="float" office:value="2.8" table:style-name="ce22">
            <text:p>2.8</text:p>
          </table:table-cell>
          <table:table-cell office:value-type="float" office:value="2.4" table:style-name="ce22">
            <text:p>2.4</text:p>
          </table:table-cell>
          <table:table-cell office:value-type="float" office:value="5.2" table:style-name="ce22">
            <text:p>5.2</text:p>
          </table:table-cell>
          <table:table-cell office:value-type="float" office:value="327.10000000000002" table:style-name="ce23">
            <text:p>327.1</text:p>
          </table:table-cell>
          <table:table-cell table:number-columns-repeated="16375" table:style-name="ce24"/>
        </table:table-row>
        <table:table-row table:style-name="ro10">
          <table:table-cell table:style-name="ce30"/>
          <table:table-cell table:style-name="ce31"/>
          <table:table-cell table:number-columns-repeated="7" table:style-name="ce32"/>
          <table:table-cell table:number-columns-repeated="16375" table:style-name="ce24"/>
        </table:table-row>
        <table:table-row table:style-name="ro11">
          <table:table-cell office:value-type="string" table:style-name="ce33">
            <text:p>1 Not exceeding 3,500 kgs gross vehicle weight, post 1982</text:p>
          </table:table-cell>
          <table:table-cell table:style-name="ce34"/>
          <table:table-cell table:style-name="ce35"/>
          <table:table-cell table:style-name="ce36"/>
          <table:table-cell table:number-columns-repeated="4" table:style-name="ce37"/>
          <table:table-cell office:value-type="string" table:style-name="ce38">
            <text:p>Source: DfT National Road Traffic Survey</text:p>
          </table:table-cell>
          <table:table-cell table:style-name="ce38"/>
          <table:table-cell table:number-columns-repeated="16374" table:style-name="ce24"/>
        </table:table-row>
        <table:table-row table:style-name="ro2">
          <table:table-cell office:value-type="string" table:style-name="ce33">
            <text:p>2 Over 3,500 kgs gross vehicle weight, post 1982</text:p>
          </table:table-cell>
          <table:table-cell table:style-name="ce39"/>
          <table:table-cell table:style-name="ce40"/>
          <table:table-cell table:number-columns-repeated="5" table:style-name="ce37"/>
          <table:table-cell office:value-type="string" table:style-name="ce38">
            <text:p>Last updated: July 2018</text:p>
          </table:table-cell>
          <table:table-cell table:style-name="ce38"/>
          <table:table-cell table:number-columns-repeated="16374" table:style-name="ce24"/>
        </table:table-row>
        <table:table-row table:style-name="ro2">
          <table:table-cell office:value-type="string" table:style-name="ce33">
            <text:p>3 Total of all other vehicles (i.e. motorcycles, buses, and coaches)</text:p>
          </table:table-cell>
          <table:table-cell table:style-name="ce39"/>
          <table:table-cell table:style-name="ce40"/>
          <table:table-cell table:number-columns-repeated="5" table:style-name="ce37"/>
          <table:table-cell office:value-type="string" table:style-name="ce41">
            <text:p>Next update: June 2019</text:p>
          </table:table-cell>
          <table:table-cell table:style-name="ce41"/>
          <table:table-cell table:number-columns-repeated="16374" table:style-name="ce24"/>
        </table:table-row>
        <table:table-row table:style-name="ro2">
          <table:table-cell office:value-type="string" table:style-name="ce33">
            <text:p>4 Use controls on left hand side to access data for Former Metropolitan Counties (FMC) within these regions</text:p>
          </table:table-cell>
          <table:table-cell table:style-name="ce39"/>
          <table:table-cell table:style-name="ce40"/>
          <table:table-cell table:number-columns-repeated="5" table:style-name="ce37"/>
          <table:table-cell table:style-name="ce41"/>
          <table:table-cell table:number-columns-repeated="16375" table:style-name="ce24"/>
        </table:table-row>
        <table:table-row table:style-name="ro2">
          <table:table-cell table:style-name="ce36"/>
          <table:table-cell table:style-name="ce34"/>
          <table:table-cell table:style-name="ce35"/>
          <table:table-cell table:number-columns-repeated="6" table:style-name="ce36"/>
          <table:table-cell table:number-columns-repeated="16375" table:style-name="ce24"/>
        </table:table-row>
        <table:table-row table:style-name="ro2">
          <table:table-cell office:value-type="string" table:style-name="ce42">
            <text:p>Telephone: 020 7944 3095</text:p>
          </table:table-cell>
          <table:table-cell table:style-name="ce34"/>
          <table:table-cell table:style-name="ce35"/>
          <table:table-cell table:number-columns-repeated="6" table:style-name="ce36"/>
          <table:table-cell table:number-columns-repeated="16375" table:style-name="ce24"/>
        </table:table-row>
        <table:table-row table:style-name="ro2">
          <table:table-cell office:value-type="string" table:style-name="ce42">
            <text:p>Email: roadtraff.stats@dft.gsi.gov.uk</text:p>
          </table:table-cell>
          <table:table-cell table:style-name="ce43"/>
          <table:table-cell table:style-name="ce44"/>
          <table:table-cell table:number-columns-repeated="6" table:style-name="ce45"/>
          <table:table-cell table:number-columns-repeated="16375" table:style-name="ce24"/>
        </table:table-row>
        <table:table-row table:style-name="ro2">
          <table:table-cell office:value-type="string" table:style-name="ce46">
            <text:p>Notes &amp; definitions:</text:p>
          </table:table-cell>
          <table:table-cell table:style-name="ce47"/>
          <table:table-cell table:style-name="ce48"/>
          <table:table-cell table:number-columns-repeated="16381" table:style-name="ce24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/>
        </table:table-row>
        <table:table-row table:style-name="ro13">
          <table:table-cell office:value-type="string" table:style-name="ce42">
            <text:p>The figures in this table are National Statistics.</text:p>
          </table:table-cell>
          <table:table-cell table:style-name="ce49"/>
          <table:table-cell table:style-name="ce48"/>
          <table:table-cell table:number-columns-repeated="16381" table:style-name="ce24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17).$A$1:TRA0106_(2017).$I$45" table:base-cell-address="TRA0106_(2017).$A$1"/>
          <table:named-range table:name="Print_Titles" table:cell-range-address="TRA0106_(2017).$A$3:TRA0106_(2017).$XFD$7" table:base-cell-address="TRA0106_(2017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16)" table:style-name="ta2">
        <table:table-column table:style-name="co1" table:default-cell-style-name="ce50"/>
        <table:table-column table:style-name="co2" table:default-cell-style-name="ce52"/>
        <table:table-column table:style-name="co3" table:default-cell-style-name="ce51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5" table:default-cell-style-name="ce50"/>
        <table:table-column table:style-name="co6" table:default-cell-style-name="ce50"/>
        <table:table-column table:style-name="co3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number-columns-repeated="123" table:default-cell-style-name="ce50"/>
        <table:table-column table:style-name="co9" table:number-columns-repeated="123" table:default-cell-style-name="ce50"/>
        <table:table-row table:style-name="ro1">
          <table:table-cell office:value-type="string" table:style-name="ce90">
            <text:p>Department for Transport statistics</text:p>
          </table:table-cell>
          <table:table-cell table:number-columns-repeated="16383" table:style-name="ce86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54"/>
        </table:table-row>
        <table:table-row table:style-name="ro3">
          <table:table-cell office:value-type="string" table:style-name="ce89">
            <text:p>Table TRA0106</text:p>
          </table:table-cell>
          <table:table-cell table:number-columns-repeated="16383" table:style-name="ce86"/>
        </table:table-row>
        <table:table-row table:style-name="ro4">
          <table:table-cell office:value-type="string" table:style-name="ce89">
            <text:p>Road traffic (vehicle miles) by vehicle type and region and country in Great Britain, annual 2016 (revised)</text:p>
          </table:table-cell>
          <table:table-cell table:number-columns-repeated="3" table:style-name="ce87"/>
          <table:table-cell table:number-columns-repeated="3" table:style-name="ce88"/>
          <table:table-cell table:number-columns-repeated="2" table:style-name="ce87"/>
          <table:table-cell table:number-columns-repeated="16375" table:style-name="ce86"/>
        </table:table-row>
        <table:table-row table:style-name="ro5">
          <table:table-cell table:number-columns-repeated="2" table:style-name="ce85"/>
          <table:table-cell table:number-columns-repeated="6" table:style-name="ce84"/>
          <table:table-cell office:value-type="string" table:style-name="ce83">
            <text:p>Billion vehicle miles</text:p>
          </table:table-cell>
          <table:table-cell table:number-columns-repeated="16375" table:style-name="ce54"/>
        </table:table-row>
        <table:table-row table:style-name="ro5">
          <table:table-cell table:number-columns-repeated="2" table:style-name="ce82"/>
          <table:table-cell table:number-columns-repeated="3" table:style-name="ce80"/>
          <table:table-cell office:value-type="string" table:number-columns-spanned="3" table:number-rows-spanned="1" table:style-name="ce81">
            <text:p>Other Vehicles</text:p>
          </table:table-cell>
          <table:covered-table-cell table:number-columns-repeated="2"/>
          <table:table-cell table:style-name="ce80"/>
          <table:table-cell table:number-columns-repeated="16375" table:style-name="ce54"/>
        </table:table-row>
        <table:table-row table:style-name="ro6">
          <table:table-cell table:style-name="ce79"/>
          <table:table-cell table:style-name="ce78"/>
          <table:table-cell office:value-type="string" table:style-name="ce77">
            <text:p>Cars and taxis</text:p>
          </table:table-cell>
          <table:table-cell office:value-type="string" table:style-name="ce77">
            <text:p>Light Commercial Vehicles<text:s/><text:span text:style-name="T2">1</text:span></text:p>
          </table:table-cell>
          <table:table-cell office:value-type="string" table:style-name="ce77">
            <text:p>Heavy Goods Vehicles<text:s/><text:span text:style-name="T2">2</text:span></text:p>
          </table:table-cell>
          <table:table-cell office:value-type="string" table:style-name="ce77">
            <text:p>Motorcycles</text:p>
          </table:table-cell>
          <table:table-cell office:value-type="string" table:style-name="ce77">
            <text:p>Buses &amp; Coaches</text:p>
          </table:table-cell>
          <table:table-cell office:value-type="string" table:style-name="ce78">
            <text:p>Total<text:s/><text:span text:style-name="T2">3</text:span></text:p>
          </table:table-cell>
          <table:table-cell office:value-type="string" table:style-name="ce77">
            <text:p>All motor vehicles</text:p>
          </table:table-cell>
          <table:table-cell table:number-columns-repeated="16375" table:style-name="ce54"/>
        </table:table-row>
        <table:table-row table:style-name="ro7">
          <table:table-cell office:value-type="string" table:style-name="ce71">
            <text:p>North East</text:p>
          </table:table-cell>
          <table:table-cell office:value-type="float" office:value="4" table:style-name="ce76">
            <text:p>4</text:p>
          </table:table-cell>
          <table:table-cell office:value-type="float" office:value="9.5" table:style-name="ce69">
            <text:p>9.5</text:p>
          </table:table-cell>
          <table:table-cell office:value-type="float" office:value="1.7" table:style-name="ce69">
            <text:p>1.7</text:p>
          </table:table-cell>
          <table:table-cell office:value-type="float" office:value="0.4" table:style-name="ce69">
            <text:p>0.4</text:p>
          </table:table-cell>
          <table:table-cell office:value-type="float" office:value="0.1" table:style-name="ce69">
            <text:p>0.1</text:p>
          </table:table-cell>
          <table:table-cell office:value-type="float" office:value="0.1" table:style-name="ce69">
            <text:p>0.1</text:p>
          </table:table-cell>
          <table:table-cell office:value-type="float" office:value="0.2" table:style-name="ce69">
            <text:p>0.2</text:p>
          </table:table-cell>
          <table:table-cell office:value-type="float" office:value="11.9" table:style-name="ce68">
            <text:p>11.9</text:p>
          </table:table-cell>
          <table:table-cell table:number-columns-repeated="3" table:style-name="ce50"/>
          <table:table-cell table:number-columns-repeated="16372" table:style-name="ce53"/>
        </table:table-row>
        <table:table-row-group>
          <table:table-row table:style-name="ro8">
            <table:table-cell office:value-type="string" table:style-name="ce75">
              <text:p>of which:</text:p>
            </table:table-cell>
            <table:table-cell table:style-name="ce76"/>
            <table:table-cell table:number-columns-repeated="6" table:style-name="ce69"/>
            <table:table-cell table:style-name="ce68"/>
            <table:table-cell table:number-columns-repeated="3" table:style-name="ce50"/>
            <table:table-cell table:number-columns-repeated="16372" table:style-name="ce53"/>
          </table:table-row>
          <table:table-row table:style-name="ro8">
            <table:table-cell office:value-type="string" table:style-name="ce75">
              <text:p><text:s text:c="2"/>Tyne and Wear FMC</text:p>
            </table:table-cell>
            <table:table-cell table:style-name="ce76"/>
            <table:table-cell office:value-type="float" office:value="3.7" table:style-name="ce74">
              <text:p>3.7</text:p>
            </table:table-cell>
            <table:table-cell office:value-type="float" office:value="0.6" table:style-name="ce74">
              <text:p>0.6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" table:style-name="ce74">
              <text:p>0.0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4.5" table:style-name="ce73">
              <text:p>4.5</text:p>
            </table:table-cell>
            <table:table-cell table:number-columns-repeated="3" table:style-name="ce50"/>
            <table:table-cell table:number-columns-repeated="16372" table:style-name="ce53"/>
          </table:table-row>
          <table:table-row table:style-name="ro8">
            <table:table-cell office:value-type="string" table:style-name="ce75">
              <text:p><text:s text:c="2"/>Rest of North East</text:p>
            </table:table-cell>
            <table:table-cell table:style-name="ce76"/>
            <table:table-cell office:value-type="float" office:value="5.8" table:style-name="ce74">
              <text:p>5.8</text:p>
            </table:table-cell>
            <table:table-cell office:value-type="float" office:value="1.1000000000000001" table:style-name="ce74">
              <text:p>1.1</text:p>
            </table:table-cell>
            <table:table-cell office:value-type="float" office:value="0.3" table:style-name="ce74">
              <text:p>0.3</text:p>
            </table:table-cell>
            <table:table-cell office:value-type="float" office:value="0" table:style-name="ce74">
              <text:p>0.0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7.4" table:style-name="ce73">
              <text:p>7.4</text:p>
            </table:table-cell>
            <table:table-cell table:number-columns-repeated="3" table:style-name="ce50"/>
            <table:table-cell table:number-columns-repeated="16372" table:style-name="ce53"/>
          </table:table-row>
        </table:table-row-group>
        <table:table-row table:style-name="ro9">
          <table:table-cell office:value-type="string" table:style-name="ce71">
            <text:p>North West</text:p>
          </table:table-cell>
          <table:table-cell office:value-type="float" office:value="4" table:style-name="ce76">
            <text:p>4</text:p>
          </table:table-cell>
          <table:table-cell office:value-type="float" office:value="27.8" table:style-name="ce69">
            <text:p>27.8</text:p>
          </table:table-cell>
          <table:table-cell office:value-type="float" office:value="5.0999999999999996" table:style-name="ce69">
            <text:p>5.1</text:p>
          </table:table-cell>
          <table:table-cell office:value-type="float" office:value="1.9" table:style-name="ce69">
            <text:p>1.9</text:p>
          </table:table-cell>
          <table:table-cell office:value-type="float" office:value="0.2" table:style-name="ce69">
            <text:p>0.2</text:p>
          </table:table-cell>
          <table:table-cell office:value-type="float" office:value="0.3" table:style-name="ce69">
            <text:p>0.3</text:p>
          </table:table-cell>
          <table:table-cell office:value-type="float" office:value="0.5" table:style-name="ce69">
            <text:p>0.5</text:p>
          </table:table-cell>
          <table:table-cell office:value-type="float" office:value="35.299999999999997" table:style-name="ce68">
            <text:p>35.3</text:p>
          </table:table-cell>
          <table:table-cell table:number-columns-repeated="3" table:style-name="ce50"/>
          <table:table-cell table:number-columns-repeated="16372" table:style-name="ce53"/>
        </table:table-row>
        <table:table-row-group>
          <table:table-row table:style-name="ro8">
            <table:table-cell office:value-type="string" table:style-name="ce75">
              <text:p>of which:</text:p>
            </table:table-cell>
            <table:table-cell table:style-name="ce76"/>
            <table:table-cell table:number-columns-repeated="6" table:style-name="ce69"/>
            <table:table-cell table:style-name="ce68"/>
            <table:table-cell table:number-columns-repeated="3" table:style-name="ce50"/>
            <table:table-cell table:number-columns-repeated="16372" table:style-name="ce53"/>
          </table:table-row>
          <table:table-row table:style-name="ro8">
            <table:table-cell office:value-type="string" table:style-name="ce75">
              <text:p><text:s text:c="2"/>Greater Manchester FMC</text:p>
            </table:table-cell>
            <table:table-cell table:style-name="ce76"/>
            <table:table-cell office:value-type="float" office:value="8.9" table:style-name="ce74">
              <text:p>8.9</text:p>
            </table:table-cell>
            <table:table-cell office:value-type="float" office:value="1.6" table:style-name="ce74">
              <text:p>1.6</text:p>
            </table:table-cell>
            <table:table-cell office:value-type="float" office:value="0.5" table:style-name="ce74">
              <text:p>0.5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2" table:style-name="ce74">
              <text:p>0.2</text:p>
            </table:table-cell>
            <table:table-cell office:value-type="float" office:value="11.2" table:style-name="ce73">
              <text:p>11.2</text:p>
            </table:table-cell>
            <table:table-cell table:number-columns-repeated="3" table:style-name="ce50"/>
            <table:table-cell table:number-columns-repeated="16372" table:style-name="ce53"/>
          </table:table-row>
          <table:table-row table:style-name="ro8">
            <table:table-cell office:value-type="string" table:style-name="ce75">
              <text:p><text:s text:c="2"/>Merseyside FMC</text:p>
            </table:table-cell>
            <table:table-cell table:style-name="ce76"/>
            <table:table-cell office:value-type="float" office:value="3.9" table:style-name="ce74">
              <text:p>3.9</text:p>
            </table:table-cell>
            <table:table-cell office:value-type="float" office:value="0.7" table:style-name="ce74">
              <text:p>0.7</text:p>
            </table:table-cell>
            <table:table-cell office:value-type="float" office:value="0.2" table:style-name="ce74">
              <text:p>0.2</text:p>
            </table:table-cell>
            <table:table-cell office:value-type="float" office:value="0" table:style-name="ce74">
              <text:p>0.0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4.9000000000000004" table:style-name="ce73">
              <text:p>4.9</text:p>
            </table:table-cell>
            <table:table-cell table:number-columns-repeated="3" table:style-name="ce50"/>
            <table:table-cell table:number-columns-repeated="16372" table:style-name="ce53"/>
          </table:table-row>
          <table:table-row table:style-name="ro8">
            <table:table-cell office:value-type="string" table:style-name="ce75">
              <text:p><text:s text:c="2"/>Rest of North West</text:p>
            </table:table-cell>
            <table:table-cell table:style-name="ce76"/>
            <table:table-cell office:value-type="float" office:value="15" table:style-name="ce74">
              <text:p>15.0</text:p>
            </table:table-cell>
            <table:table-cell office:value-type="float" office:value="2.8" table:style-name="ce74">
              <text:p>2.8</text:p>
            </table:table-cell>
            <table:table-cell office:value-type="float" office:value="1.2" table:style-name="ce74">
              <text:p>1.2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2" table:style-name="ce74">
              <text:p>0.2</text:p>
            </table:table-cell>
            <table:table-cell office:value-type="float" office:value="19.2" table:style-name="ce73">
              <text:p>19.2</text:p>
            </table:table-cell>
            <table:table-cell table:number-columns-repeated="3" table:style-name="ce50"/>
            <table:table-cell table:number-columns-repeated="16372" table:style-name="ce53"/>
          </table:table-row>
        </table:table-row-group>
        <table:table-row table:style-name="ro9">
          <table:table-cell office:value-type="string" table:style-name="ce71">
            <text:p>Yorkshire and the Humber</text:p>
          </table:table-cell>
          <table:table-cell office:value-type="float" office:value="4" table:style-name="ce76">
            <text:p>4</text:p>
          </table:table-cell>
          <table:table-cell office:value-type="float" office:value="20.9" table:style-name="ce69">
            <text:p>20.9</text:p>
          </table:table-cell>
          <table:table-cell office:value-type="float" office:value="4.3" table:style-name="ce69">
            <text:p>4.3</text:p>
          </table:table-cell>
          <table:table-cell office:value-type="float" office:value="1.8" table:style-name="ce69">
            <text:p>1.8</text:p>
          </table:table-cell>
          <table:table-cell office:value-type="float" office:value="0.2" table:style-name="ce69">
            <text:p>0.2</text:p>
          </table:table-cell>
          <table:table-cell office:value-type="float" office:value="0.2" table:style-name="ce69">
            <text:p>0.2</text:p>
          </table:table-cell>
          <table:table-cell office:value-type="float" office:value="0.4" table:style-name="ce69">
            <text:p>0.4</text:p>
          </table:table-cell>
          <table:table-cell office:value-type="float" office:value="27.4" table:style-name="ce68">
            <text:p>27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75">
              <text:p>of which:</text:p>
            </table:table-cell>
            <table:table-cell table:style-name="ce76"/>
            <table:table-cell table:number-columns-repeated="6" table:style-name="ce69"/>
            <table:table-cell table:style-name="ce68"/>
            <table:table-cell table:number-columns-repeated="16375" table:style-name="ce53"/>
          </table:table-row>
          <table:table-row table:style-name="ro8">
            <table:table-cell office:value-type="string" table:style-name="ce75">
              <text:p><text:s text:c="2"/>South Yorkshire FMC</text:p>
            </table:table-cell>
            <table:table-cell table:style-name="ce76"/>
            <table:table-cell office:value-type="float" office:value="4.9000000000000004" table:style-name="ce74">
              <text:p>4.9</text:p>
            </table:table-cell>
            <table:table-cell office:value-type="float" office:value="1" table:style-name="ce74">
              <text:p>1.0</text:p>
            </table:table-cell>
            <table:table-cell office:value-type="float" office:value="0.4" table:style-name="ce74">
              <text:p>0.4</text:p>
            </table:table-cell>
            <table:table-cell office:value-type="float" office:value="0" table:style-name="ce74">
              <text:p>0.0</text:p>
            </table:table-cell>
            <table:table-cell office:value-type="float" office:value="0" table:style-name="ce74">
              <text:p>0.0</text:p>
            </table:table-cell>
            <table:table-cell office:value-type="float" office:value="0.1" table:style-name="ce74">
              <text:p>0.1</text:p>
            </table:table-cell>
            <table:table-cell office:value-type="float" office:value="6.4" table:style-name="ce73">
              <text:p>6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75">
              <text:p><text:s text:c="2"/>West Yorkshire FMC</text:p>
            </table:table-cell>
            <table:table-cell table:style-name="ce76"/>
            <table:table-cell office:value-type="float" office:value="8" table:style-name="ce74">
              <text:p>8.0</text:p>
            </table:table-cell>
            <table:table-cell office:value-type="float" office:value="1.5" table:style-name="ce74">
              <text:p>1.5</text:p>
            </table:table-cell>
            <table:table-cell office:value-type="float" office:value="0.6" table:style-name="ce74">
              <text:p>0.6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10.3" table:style-name="ce73">
              <text:p>10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75">
              <text:p><text:s text:c="2"/>Rest of Yorkshire and the Humber<text:s/></text:p>
            </table:table-cell>
            <table:table-cell table:style-name="ce76"/>
            <table:table-cell office:value-type="float" office:value="8.1" table:style-name="ce74">
              <text:p>8.1</text:p>
            </table:table-cell>
            <table:table-cell office:value-type="float" office:value="1.7" table:style-name="ce74">
              <text:p>1.7</text:p>
            </table:table-cell>
            <table:table-cell office:value-type="float" office:value="0.8" table:style-name="ce74">
              <text:p>0.8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2" table:style-name="ce74">
              <text:p>0.2</text:p>
            </table:table-cell>
            <table:table-cell office:value-type="float" office:value="10.7" table:style-name="ce73">
              <text:p>10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71">
            <text:p>East Midlands</text:p>
          </table:table-cell>
          <table:table-cell table:style-name="ce76"/>
          <table:table-cell office:value-type="float" office:value="20.7" table:style-name="ce69">
            <text:p>20.7</text:p>
          </table:table-cell>
          <table:table-cell office:value-type="float" office:value="4.0999999999999996" table:style-name="ce69">
            <text:p>4.1</text:p>
          </table:table-cell>
          <table:table-cell office:value-type="float" office:value="1.9" table:style-name="ce69">
            <text:p>1.9</text:p>
          </table:table-cell>
          <table:table-cell office:value-type="float" office:value="0.2" table:style-name="ce69">
            <text:p>0.2</text:p>
          </table:table-cell>
          <table:table-cell office:value-type="float" office:value="0.2" table:style-name="ce69">
            <text:p>0.2</text:p>
          </table:table-cell>
          <table:table-cell office:value-type="float" office:value="0.4" table:style-name="ce69">
            <text:p>0.4</text:p>
          </table:table-cell>
          <table:table-cell office:value-type="float" office:value="27.1" table:style-name="ce68">
            <text:p>27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71">
            <text:p>West Midlands</text:p>
          </table:table-cell>
          <table:table-cell office:value-type="float" office:value="4" table:style-name="ce76">
            <text:p>4</text:p>
          </table:table-cell>
          <table:table-cell office:value-type="float" office:value="24.4" table:style-name="ce69">
            <text:p>24.4</text:p>
          </table:table-cell>
          <table:table-cell office:value-type="float" office:value="4.5" table:style-name="ce69">
            <text:p>4.5</text:p>
          </table:table-cell>
          <table:table-cell office:value-type="float" office:value="1.9" table:style-name="ce69">
            <text:p>1.9</text:p>
          </table:table-cell>
          <table:table-cell office:value-type="float" office:value="0.2" table:style-name="ce69">
            <text:p>0.2</text:p>
          </table:table-cell>
          <table:table-cell office:value-type="float" office:value="0.2" table:style-name="ce69">
            <text:p>0.2</text:p>
          </table:table-cell>
          <table:table-cell office:value-type="float" office:value="0.4" table:style-name="ce69">
            <text:p>0.4</text:p>
          </table:table-cell>
          <table:table-cell office:value-type="float" office:value="31.3" table:style-name="ce68">
            <text:p>31.3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75">
              <text:p>of which:</text:p>
            </table:table-cell>
            <table:table-cell table:style-name="ce72"/>
            <table:table-cell table:number-columns-repeated="6" table:style-name="ce69"/>
            <table:table-cell table:style-name="ce68"/>
            <table:table-cell table:number-columns-repeated="16375" table:style-name="ce53"/>
          </table:table-row>
          <table:table-row table:style-name="ro2">
            <table:table-cell office:value-type="string" table:style-name="ce75">
              <text:p><text:s text:c="2"/>West Midlands FMC</text:p>
            </table:table-cell>
            <table:table-cell table:style-name="ce72"/>
            <table:table-cell office:value-type="float" office:value="8.1999999999999993" table:style-name="ce74">
              <text:p>8.2</text:p>
            </table:table-cell>
            <table:table-cell office:value-type="float" office:value="1.5" table:style-name="ce74">
              <text:p>1.5</text:p>
            </table:table-cell>
            <table:table-cell office:value-type="float" office:value="0.4" table:style-name="ce74">
              <text:p>0.4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2" table:style-name="ce74">
              <text:p>0.2</text:p>
            </table:table-cell>
            <table:table-cell office:value-type="float" office:value="10.3" table:style-name="ce73">
              <text:p>10.3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75">
              <text:p><text:s text:c="2"/>Rest of West Midlands</text:p>
            </table:table-cell>
            <table:table-cell table:style-name="ce72"/>
            <table:table-cell office:value-type="float" office:value="16.2" table:style-name="ce74">
              <text:p>16.2</text:p>
            </table:table-cell>
            <table:table-cell office:value-type="float" office:value="3" table:style-name="ce74">
              <text:p>3.0</text:p>
            </table:table-cell>
            <table:table-cell office:value-type="float" office:value="1.5" table:style-name="ce74">
              <text:p>1.5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1" table:style-name="ce74">
              <text:p>0.1</text:p>
            </table:table-cell>
            <table:table-cell office:value-type="float" office:value="0.2" table:style-name="ce74">
              <text:p>0.2</text:p>
            </table:table-cell>
            <table:table-cell office:value-type="float" office:value="21" table:style-name="ce73">
              <text:p>21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71">
            <text:p>East of England</text:p>
          </table:table-cell>
          <table:table-cell table:style-name="ce72"/>
          <table:table-cell office:value-type="float" office:value="28.9" table:style-name="ce69">
            <text:p>28.9</text:p>
          </table:table-cell>
          <table:table-cell office:value-type="float" office:value="5.9" table:style-name="ce69">
            <text:p>5.9</text:p>
          </table:table-cell>
          <table:table-cell office:value-type="float" office:value="2.1" table:style-name="ce69">
            <text:p>2.1</text:p>
          </table:table-cell>
          <table:table-cell office:value-type="float" office:value="0.3" table:style-name="ce69">
            <text:p>0.3</text:p>
          </table:table-cell>
          <table:table-cell office:value-type="float" office:value="0.2" table:style-name="ce69">
            <text:p>0.2</text:p>
          </table:table-cell>
          <table:table-cell office:value-type="float" office:value="0.5" table:style-name="ce69">
            <text:p>0.5</text:p>
          </table:table-cell>
          <table:table-cell office:value-type="float" office:value="37.4" table:style-name="ce68">
            <text:p>37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71">
            <text:p>London</text:p>
          </table:table-cell>
          <table:table-cell table:style-name="ce72"/>
          <table:table-cell office:value-type="float" office:value="14" table:style-name="ce69">
            <text:p>14.0</text:p>
          </table:table-cell>
          <table:table-cell office:value-type="float" office:value="2.9" table:style-name="ce69">
            <text:p>2.9</text:p>
          </table:table-cell>
          <table:table-cell office:value-type="float" office:value="0.6" table:style-name="ce69">
            <text:p>0.6</text:p>
          </table:table-cell>
          <table:table-cell office:value-type="float" office:value="0.4" table:style-name="ce69">
            <text:p>0.4</text:p>
          </table:table-cell>
          <table:table-cell office:value-type="float" office:value="0.3" table:style-name="ce69">
            <text:p>0.3</text:p>
          </table:table-cell>
          <table:table-cell office:value-type="float" office:value="0.8" table:style-name="ce69">
            <text:p>0.8</text:p>
          </table:table-cell>
          <table:table-cell office:value-type="float" office:value="18.3" table:style-name="ce68">
            <text:p>18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71">
            <text:p>South East</text:p>
          </table:table-cell>
          <table:table-cell table:style-name="ce72"/>
          <table:table-cell office:value-type="float" office:value="43.6" table:style-name="ce69">
            <text:p>43.6</text:p>
          </table:table-cell>
          <table:table-cell office:value-type="float" office:value="8.1999999999999993" table:style-name="ce69">
            <text:p>8.2</text:p>
          </table:table-cell>
          <table:table-cell office:value-type="float" office:value="2.4" table:style-name="ce69">
            <text:p>2.4</text:p>
          </table:table-cell>
          <table:table-cell office:value-type="float" office:value="0.5" table:style-name="ce69">
            <text:p>0.5</text:p>
          </table:table-cell>
          <table:table-cell office:value-type="float" office:value="0.3" table:style-name="ce69">
            <text:p>0.3</text:p>
          </table:table-cell>
          <table:table-cell office:value-type="float" office:value="0.8" table:style-name="ce69">
            <text:p>0.8</text:p>
          </table:table-cell>
          <table:table-cell office:value-type="float" office:value="55" table:style-name="ce68">
            <text:p>55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71">
            <text:p>South West</text:p>
          </table:table-cell>
          <table:table-cell table:style-name="ce72"/>
          <table:table-cell office:value-type="float" office:value="25.5" table:style-name="ce69">
            <text:p>25.5</text:p>
          </table:table-cell>
          <table:table-cell office:value-type="float" office:value="5" table:style-name="ce69">
            <text:p>5.0</text:p>
          </table:table-cell>
          <table:table-cell office:value-type="float" office:value="1.4" table:style-name="ce69">
            <text:p>1.4</text:p>
          </table:table-cell>
          <table:table-cell office:value-type="float" office:value="0.3" table:style-name="ce69">
            <text:p>0.3</text:p>
          </table:table-cell>
          <table:table-cell office:value-type="float" office:value="0.2" table:style-name="ce69">
            <text:p>0.2</text:p>
          </table:table-cell>
          <table:table-cell office:value-type="float" office:value="0.6" table:style-name="ce69">
            <text:p>0.6</text:p>
          </table:table-cell>
          <table:table-cell office:value-type="float" office:value="32.5" table:style-name="ce68">
            <text:p>32.5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71">
            <text:p>England</text:p>
          </table:table-cell>
          <table:table-cell table:style-name="ce72"/>
          <table:table-cell office:value-type="float" office:value="215.4" table:style-name="ce69">
            <text:p>215.4</text:p>
          </table:table-cell>
          <table:table-cell office:value-type="float" office:value="41.7" table:style-name="ce69">
            <text:p>41.7</text:p>
          </table:table-cell>
          <table:table-cell office:value-type="float" office:value="14.6" table:style-name="ce69">
            <text:p>14.6</text:p>
          </table:table-cell>
          <table:table-cell office:value-type="float" office:value="2.4" table:style-name="ce69">
            <text:p>2.4</text:p>
          </table:table-cell>
          <table:table-cell office:value-type="float" office:value="2" table:style-name="ce69">
            <text:p>2.0</text:p>
          </table:table-cell>
          <table:table-cell office:value-type="float" office:value="4.5" table:style-name="ce69">
            <text:p>4.5</text:p>
          </table:table-cell>
          <table:table-cell office:value-type="float" office:value="276.10000000000002" table:style-name="ce68">
            <text:p>276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71">
            <text:p>Wales</text:p>
          </table:table-cell>
          <table:table-cell table:style-name="ce70"/>
          <table:table-cell office:value-type="float" office:value="14.3" table:style-name="ce69">
            <text:p>14.3</text:p>
          </table:table-cell>
          <table:table-cell office:value-type="float" office:value="2.9" table:style-name="ce69">
            <text:p>2.9</text:p>
          </table:table-cell>
          <table:table-cell office:value-type="float" office:value="0.7" table:style-name="ce69">
            <text:p>0.7</text:p>
          </table:table-cell>
          <table:table-cell office:value-type="float" office:value="0.1" table:style-name="ce69">
            <text:p>0.1</text:p>
          </table:table-cell>
          <table:table-cell office:value-type="float" office:value="0.1" table:style-name="ce69">
            <text:p>0.1</text:p>
          </table:table-cell>
          <table:table-cell office:value-type="float" office:value="0.3" table:style-name="ce69">
            <text:p>0.3</text:p>
          </table:table-cell>
          <table:table-cell office:value-type="float" office:value="18.100000000000001" table:style-name="ce68">
            <text:p>18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71">
            <text:p>Scotland</text:p>
          </table:table-cell>
          <table:table-cell table:style-name="ce72"/>
          <table:table-cell office:value-type="float" office:value="22" table:style-name="ce69">
            <text:p>22.0</text:p>
          </table:table-cell>
          <table:table-cell office:value-type="float" office:value="4.5999999999999996" table:style-name="ce69">
            <text:p>4.6</text:p>
          </table:table-cell>
          <table:table-cell office:value-type="float" office:value="1.6" table:style-name="ce69">
            <text:p>1.6</text:p>
          </table:table-cell>
          <table:table-cell office:value-type="float" office:value="0.2" table:style-name="ce69">
            <text:p>0.2</text:p>
          </table:table-cell>
          <table:table-cell office:value-type="float" office:value="0.3" table:style-name="ce69">
            <text:p>0.3</text:p>
          </table:table-cell>
          <table:table-cell office:value-type="float" office:value="0.5" table:style-name="ce69">
            <text:p>0.5</text:p>
          </table:table-cell>
          <table:table-cell office:value-type="float" office:value="28.7" table:style-name="ce68">
            <text:p>28.7</text:p>
          </table:table-cell>
          <table:table-cell table:number-columns-repeated="3" table:style-name="ce50"/>
          <table:table-cell table:number-columns-repeated="16372" table:style-name="ce53"/>
        </table:table-row>
        <table:table-row table:style-name="ro5">
          <table:table-cell office:value-type="string" table:style-name="ce71">
            <text:p>Great Britain</text:p>
          </table:table-cell>
          <table:table-cell table:style-name="ce70"/>
          <table:table-cell office:value-type="float" office:value="251.6" table:style-name="ce69">
            <text:p>251.6</text:p>
          </table:table-cell>
          <table:table-cell office:value-type="float" office:value="49.2" table:style-name="ce69">
            <text:p>49.2</text:p>
          </table:table-cell>
          <table:table-cell office:value-type="float" office:value="16.8" table:style-name="ce69">
            <text:p>16.8</text:p>
          </table:table-cell>
          <table:table-cell office:value-type="float" office:value="2.8" table:style-name="ce69">
            <text:p>2.8</text:p>
          </table:table-cell>
          <table:table-cell office:value-type="float" office:value="2.5" table:style-name="ce69">
            <text:p>2.5</text:p>
          </table:table-cell>
          <table:table-cell office:value-type="float" office:value="5.3" table:style-name="ce69">
            <text:p>5.3</text:p>
          </table:table-cell>
          <table:table-cell office:value-type="float" office:value="322.89999999999998" table:style-name="ce68">
            <text:p>322.9</text:p>
          </table:table-cell>
          <table:table-cell table:number-columns-repeated="3" table:style-name="ce50"/>
          <table:table-cell table:number-columns-repeated="16372" table:style-name="ce53"/>
        </table:table-row>
        <table:table-row table:style-name="ro10">
          <table:table-cell table:style-name="ce67"/>
          <table:table-cell table:style-name="ce66"/>
          <table:table-cell table:number-columns-repeated="7" table:style-name="ce65"/>
          <table:table-cell table:number-columns-repeated="3" table:style-name="ce50"/>
          <table:table-cell table:number-columns-repeated="16372" table:style-name="ce53"/>
        </table:table-row>
        <table:table-row table:style-name="ro11">
          <table:table-cell office:value-type="string" table:style-name="ce63">
            <text:p>1 Not exceeding 3,500 kgs gross vehicle weight, post 1982</text:p>
          </table:table-cell>
          <table:table-cell table:style-name="ce59"/>
          <table:table-cell table:style-name="ce58"/>
          <table:table-cell table:style-name="ce57"/>
          <table:table-cell table:number-columns-repeated="4" table:style-name="ce61"/>
          <table:table-cell office:value-type="string" table:style-name="ce64">
            <text:p>Source: DfT National Road Traffic Survey</text:p>
          </table:table-cell>
          <table:table-cell table:style-name="ce64"/>
          <table:table-cell table:number-columns-repeated="2" table:style-name="ce50"/>
          <table:table-cell table:number-columns-repeated="16372" table:style-name="ce53"/>
        </table:table-row>
        <table:table-row table:style-name="ro2">
          <table:table-cell office:value-type="string" table:style-name="ce63">
            <text:p>2 Over 3,500 kgs gross vehicle weight, post 1982</text:p>
          </table:table-cell>
          <table:table-cell table:style-name="ce59"/>
          <table:table-cell table:style-name="ce62"/>
          <table:table-cell table:number-columns-repeated="5" table:style-name="ce61"/>
          <table:table-cell office:value-type="string" table:style-name="ce64">
            <text:p>Last updated: July 2018</text:p>
          </table:table-cell>
          <table:table-cell table:style-name="ce64"/>
          <table:table-cell table:number-columns-repeated="2" table:style-name="ce50"/>
          <table:table-cell table:number-columns-repeated="16372" table:style-name="ce53"/>
        </table:table-row>
        <table:table-row table:style-name="ro2">
          <table:table-cell office:value-type="string" table:style-name="ce63">
            <text:p>3 Total of all other vehicles (i.e. motorcycles, buses, and coaches)</text:p>
          </table:table-cell>
          <table:table-cell table:style-name="ce59"/>
          <table:table-cell table:style-name="ce62"/>
          <table:table-cell table:number-columns-repeated="5" table:style-name="ce61"/>
          <table:table-cell office:value-type="string" table:style-name="ce60">
            <text:p>Next update: June 2019</text:p>
          </table:table-cell>
          <table:table-cell table:style-name="ce60"/>
          <table:table-cell table:number-columns-repeated="2" table:style-name="ce50"/>
          <table:table-cell table:number-columns-repeated="16372" table:style-name="ce53"/>
        </table:table-row>
        <table:table-row table:style-name="ro2">
          <table:table-cell office:value-type="string" table:style-name="ce63">
            <text:p>4 Use controls on left hand side to access data for Former Metropolitan Counties (FMC) within these regions</text:p>
          </table:table-cell>
          <table:table-cell table:style-name="ce59"/>
          <table:table-cell table:style-name="ce62"/>
          <table:table-cell table:number-columns-repeated="5" table:style-name="ce61"/>
          <table:table-cell table:style-name="ce60"/>
          <table:table-cell table:number-columns-repeated="3" table:style-name="ce50"/>
          <table:table-cell table:number-columns-repeated="16372" table:style-name="ce53"/>
        </table:table-row>
        <table:table-row table:style-name="ro2">
          <table:table-cell table:style-name="ce57"/>
          <table:table-cell table:style-name="ce59"/>
          <table:table-cell table:style-name="ce58"/>
          <table:table-cell table:number-columns-repeated="6" table:style-name="ce57"/>
          <table:table-cell table:number-columns-repeated="3" table:style-name="ce50"/>
          <table:table-cell table:number-columns-repeated="16372" table:style-name="ce53"/>
        </table:table-row>
        <table:table-row table:style-name="ro2">
          <table:table-cell office:value-type="string" table:style-name="ce54">
            <text:p>Telephone: 020 7944 3095</text:p>
          </table:table-cell>
          <table:table-cell table:style-name="ce59"/>
          <table:table-cell table:style-name="ce58"/>
          <table:table-cell table:number-columns-repeated="6" table:style-name="ce57"/>
          <table:table-cell table:number-columns-repeated="3" table:style-name="ce50"/>
          <table:table-cell table:number-columns-repeated="16372" table:style-name="ce53"/>
        </table:table-row>
        <table:table-row table:style-name="ro2">
          <table:table-cell office:value-type="string" table:style-name="ce54">
            <text:p>Email: roadtraff.stats@dft.gsi.gov.uk</text:p>
          </table:table-cell>
          <table:table-cell table:style-name="ce52"/>
          <table:table-cell table:style-name="ce51"/>
          <table:table-cell table:number-columns-repeated="9" table:style-name="ce50"/>
          <table:table-cell table:number-columns-repeated="16372" table:style-name="ce53"/>
        </table:table-row>
        <table:table-row table:style-name="ro2">
          <table:table-cell office:value-type="string" table:style-name="ce56">
            <text:p>Notes &amp; definitions:</text:p>
          </table:table-cell>
          <table:table-cell table:style-name="ce55"/>
          <table:table-cell table:style-name="ce51"/>
          <table:table-cell table:number-columns-repeated="9" table:style-name="ce50"/>
          <table:table-cell table:number-columns-repeated="16372" table:style-name="ce53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53"/>
        </table:table-row>
        <table:table-row table:style-name="ro13">
          <table:table-cell office:value-type="string" table:style-name="ce54">
            <text:p>The figures in this table are National Statistics.</text:p>
          </table:table-cell>
          <table:table-cell table:style-name="ce52"/>
          <table:table-cell table:style-name="ce51"/>
          <table:table-cell table:number-columns-repeated="9" table:style-name="ce50"/>
          <table:table-cell table:number-columns-repeated="16372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TRA0106_(2017).$A$1"/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range table:name="ANNFORIEGN" table:cell-range-address="'file://virago.internal.dtlr.gov.uk/data/2005Publications/RoRo%20Q2_2005/Bulletin205draft.xls'#TABLE1a.$P$37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16).$A$1:TRA0106_(2016).$I$45" table:base-cell-address="TRA0106_(2016).$A$1"/>
          <table:named-range table:name="Print_Titles" table:cell-range-address="TRA0106_(2016).$A$3:TRA0106_(2016).$XFD$7" table:base-cell-address="TRA0106_(2016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range table:name="tab" table:cell-range-address="'file://virago.internal.dtlr.gov.uk/data/IRHS/EXCEL/RORO/bulletins/2003/SA%20Changes/SA%20Changes%20to%20bulletin%20-%20draft.xls'#TABLE1a.$U$3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15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15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17">
            <text:p>Cars and taxis</text:p>
          </table:table-cell>
          <table:table-cell office:value-type="string" table:style-name="ce117">
            <text:p>Light</text:p>
            <text:p>vans<text:s/><text:span text:style-name="T2">1</text:span></text:p>
          </table:table-cell>
          <table:table-cell office:value-type="string" table:style-name="ce117">
            <text:p>Goods vehicles<text:s/><text:span text:style-name="T2">2</text:span></text:p>
          </table:table-cell>
          <table:table-cell office:value-type="string" table:style-name="ce117">
            <text:p>Motorcycles</text:p>
          </table:table-cell>
          <table:table-cell office:value-type="string" table:style-name="ce11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17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11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5" table:style-name="ce109">
            <text:p>9.5</text:p>
          </table:table-cell>
          <table:table-cell office:value-type="float" office:value="1.7" table:style-name="ce109">
            <text:p>1.7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11.8" table:style-name="ce108">
            <text:p>11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7" table:style-name="ce114">
              <text:p>3.7</text:p>
            </table:table-cell>
            <table:table-cell office:value-type="float" office:value="0.6" table:style-name="ce114">
              <text:p>0.6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4.5" table:style-name="ce113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8" table:style-name="ce114">
              <text:p>5.8</text:p>
            </table:table-cell>
            <table:table-cell office:value-type="float" office:value="1.1000000000000001" table:style-name="ce114">
              <text:p>1.1</text:p>
            </table:table-cell>
            <table:table-cell office:value-type="float" office:value="0.3" table:style-name="ce114">
              <text:p>0.3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7.3" table:style-name="ce113">
              <text:p>7.3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6" table:style-name="ce109">
            <text:p>27.6</text:p>
          </table:table-cell>
          <table:table-cell office:value-type="float" office:value="5" table:style-name="ce109">
            <text:p>5.0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5" table:style-name="ce108">
            <text:p>35.0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9" table:style-name="ce114">
              <text:p>8.9</text:p>
            </table:table-cell>
            <table:table-cell office:value-type="float" office:value="1.6" table:style-name="ce114">
              <text:p>1.6</text:p>
            </table:table-cell>
            <table:table-cell office:value-type="float" office:value="0.5" table:style-name="ce114">
              <text:p>0.5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1.1" table:style-name="ce113">
              <text:p>11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14">
              <text:p>3.9</text:p>
            </table:table-cell>
            <table:table-cell office:value-type="float" office:value="0.7" table:style-name="ce114">
              <text:p>0.7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4.9000000000000004" table:style-name="ce113">
              <text:p>4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8" table:style-name="ce114">
              <text:p>14.8</text:p>
            </table:table-cell>
            <table:table-cell office:value-type="float" office:value="2.7" table:style-name="ce114">
              <text:p>2.7</text:p>
            </table:table-cell>
            <table:table-cell office:value-type="float" office:value="1.2" table:style-name="ce114">
              <text:p>1.2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9" table:style-name="ce113">
              <text:p>19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.399999999999999" table:style-name="ce109">
            <text:p>20.4</text:p>
          </table:table-cell>
          <table:table-cell office:value-type="float" office:value="4.0999999999999996" table:style-name="ce109">
            <text:p>4.1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6.6" table:style-name="ce108">
            <text:p>26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14">
              <text:p>4.8</text:p>
            </table:table-cell>
            <table:table-cell office:value-type="float" office:value="1" table:style-name="ce114">
              <text:p>1.0</text:p>
            </table:table-cell>
            <table:table-cell office:value-type="float" office:value="0.4" table:style-name="ce114">
              <text:p>0.4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6.3" table:style-name="ce113">
              <text:p>6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8" table:style-name="ce114">
              <text:p>7.8</text:p>
            </table:table-cell>
            <table:table-cell office:value-type="float" office:value="1.5" table:style-name="ce114">
              <text:p>1.5</text:p>
            </table:table-cell>
            <table:table-cell office:value-type="float" office:value="0.6" table:style-name="ce114">
              <text:p>0.6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10" table:style-name="ce113">
              <text:p>10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8" table:style-name="ce114">
              <text:p>7.8</text:p>
            </table:table-cell>
            <table:table-cell office:value-type="float" office:value="1.6" table:style-name="ce114">
              <text:p>1.6</text:p>
            </table:table-cell>
            <table:table-cell office:value-type="float" office:value="0.8" table:style-name="ce114">
              <text:p>0.8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0.4" table:style-name="ce113">
              <text:p>10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East Midlands</text:p>
          </table:table-cell>
          <table:table-cell table:style-name="ce116"/>
          <table:table-cell office:value-type="float" office:value="20.3" table:style-name="ce109">
            <text:p>20.3</text:p>
          </table:table-cell>
          <table:table-cell office:value-type="float" office:value="3.9" table:style-name="ce109">
            <text:p>3.9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6.5" table:style-name="ce108">
            <text:p>26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4.1" table:style-name="ce109">
            <text:p>24.1</text:p>
          </table:table-cell>
          <table:table-cell office:value-type="float" office:value="4.4000000000000004" table:style-name="ce109">
            <text:p>4.4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30.8" table:style-name="ce108">
            <text:p>30.8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999999999999993" table:style-name="ce114">
              <text:p>8.2</text:p>
            </table:table-cell>
            <table:table-cell office:value-type="float" office:value="1.5" table:style-name="ce114">
              <text:p>1.5</text:p>
            </table:table-cell>
            <table:table-cell office:value-type="float" office:value="0.4" table:style-name="ce114">
              <text:p>0.4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0.3" table:style-name="ce113">
              <text:p>10.3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9" table:style-name="ce114">
              <text:p>15.9</text:p>
            </table:table-cell>
            <table:table-cell office:value-type="float" office:value="2.9" table:style-name="ce114">
              <text:p>2.9</text:p>
            </table:table-cell>
            <table:table-cell office:value-type="float" office:value="1.5" table:style-name="ce114">
              <text:p>1.5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20.6" table:style-name="ce113">
              <text:p>20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East of England</text:p>
          </table:table-cell>
          <table:table-cell table:style-name="ce112"/>
          <table:table-cell office:value-type="float" office:value="28.2" table:style-name="ce109">
            <text:p>28.2</text:p>
          </table:table-cell>
          <table:table-cell office:value-type="float" office:value="5.6" table:style-name="ce109">
            <text:p>5.6</text:p>
          </table:table-cell>
          <table:table-cell office:value-type="float" office:value="2" table:style-name="ce109">
            <text:p>2.0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36.4" table:style-name="ce108">
            <text:p>36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London</text:p>
          </table:table-cell>
          <table:table-cell table:style-name="ce112"/>
          <table:table-cell office:value-type="float" office:value="14.2" table:style-name="ce109">
            <text:p>14.2</text:p>
          </table:table-cell>
          <table:table-cell office:value-type="float" office:value="2.6" table:style-name="ce109">
            <text:p>2.6</text:p>
          </table:table-cell>
          <table:table-cell office:value-type="float" office:value="0.7" table:style-name="ce109">
            <text:p>0.7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8.2" table:style-name="ce108">
            <text:p>18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South East</text:p>
          </table:table-cell>
          <table:table-cell table:style-name="ce112"/>
          <table:table-cell office:value-type="float" office:value="43" table:style-name="ce109">
            <text:p>43.0</text:p>
          </table:table-cell>
          <table:table-cell office:value-type="float" office:value="7.8" table:style-name="ce109">
            <text:p>7.8</text:p>
          </table:table-cell>
          <table:table-cell office:value-type="float" office:value="2.4" table:style-name="ce109">
            <text:p>2.4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54.1" table:style-name="ce108">
            <text:p>54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South West</text:p>
          </table:table-cell>
          <table:table-cell table:style-name="ce112"/>
          <table:table-cell office:value-type="float" office:value="24.9" table:style-name="ce109">
            <text:p>24.9</text:p>
          </table:table-cell>
          <table:table-cell office:value-type="float" office:value="4.8" table:style-name="ce109">
            <text:p>4.8</text:p>
          </table:table-cell>
          <table:table-cell office:value-type="float" office:value="1.4" table:style-name="ce109">
            <text:p>1.4</text:p>
          </table:table-cell>
          <table:table-cell office:value-type="float" office:value="0.4" table:style-name="ce109">
            <text:p>0.4</text:p>
          </table:table-cell>
          <table:table-cell office:value-type="float" office:value="0.2" table:style-name="ce109">
            <text:p>0.2</text:p>
          </table:table-cell>
          <table:table-cell office:value-type="float" office:value="0.6" table:style-name="ce109">
            <text:p>0.6</text:p>
          </table:table-cell>
          <table:table-cell office:value-type="float" office:value="31.7" table:style-name="ce108">
            <text:p>31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11">
            <text:p>England</text:p>
          </table:table-cell>
          <table:table-cell table:style-name="ce112"/>
          <table:table-cell office:value-type="float" office:value="212.2" table:style-name="ce109">
            <text:p>212.2</text:p>
          </table:table-cell>
          <table:table-cell office:value-type="float" office:value="39.799999999999997" table:style-name="ce109">
            <text:p>39.8</text:p>
          </table:table-cell>
          <table:table-cell office:value-type="float" office:value="14.4" table:style-name="ce109">
            <text:p>14.4</text:p>
          </table:table-cell>
          <table:table-cell office:value-type="float" office:value="2.4" table:style-name="ce109">
            <text:p>2.4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271.10000000000002" table:style-name="ce108">
            <text:p>271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Wales</text:p>
          </table:table-cell>
          <table:table-cell table:style-name="ce110"/>
          <table:table-cell office:value-type="float" office:value="14" table:style-name="ce109">
            <text:p>14.0</text:p>
          </table:table-cell>
          <table:table-cell office:value-type="float" office:value="2.7" table:style-name="ce109">
            <text:p>2.7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1" table:style-name="ce109">
            <text:p>0.1</text:p>
          </table:table-cell>
          <table:table-cell office:value-type="float" office:value="0.3" table:style-name="ce109">
            <text:p>0.3</text:p>
          </table:table-cell>
          <table:table-cell office:value-type="float" office:value="17.600000000000001" table:style-name="ce108">
            <text:p>17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Scotland</text:p>
          </table:table-cell>
          <table:table-cell table:style-name="ce112"/>
          <table:table-cell office:value-type="float" office:value="21.5" table:style-name="ce109">
            <text:p>21.5</text:p>
          </table:table-cell>
          <table:table-cell office:value-type="float" office:value="4.3" table:style-name="ce109">
            <text:p>4.3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8" table:style-name="ce108">
            <text:p>28.0</text:p>
          </table:table-cell>
          <table:table-cell table:style-name="ce91"/>
          <table:table-cell table:number-columns-repeated="16374" table:style-name="ce53"/>
        </table:table-row>
        <table:table-row table:style-name="ro5">
          <table:table-cell office:value-type="string" table:style-name="ce111">
            <text:p>Great Britain</text:p>
          </table:table-cell>
          <table:table-cell table:style-name="ce110"/>
          <table:table-cell office:value-type="float" office:value="247.7" table:style-name="ce109">
            <text:p>247.7</text:p>
          </table:table-cell>
          <table:table-cell office:value-type="float" office:value="46.9" table:style-name="ce109">
            <text:p>46.9</text:p>
          </table:table-cell>
          <table:table-cell office:value-type="float" office:value="16.7" table:style-name="ce109">
            <text:p>16.7</text:p>
          </table:table-cell>
          <table:table-cell office:value-type="float" office:value="2.8" table:style-name="ce109">
            <text:p>2.8</text:p>
          </table:table-cell>
          <table:table-cell office:value-type="float" office:value="2.7" table:style-name="ce109">
            <text:p>2.7</text:p>
          </table:table-cell>
          <table:table-cell office:value-type="float" office:value="5.4" table:style-name="ce109">
            <text:p>5.4</text:p>
          </table:table-cell>
          <table:table-cell office:value-type="float" office:value="316.7" table:style-name="ce108">
            <text:p>316.7</text:p>
          </table:table-cell>
          <table:table-cell table:style-name="ce91"/>
          <table:table-cell table:number-columns-repeated="16374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style-name="ce91"/>
          <table:table-cell table:number-columns-repeated="16374" table:style-name="ce53"/>
        </table:table-row>
        <table:table-row table:style-name="ro11">
          <table:table-cell office:value-type="string" table:style-name="ce103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style-name="ce104"/>
          <table:table-cell table:number-columns-repeated="16374" table:style-name="ce53"/>
        </table:table-row>
        <table:table-row table:style-name="ro2">
          <table:table-cell office:value-type="string" table:style-name="ce103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May 2016</text:p>
          </table:table-cell>
          <table:table-cell table:style-name="ce104"/>
          <table:table-cell table:number-columns-repeated="16374" table:style-name="ce53"/>
        </table:table-row>
        <table:table-row table:style-name="ro2">
          <table:table-cell office:value-type="string" table:style-name="ce103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0">
            <text:p>Next update: May 2017</text:p>
          </table:table-cell>
          <table:table-cell table:style-name="ce100"/>
          <table:table-cell table:number-columns-repeated="16374" table:style-name="ce53"/>
        </table:table-row>
        <table:table-row table:style-name="ro2">
          <table:table-cell office:value-type="string" table:style-name="ce103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style-name="ce91"/>
          <table:table-cell table:number-columns-repeated="16374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15).$A$1:TRA0106_(2015).$I$45" table:base-cell-address="TRA0106_(2015).$A$1"/>
          <table:named-range table:name="Print_Titles" table:cell-range-address="TRA0106_(2015).$A$3:TRA0106_(2015).$IV$7" table:base-cell-address="TRA0106_(2015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14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14<text:s/><text:span text:style-name="T3">R</text:span>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17">
            <text:p>Cars and taxis</text:p>
          </table:table-cell>
          <table:table-cell office:value-type="string" table:style-name="ce117">
            <text:p>Light</text:p>
            <text:p>vans<text:s/><text:span text:style-name="T2">1</text:span></text:p>
          </table:table-cell>
          <table:table-cell office:value-type="string" table:style-name="ce117">
            <text:p>Goods vehicles<text:s/><text:span text:style-name="T2">2</text:span></text:p>
          </table:table-cell>
          <table:table-cell office:value-type="string" table:style-name="ce117">
            <text:p>Motorcycles</text:p>
          </table:table-cell>
          <table:table-cell office:value-type="string" table:style-name="ce11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17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11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4" table:style-name="ce109">
            <text:p>9.4</text:p>
          </table:table-cell>
          <table:table-cell office:value-type="float" office:value="1.6" table:style-name="ce109">
            <text:p>1.6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1.7" table:style-name="ce108">
            <text:p>11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7" table:style-name="ce114">
              <text:p>3.7</text:p>
            </table:table-cell>
            <table:table-cell office:value-type="float" office:value="0.6" table:style-name="ce114">
              <text:p>0.6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4.5" table:style-name="ce113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14">
              <text:p>5.7</text:p>
            </table:table-cell>
            <table:table-cell office:value-type="float" office:value="1" table:style-name="ce114">
              <text:p>1.0</text:p>
            </table:table-cell>
            <table:table-cell office:value-type="float" office:value="0.3" table:style-name="ce114">
              <text:p>0.3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7.2" table:style-name="ce113">
              <text:p>7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4" table:style-name="ce109">
            <text:p>27.4</text:p>
          </table:table-cell>
          <table:table-cell office:value-type="float" office:value="4.8" table:style-name="ce109">
            <text:p>4.8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4.5" table:style-name="ce108">
            <text:p>34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9" table:style-name="ce114">
              <text:p>8.9</text:p>
            </table:table-cell>
            <table:table-cell office:value-type="float" office:value="1.6" table:style-name="ce114">
              <text:p>1.6</text:p>
            </table:table-cell>
            <table:table-cell office:value-type="float" office:value="0.5" table:style-name="ce114">
              <text:p>0.5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1.1" table:style-name="ce113">
              <text:p>11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14">
              <text:p>3.9</text:p>
            </table:table-cell>
            <table:table-cell office:value-type="float" office:value="0.7" table:style-name="ce114">
              <text:p>0.7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4.8" table:style-name="ce113">
              <text:p>4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7" table:style-name="ce114">
              <text:p>14.7</text:p>
            </table:table-cell>
            <table:table-cell office:value-type="float" office:value="2.5" table:style-name="ce114">
              <text:p>2.5</text:p>
            </table:table-cell>
            <table:table-cell office:value-type="float" office:value="1.2" table:style-name="ce114">
              <text:p>1.2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3" table:style-name="ce114">
              <text:p>0.3</text:p>
            </table:table-cell>
            <table:table-cell office:value-type="float" office:value="18.7" table:style-name="ce113">
              <text:p>18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.100000000000001" table:style-name="ce109">
            <text:p>20.1</text:p>
          </table:table-cell>
          <table:table-cell office:value-type="float" office:value="3.9" table:style-name="ce109">
            <text:p>3.9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6.2" table:style-name="ce108">
            <text:p>26.2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7" table:style-name="ce114">
              <text:p>4.7</text:p>
            </table:table-cell>
            <table:table-cell office:value-type="float" office:value="1" table:style-name="ce114">
              <text:p>1.0</text:p>
            </table:table-cell>
            <table:table-cell office:value-type="float" office:value="0.4" table:style-name="ce114">
              <text:p>0.4</text:p>
            </table:table-cell>
            <table:table-cell office:value-type="float" office:value="0" table:style-name="ce114">
              <text:p>0.0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6.2" table:style-name="ce113">
              <text:p>6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6" table:style-name="ce114">
              <text:p>7.6</text:p>
            </table:table-cell>
            <table:table-cell office:value-type="float" office:value="1.4" table:style-name="ce114">
              <text:p>1.4</text:p>
            </table:table-cell>
            <table:table-cell office:value-type="float" office:value="0.6" table:style-name="ce114">
              <text:p>0.6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9.8000000000000007" table:style-name="ce113">
              <text:p>9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8" table:style-name="ce114">
              <text:p>7.8</text:p>
            </table:table-cell>
            <table:table-cell office:value-type="float" office:value="1.5" table:style-name="ce114">
              <text:p>1.5</text:p>
            </table:table-cell>
            <table:table-cell office:value-type="float" office:value="0.7" table:style-name="ce114">
              <text:p>0.7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0.199999999999999" table:style-name="ce113">
              <text:p>10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East Midlands</text:p>
          </table:table-cell>
          <table:table-cell table:style-name="ce116"/>
          <table:table-cell office:value-type="float" office:value="20.100000000000001" table:style-name="ce109">
            <text:p>20.1</text:p>
          </table:table-cell>
          <table:table-cell office:value-type="float" office:value="3.7" table:style-name="ce109">
            <text:p>3.7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6.1" table:style-name="ce108">
            <text:p>26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9" table:style-name="ce109">
            <text:p>23.9</text:p>
          </table:table-cell>
          <table:table-cell office:value-type="float" office:value="4.2" table:style-name="ce109">
            <text:p>4.2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0.4" table:style-name="ce108">
            <text:p>30.4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999999999999993" table:style-name="ce114">
              <text:p>8.2</text:p>
            </table:table-cell>
            <table:table-cell office:value-type="float" office:value="1.4" table:style-name="ce114">
              <text:p>1.4</text:p>
            </table:table-cell>
            <table:table-cell office:value-type="float" office:value="0.4" table:style-name="ce114">
              <text:p>0.4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2" table:style-name="ce114">
              <text:p>0.2</text:p>
            </table:table-cell>
            <table:table-cell office:value-type="float" office:value="10.199999999999999" table:style-name="ce113">
              <text:p>10.2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7" table:style-name="ce114">
              <text:p>15.7</text:p>
            </table:table-cell>
            <table:table-cell office:value-type="float" office:value="2.8" table:style-name="ce114">
              <text:p>2.8</text:p>
            </table:table-cell>
            <table:table-cell office:value-type="float" office:value="1.4" table:style-name="ce114">
              <text:p>1.4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1" table:style-name="ce114">
              <text:p>0.1</text:p>
            </table:table-cell>
            <table:table-cell office:value-type="float" office:value="0.3" table:style-name="ce114">
              <text:p>0.3</text:p>
            </table:table-cell>
            <table:table-cell office:value-type="float" office:value="20.2" table:style-name="ce113">
              <text:p>20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11">
            <text:p>East of England</text:p>
          </table:table-cell>
          <table:table-cell table:style-name="ce112"/>
          <table:table-cell office:value-type="float" office:value="27.7" table:style-name="ce109">
            <text:p>27.7</text:p>
          </table:table-cell>
          <table:table-cell office:value-type="float" office:value="5.3" table:style-name="ce109">
            <text:p>5.3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6" table:style-name="ce109">
            <text:p>0.6</text:p>
          </table:table-cell>
          <table:table-cell office:value-type="float" office:value="35.5" table:style-name="ce108">
            <text:p>35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London</text:p>
          </table:table-cell>
          <table:table-cell table:style-name="ce112"/>
          <table:table-cell office:value-type="float" office:value="14.3" table:style-name="ce109">
            <text:p>14.3</text:p>
          </table:table-cell>
          <table:table-cell office:value-type="float" office:value="2.6" table:style-name="ce109">
            <text:p>2.6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8.2" table:style-name="ce108">
            <text:p>18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South East</text:p>
          </table:table-cell>
          <table:table-cell table:style-name="ce112"/>
          <table:table-cell office:value-type="float" office:value="42.2" table:style-name="ce109">
            <text:p>42.2</text:p>
          </table:table-cell>
          <table:table-cell office:value-type="float" office:value="7.5" table:style-name="ce109">
            <text:p>7.5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52.8" table:style-name="ce108">
            <text:p>52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South West</text:p>
          </table:table-cell>
          <table:table-cell table:style-name="ce112"/>
          <table:table-cell office:value-type="float" office:value="24.7" table:style-name="ce109">
            <text:p>24.7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1.3" table:style-name="ce109">
            <text:p>1.3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1.2" table:style-name="ce108">
            <text:p>31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11">
            <text:p>England</text:p>
          </table:table-cell>
          <table:table-cell table:style-name="ce112"/>
          <table:table-cell office:value-type="float" office:value="209.8" table:style-name="ce109">
            <text:p>209.8</text:p>
          </table:table-cell>
          <table:table-cell office:value-type="float" office:value="38.299999999999997" table:style-name="ce109">
            <text:p>38.3</text:p>
          </table:table-cell>
          <table:table-cell office:value-type="float" office:value="13.9" table:style-name="ce109">
            <text:p>13.9</text:p>
          </table:table-cell>
          <table:table-cell office:value-type="float" office:value="2.4" table:style-name="ce109">
            <text:p>2.4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4.7" table:style-name="ce109">
            <text:p>4.7</text:p>
          </table:table-cell>
          <table:table-cell office:value-type="float" office:value="266.7" table:style-name="ce108">
            <text:p>266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Wales</text:p>
          </table:table-cell>
          <table:table-cell table:style-name="ce110"/>
          <table:table-cell office:value-type="float" office:value="13.8" table:style-name="ce109">
            <text:p>13.8</text:p>
          </table:table-cell>
          <table:table-cell office:value-type="float" office:value="2.6" table:style-name="ce109">
            <text:p>2.6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7.3" table:style-name="ce108">
            <text:p>17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11">
            <text:p>Scotland</text:p>
          </table:table-cell>
          <table:table-cell table:style-name="ce112"/>
          <table:table-cell office:value-type="float" office:value="21.4" table:style-name="ce109">
            <text:p>21.4</text:p>
          </table:table-cell>
          <table:table-cell office:value-type="float" office:value="4.0999999999999996" table:style-name="ce109">
            <text:p>4.1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7.6" table:style-name="ce108">
            <text:p>27.6</text:p>
          </table:table-cell>
          <table:table-cell table:style-name="ce91"/>
          <table:table-cell table:number-columns-repeated="16374" table:style-name="ce53"/>
        </table:table-row>
        <table:table-row table:style-name="ro5">
          <table:table-cell office:value-type="string" table:style-name="ce111">
            <text:p>Great Britain</text:p>
          </table:table-cell>
          <table:table-cell table:style-name="ce110"/>
          <table:table-cell office:value-type="float" office:value="245" table:style-name="ce109">
            <text:p>245.0</text:p>
          </table:table-cell>
          <table:table-cell office:value-type="float" office:value="45" table:style-name="ce109">
            <text:p>45.0</text:p>
          </table:table-cell>
          <table:table-cell office:value-type="float" office:value="16.100000000000001" table:style-name="ce109">
            <text:p>16.1</text:p>
          </table:table-cell>
          <table:table-cell office:value-type="float" office:value="2.8" table:style-name="ce109">
            <text:p>2.8</text:p>
          </table:table-cell>
          <table:table-cell office:value-type="float" office:value="2.8" table:style-name="ce109">
            <text:p>2.8</text:p>
          </table:table-cell>
          <table:table-cell office:value-type="float" office:value="5.6" table:style-name="ce109">
            <text:p>5.6</text:p>
          </table:table-cell>
          <table:table-cell office:value-type="float" office:value="311.60000000000002" table:style-name="ce108">
            <text:p>311.6</text:p>
          </table:table-cell>
          <table:table-cell table:style-name="ce91"/>
          <table:table-cell table:number-columns-repeated="16374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style-name="ce91"/>
          <table:table-cell table:number-columns-repeated="16374" table:style-name="ce53"/>
        </table:table-row>
        <table:table-row table:style-name="ro11">
          <table:table-cell office:value-type="string" table:style-name="ce103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style-name="ce104"/>
          <table:table-cell table:number-columns-repeated="16374" table:style-name="ce53"/>
        </table:table-row>
        <table:table-row table:style-name="ro2">
          <table:table-cell office:value-type="string" table:style-name="ce103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May 2016</text:p>
          </table:table-cell>
          <table:table-cell table:style-name="ce104"/>
          <table:table-cell table:number-columns-repeated="16374" table:style-name="ce53"/>
        </table:table-row>
        <table:table-row table:style-name="ro2">
          <table:table-cell office:value-type="string" table:style-name="ce103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0">
            <text:p>Next update: None</text:p>
          </table:table-cell>
          <table:table-cell table:style-name="ce100"/>
          <table:table-cell table:number-columns-repeated="16374" table:style-name="ce53"/>
        </table:table-row>
        <table:table-row table:style-name="ro2">
          <table:table-cell office:value-type="string" table:style-name="ce103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131">
            <text:p>R 2014 traffic estimates were revised as part of the production of 2015 traffic statistic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style-name="ce91"/>
          <table:table-cell table:number-columns-repeated="16374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number-rows-repeated="1048530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14).$A$1:TRA0106_(2014).$I$46" table:base-cell-address="TRA0106_(2014).$A$1"/>
          <table:named-range table:name="Print_Titles" table:cell-range-address="TRA0106_(2014).$A$3:TRA0106_(2014).$IV$7" table:base-cell-address="TRA0106_(2014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13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13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1999999999999993" table:style-name="ce109">
            <text:p>9.2</text:p>
          </table:table-cell>
          <table:table-cell office:value-type="float" office:value="1.6" table:style-name="ce109">
            <text:p>1.6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1.4" table:style-name="ce108">
            <text:p>11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4000000000000004" table:style-name="ce134">
              <text:p>4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6.9" table:style-name="ce109">
            <text:p>26.9</text:p>
          </table:table-cell>
          <table:table-cell office:value-type="float" office:value="4.5" table:style-name="ce109">
            <text:p>4.5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3.799999999999997" table:style-name="ce108">
            <text:p>33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8000000000000007" table:style-name="ce135">
              <text:p>8.8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9" table:style-name="ce134">
              <text:p>10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4" table:style-name="ce135">
              <text:p>14.4</text:p>
            </table:table-cell>
            <table:table-cell office:value-type="float" office:value="2.4" table:style-name="ce135">
              <text:p>2.4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2" table:style-name="ce134">
              <text:p>18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600000000000001" table:style-name="ce109">
            <text:p>19.6</text:p>
          </table:table-cell>
          <table:table-cell office:value-type="float" office:value="3.7" table:style-name="ce109">
            <text:p>3.7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4" table:style-name="ce108">
            <text:p>25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5999999999999996" table:style-name="ce135">
              <text:p>4.6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1" table:style-name="ce134">
              <text:p>6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4" table:style-name="ce135">
              <text:p>7.4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9.4" table:style-name="ce134">
              <text:p>9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6" table:style-name="ce135">
              <text:p>7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8" table:style-name="ce109">
            <text:p>19.8</text:p>
          </table:table-cell>
          <table:table-cell office:value-type="float" office:value="3.6" table:style-name="ce109">
            <text:p>3.6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5" table:style-name="ce108">
            <text:p>25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4" table:style-name="ce109">
            <text:p>23.4</text:p>
          </table:table-cell>
          <table:table-cell office:value-type="float" office:value="4.0999999999999996" table:style-name="ce109">
            <text:p>4.1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6" table:style-name="ce108">
            <text:p>29.6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" table:style-name="ce135">
              <text:p>8.0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9" table:style-name="ce134">
              <text:p>9.9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4" table:style-name="ce135">
              <text:p>15.4</text:p>
            </table:table-cell>
            <table:table-cell office:value-type="float" office:value="2.7" table:style-name="ce135">
              <text:p>2.7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7" table:style-name="ce134">
              <text:p>19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7" table:style-name="ce109">
            <text:p>27.0</text:p>
          </table:table-cell>
          <table:table-cell office:value-type="float" office:value="5" table:style-name="ce109">
            <text:p>5.0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34.4" table:style-name="ce108">
            <text:p>34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4.1" table:style-name="ce109">
            <text:p>14.1</text:p>
          </table:table-cell>
          <table:table-cell office:value-type="float" office:value="2.4" table:style-name="ce109">
            <text:p>2.4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7.899999999999999" table:style-name="ce108">
            <text:p>17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.4" table:style-name="ce109">
            <text:p>41.4</text:p>
          </table:table-cell>
          <table:table-cell office:value-type="float" office:value="7.1" table:style-name="ce109">
            <text:p>7.1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51.5" table:style-name="ce108">
            <text:p>51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2" table:style-name="ce109">
            <text:p>24.2</text:p>
          </table:table-cell>
          <table:table-cell office:value-type="float" office:value="4.3" table:style-name="ce109">
            <text:p>4.3</text:p>
          </table:table-cell>
          <table:table-cell office:value-type="float" office:value="1.3" table:style-name="ce109">
            <text:p>1.3</text:p>
          </table:table-cell>
          <table:table-cell office:value-type="float" office:value="0.4" table:style-name="ce109">
            <text:p>0.4</text:p>
          </table:table-cell>
          <table:table-cell office:value-type="float" office:value="0.2" table:style-name="ce109">
            <text:p>0.2</text:p>
          </table:table-cell>
          <table:table-cell office:value-type="float" office:value="0.6" table:style-name="ce109">
            <text:p>0.6</text:p>
          </table:table-cell>
          <table:table-cell office:value-type="float" office:value="30.4" table:style-name="ce108">
            <text:p>30.4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5.6" table:style-name="ce109">
            <text:p>205.6</text:p>
          </table:table-cell>
          <table:table-cell office:value-type="float" office:value="36.200000000000003" table:style-name="ce109">
            <text:p>36.2</text:p>
          </table:table-cell>
          <table:table-cell office:value-type="float" office:value="13.5" table:style-name="ce109">
            <text:p>13.5</text:p>
          </table:table-cell>
          <table:table-cell office:value-type="float" office:value="2.4" table:style-name="ce109">
            <text:p>2.4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259.89999999999998" table:style-name="ce108">
            <text:p>259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4" table:style-name="ce109">
            <text:p>13.4</text:p>
          </table:table-cell>
          <table:table-cell office:value-type="float" office:value="2.5" table:style-name="ce109">
            <text:p>2.5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8" table:style-name="ce108">
            <text:p>16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1" table:style-name="ce109">
            <text:p>21.0</text:p>
          </table:table-cell>
          <table:table-cell office:value-type="float" office:value="3.9" table:style-name="ce109">
            <text:p>3.9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7" table:style-name="ce108">
            <text:p>27.0</text:p>
          </table:table-cell>
          <table:table-cell table:style-name="ce91"/>
          <table:table-cell table:number-columns-repeated="16374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0" table:style-name="ce109">
            <text:p>240.0</text:p>
          </table:table-cell>
          <table:table-cell office:value-type="float" office:value="42.6" table:style-name="ce109">
            <text:p>42.6</text:p>
          </table:table-cell>
          <table:table-cell office:value-type="float" office:value="15.7" table:style-name="ce109">
            <text:p>15.7</text:p>
          </table:table-cell>
          <table:table-cell office:value-type="float" office:value="2.7" table:style-name="ce109">
            <text:p>2.7</text:p>
          </table:table-cell>
          <table:table-cell office:value-type="float" office:value="2.8" table:style-name="ce109">
            <text:p>2.8</text:p>
          </table:table-cell>
          <table:table-cell office:value-type="float" office:value="5.5" table:style-name="ce109">
            <text:p>5.5</text:p>
          </table:table-cell>
          <table:table-cell office:value-type="float" office:value="303.7" table:style-name="ce108">
            <text:p>303.7</text:p>
          </table:table-cell>
          <table:table-cell table:style-name="ce91"/>
          <table:table-cell table:number-columns-repeated="16374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style-name="ce91"/>
          <table:table-cell table:number-columns-repeated="16374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style-name="ce104"/>
          <table:table-cell table:number-columns-repeated="16374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4</text:p>
          </table:table-cell>
          <table:table-cell table:style-name="ce104"/>
          <table:table-cell table:number-columns-repeated="16374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number-columns-repeated="2" table:style-name="ce100"/>
          <table:table-cell table:number-columns-repeated="16374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style-name="ce91"/>
          <table:table-cell table:number-columns-repeated="16374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style-name="ce91"/>
          <table:table-cell table:number-columns-repeated="16374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7" table:style-name="ce91"/>
          <table:table-cell table:number-columns-repeated="16374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BELGIUM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range table:name="Print_Area" table:cell-range-address="TRA0106_(2013).$A$1:TRA0106_(2013).$I$45" table:base-cell-address="TRA0106_(2013).$A$1"/>
          <table:named-range table:name="Print_Titles" table:cell-range-address="TRA0106_(2013).$A$3:TRA0106_(2013).$IV$7" table:base-cell-address="TRA0106_(2013).$A$1"/>
          <table:named-expression table:name="SPAIN" table:expression="of:=[.#REF!]" table:base-cell-address="TRA0106_(2017).$A$1"/>
        </table:named-expressions>
      </table:table>
      <table:table table:name="TRA0106_(2012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12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1999999999999993" table:style-name="ce109">
            <text:p>9.2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11.4" table:style-name="ce108">
            <text:p>11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4000000000000004" table:style-name="ce134">
              <text:p>4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" table:style-name="ce109">
            <text:p>27.0</text:p>
          </table:table-cell>
          <table:table-cell office:value-type="float" office:value="4.4000000000000004" table:style-name="ce109">
            <text:p>4.4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3.700000000000003" table:style-name="ce108">
            <text:p>33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8000000000000007" table:style-name="ce135">
              <text:p>8.8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" table:style-name="ce134">
              <text:p>11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3" table:style-name="ce135">
              <text:p>14.3</text:p>
            </table:table-cell>
            <table:table-cell office:value-type="float" office:value="2.2999999999999998" table:style-name="ce135">
              <text:p>2.3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" table:style-name="ce134">
              <text:p>18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600000000000001" table:style-name="ce109">
            <text:p>19.6</text:p>
          </table:table-cell>
          <table:table-cell office:value-type="float" office:value="3.6" table:style-name="ce109">
            <text:p>3.6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2" table:style-name="ce108">
            <text:p>25.2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7" table:style-name="ce135">
              <text:p>4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" table:style-name="ce134">
              <text:p>6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4" table:style-name="ce135">
              <text:p>7.4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9.4" table:style-name="ce134">
              <text:p>9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8000000000000007" table:style-name="ce134">
              <text:p>9.8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8" table:style-name="ce109">
            <text:p>19.8</text:p>
          </table:table-cell>
          <table:table-cell office:value-type="float" office:value="3.4" table:style-name="ce109">
            <text:p>3.4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4" table:style-name="ce108">
            <text:p>25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6" table:style-name="ce109">
            <text:p>23.6</text:p>
          </table:table-cell>
          <table:table-cell office:value-type="float" office:value="3.9" table:style-name="ce109">
            <text:p>3.9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7" table:style-name="ce108">
            <text:p>29.7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" table:style-name="ce135">
              <text:p>8.1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4" table:style-name="ce135">
              <text:p>15.4</text:p>
            </table:table-cell>
            <table:table-cell office:value-type="float" office:value="2.6" table:style-name="ce135">
              <text:p>2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600000000000001" table:style-name="ce134">
              <text:p>19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8" table:style-name="ce109">
            <text:p>26.8</text:p>
          </table:table-cell>
          <table:table-cell office:value-type="float" office:value="4.8" table:style-name="ce109">
            <text:p>4.8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34.1" table:style-name="ce108">
            <text:p>34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4.2" table:style-name="ce109">
            <text:p>14.2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18" table:style-name="ce108">
            <text:p>18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.6" table:style-name="ce109">
            <text:p>41.6</text:p>
          </table:table-cell>
          <table:table-cell office:value-type="float" office:value="6.9" table:style-name="ce109">
            <text:p>6.9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51.6" table:style-name="ce108">
            <text:p>51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1" table:style-name="ce109">
            <text:p>24.1</text:p>
          </table:table-cell>
          <table:table-cell office:value-type="float" office:value="4.2" table:style-name="ce109">
            <text:p>4.2</text:p>
          </table:table-cell>
          <table:table-cell office:value-type="float" office:value="1.3" table:style-name="ce109">
            <text:p>1.3</text:p>
          </table:table-cell>
          <table:table-cell office:value-type="float" office:value="0.4" table:style-name="ce109">
            <text:p>0.4</text:p>
          </table:table-cell>
          <table:table-cell office:value-type="float" office:value="0.2" table:style-name="ce109">
            <text:p>0.2</text:p>
          </table:table-cell>
          <table:table-cell office:value-type="float" office:value="0.6" table:style-name="ce109">
            <text:p>0.6</text:p>
          </table:table-cell>
          <table:table-cell office:value-type="float" office:value="30.2" table:style-name="ce108">
            <text:p>30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6" table:style-name="ce109">
            <text:p>206.0</text:p>
          </table:table-cell>
          <table:table-cell office:value-type="float" office:value="35.1" table:style-name="ce109">
            <text:p>35.1</text:p>
          </table:table-cell>
          <table:table-cell office:value-type="float" office:value="13.3" table:style-name="ce109">
            <text:p>13.3</text:p>
          </table:table-cell>
          <table:table-cell office:value-type="float" office:value="2.5" table:style-name="ce109">
            <text:p>2.5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4.7" table:style-name="ce109">
            <text:p>4.7</text:p>
          </table:table-cell>
          <table:table-cell office:value-type="float" office:value="259.10000000000002" table:style-name="ce108">
            <text:p>259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3" table:style-name="ce109">
            <text:p>13.3</text:p>
          </table:table-cell>
          <table:table-cell office:value-type="float" office:value="2.4" table:style-name="ce109">
            <text:p>2.4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1" table:style-name="ce109">
            <text:p>0.1</text:p>
          </table:table-cell>
          <table:table-cell office:value-type="float" office:value="0.3" table:style-name="ce109">
            <text:p>0.3</text:p>
          </table:table-cell>
          <table:table-cell office:value-type="float" office:value="16.600000000000001" table:style-name="ce108">
            <text:p>16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1" table:style-name="ce109">
            <text:p>21.0</text:p>
          </table:table-cell>
          <table:table-cell office:value-type="float" office:value="3.8" table:style-name="ce109">
            <text:p>3.8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6.9" table:style-name="ce108">
            <text:p>26.9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0.3" table:style-name="ce109">
            <text:p>240.3</text:p>
          </table:table-cell>
          <table:table-cell office:value-type="float" office:value="41.3" table:style-name="ce109">
            <text:p>41.3</text:p>
          </table:table-cell>
          <table:table-cell office:value-type="float" office:value="15.5" table:style-name="ce109">
            <text:p>15.5</text:p>
          </table:table-cell>
          <table:table-cell office:value-type="float" office:value="2.8" table:style-name="ce109">
            <text:p>2.8</text:p>
          </table:table-cell>
          <table:table-cell office:value-type="float" office:value="2.7" table:style-name="ce109">
            <text:p>2.7</text:p>
          </table:table-cell>
          <table:table-cell office:value-type="float" office:value="5.6" table:style-name="ce109">
            <text:p>5.6</text:p>
          </table:table-cell>
          <table:table-cell office:value-type="float" office:value="302.60000000000002" table:style-name="ce108">
            <text:p>302.6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12).$A$1:TRA0106_(2012).$I$45" table:base-cell-address="TRA0106_(2012).$A$1"/>
          <table:named-range table:name="Print_Titles" table:cell-range-address="TRA0106_(2012).$A$3:TRA0106_(2012).$IV$7" table:base-cell-address="TRA0106_(2012).$A$1"/>
        </table:named-expressions>
      </table:table>
      <table:table table:name="TRA0106_(2011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11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1999999999999993" table:style-name="ce109">
            <text:p>9.2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1.4" table:style-name="ce108">
            <text:p>11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4000000000000004" table:style-name="ce134">
              <text:p>4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2" table:style-name="ce109">
            <text:p>27.2</text:p>
          </table:table-cell>
          <table:table-cell office:value-type="float" office:value="4.3" table:style-name="ce109">
            <text:p>4.3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4" table:style-name="ce108">
            <text:p>34.0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9" table:style-name="ce135">
              <text:p>8.9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" table:style-name="ce134">
              <text:p>11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5" table:style-name="ce135">
              <text:p>14.5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2" table:style-name="ce134">
              <text:p>18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8" table:style-name="ce109">
            <text:p>19.8</text:p>
          </table:table-cell>
          <table:table-cell office:value-type="float" office:value="3.6" table:style-name="ce109">
            <text:p>3.6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5.5" table:style-name="ce108">
            <text:p>25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7" table:style-name="ce135">
              <text:p>4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1" table:style-name="ce134">
              <text:p>6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5" table:style-name="ce134">
              <text:p>9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6" table:style-name="ce135">
              <text:p>7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9" table:style-name="ce134">
              <text:p>9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7" table:style-name="ce109">
            <text:p>19.7</text:p>
          </table:table-cell>
          <table:table-cell office:value-type="float" office:value="3.4" table:style-name="ce109">
            <text:p>3.4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3" table:style-name="ce108">
            <text:p>25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5" table:style-name="ce109">
            <text:p>23.5</text:p>
          </table:table-cell>
          <table:table-cell office:value-type="float" office:value="3.9" table:style-name="ce109">
            <text:p>3.9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7" table:style-name="ce108">
            <text:p>29.7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" table:style-name="ce135">
              <text:p>8.1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5" table:style-name="ce135">
              <text:p>15.5</text:p>
            </table:table-cell>
            <table:table-cell office:value-type="float" office:value="2.6" table:style-name="ce135">
              <text:p>2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7" table:style-name="ce134">
              <text:p>19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6" table:style-name="ce109">
            <text:p>26.6</text:p>
          </table:table-cell>
          <table:table-cell office:value-type="float" office:value="4.9000000000000004" table:style-name="ce109">
            <text:p>4.9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" table:style-name="ce108">
            <text:p>34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4.4" table:style-name="ce109">
            <text:p>14.4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18.100000000000001" table:style-name="ce108">
            <text:p>18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.8" table:style-name="ce109">
            <text:p>41.8</text:p>
          </table:table-cell>
          <table:table-cell office:value-type="float" office:value="6.9" table:style-name="ce109">
            <text:p>6.9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51.8" table:style-name="ce108">
            <text:p>51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3" table:style-name="ce109">
            <text:p>24.3</text:p>
          </table:table-cell>
          <table:table-cell office:value-type="float" office:value="4.2" table:style-name="ce109">
            <text:p>4.2</text:p>
          </table:table-cell>
          <table:table-cell office:value-type="float" office:value="1.3" table:style-name="ce109">
            <text:p>1.3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0.5" table:style-name="ce108">
            <text:p>30.5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6.5" table:style-name="ce109">
            <text:p>206.5</text:p>
          </table:table-cell>
          <table:table-cell office:value-type="float" office:value="35.200000000000003" table:style-name="ce109">
            <text:p>35.2</text:p>
          </table:table-cell>
          <table:table-cell office:value-type="float" office:value="13.7" table:style-name="ce109">
            <text:p>13.7</text:p>
          </table:table-cell>
          <table:table-cell office:value-type="float" office:value="2.6" table:style-name="ce109">
            <text:p>2.6</text:p>
          </table:table-cell>
          <table:table-cell office:value-type="float" office:value="2.4" table:style-name="ce109">
            <text:p>2.4</text:p>
          </table:table-cell>
          <table:table-cell office:value-type="float" office:value="4.9000000000000004" table:style-name="ce109">
            <text:p>4.9</text:p>
          </table:table-cell>
          <table:table-cell office:value-type="float" office:value="260.3" table:style-name="ce108">
            <text:p>260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3" table:style-name="ce109">
            <text:p>13.3</text:p>
          </table:table-cell>
          <table:table-cell office:value-type="float" office:value="2.4" table:style-name="ce109">
            <text:p>2.4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7" table:style-name="ce108">
            <text:p>16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0.9" table:style-name="ce109">
            <text:p>20.9</text:p>
          </table:table-cell>
          <table:table-cell office:value-type="float" office:value="3.8" table:style-name="ce109">
            <text:p>3.8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6.8" table:style-name="ce108">
            <text:p>26.8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0.7" table:style-name="ce109">
            <text:p>240.7</text:p>
          </table:table-cell>
          <table:table-cell office:value-type="float" office:value="41.4" table:style-name="ce109">
            <text:p>41.4</text:p>
          </table:table-cell>
          <table:table-cell office:value-type="float" office:value="15.9" table:style-name="ce109">
            <text:p>15.9</text:p>
          </table:table-cell>
          <table:table-cell office:value-type="float" office:value="2.9" table:style-name="ce109">
            <text:p>2.9</text:p>
          </table:table-cell>
          <table:table-cell office:value-type="float" office:value="2.9" table:style-name="ce109">
            <text:p>2.9</text:p>
          </table:table-cell>
          <table:table-cell office:value-type="float" office:value="5.8" table:style-name="ce109">
            <text:p>5.8</text:p>
          </table:table-cell>
          <table:table-cell office:value-type="float" office:value="303.8" table:style-name="ce108">
            <text:p>303.8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11).$A$1:TRA0106_(2011).$I$45" table:base-cell-address="TRA0106_(2011).$A$1"/>
          <table:named-range table:name="Print_Titles" table:cell-range-address="TRA0106_(2011).$A$3:TRA0106_(2011).$IV$7" table:base-cell-address="TRA0106_(2011).$A$1"/>
        </table:named-expressions>
      </table:table>
      <table:table table:name="TRA0106_(2010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10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1" table:style-name="ce109">
            <text:p>9.1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1.3" table:style-name="ce108">
            <text:p>11.3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4000000000000004" table:style-name="ce134">
              <text:p>4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5" table:style-name="ce135">
              <text:p>5.5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9" table:style-name="ce134">
              <text:p>6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" table:style-name="ce109">
            <text:p>27.0</text:p>
          </table:table-cell>
          <table:table-cell office:value-type="float" office:value="4.0999999999999996" table:style-name="ce109">
            <text:p>4.1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3.799999999999997" table:style-name="ce108">
            <text:p>33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8000000000000007" table:style-name="ce135">
              <text:p>8.8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9" table:style-name="ce134">
              <text:p>10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4" table:style-name="ce135">
              <text:p>14.4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2" table:style-name="ce134">
              <text:p>18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7" table:style-name="ce109">
            <text:p>19.7</text:p>
          </table:table-cell>
          <table:table-cell office:value-type="float" office:value="3.6" table:style-name="ce109">
            <text:p>3.6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4" table:style-name="ce108">
            <text:p>25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7" table:style-name="ce135">
              <text:p>4.7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" table:style-name="ce134">
              <text:p>6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4" table:style-name="ce135">
              <text:p>7.4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5" table:style-name="ce134">
              <text:p>9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6" table:style-name="ce135">
              <text:p>7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9" table:style-name="ce134">
              <text:p>9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7" table:style-name="ce109">
            <text:p>19.7</text:p>
          </table:table-cell>
          <table:table-cell office:value-type="float" office:value="3.5" table:style-name="ce109">
            <text:p>3.5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4" table:style-name="ce108">
            <text:p>25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2" table:style-name="ce109">
            <text:p>23.2</text:p>
          </table:table-cell>
          <table:table-cell office:value-type="float" office:value="3.9" table:style-name="ce109">
            <text:p>3.9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5" table:style-name="ce108">
            <text:p>29.5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7.9" table:style-name="ce135">
              <text:p>7.9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8000000000000007" table:style-name="ce134">
              <text:p>9.8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3" table:style-name="ce135">
              <text:p>15.3</text:p>
            </table:table-cell>
            <table:table-cell office:value-type="float" office:value="2.6" table:style-name="ce135">
              <text:p>2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600000000000001" table:style-name="ce134">
              <text:p>19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3" table:style-name="ce109">
            <text:p>26.3</text:p>
          </table:table-cell>
          <table:table-cell office:value-type="float" office:value="4.8" table:style-name="ce109">
            <text:p>4.8</text:p>
          </table:table-cell>
          <table:table-cell office:value-type="float" office:value="2" table:style-name="ce109">
            <text:p>2.0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3.700000000000003" table:style-name="ce108">
            <text:p>33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4.7" table:style-name="ce109">
            <text:p>14.7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18.5" table:style-name="ce108">
            <text:p>18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.5" table:style-name="ce109">
            <text:p>41.5</text:p>
          </table:table-cell>
          <table:table-cell office:value-type="float" office:value="6.8" table:style-name="ce109">
            <text:p>6.8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51.5" table:style-name="ce108">
            <text:p>51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4" table:style-name="ce109">
            <text:p>24.4</text:p>
          </table:table-cell>
          <table:table-cell office:value-type="float" office:value="4.2" table:style-name="ce109">
            <text:p>4.2</text:p>
          </table:table-cell>
          <table:table-cell office:value-type="float" office:value="1.4" table:style-name="ce109">
            <text:p>1.4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0.6" table:style-name="ce108">
            <text:p>30.6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5.6" table:style-name="ce109">
            <text:p>205.6</text:p>
          </table:table-cell>
          <table:table-cell office:value-type="float" office:value="34.799999999999997" table:style-name="ce109">
            <text:p>34.8</text:p>
          </table:table-cell>
          <table:table-cell office:value-type="float" office:value="14.1" table:style-name="ce109">
            <text:p>14.1</text:p>
          </table:table-cell>
          <table:table-cell office:value-type="float" office:value="2.5" table:style-name="ce109">
            <text:p>2.5</text:p>
          </table:table-cell>
          <table:table-cell office:value-type="float" office:value="2.6" table:style-name="ce109">
            <text:p>2.6</text:p>
          </table:table-cell>
          <table:table-cell office:value-type="float" office:value="5.0999999999999996" table:style-name="ce109">
            <text:p>5.1</text:p>
          </table:table-cell>
          <table:table-cell office:value-type="float" office:value="259.60000000000002" table:style-name="ce108">
            <text:p>259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3" table:style-name="ce109">
            <text:p>13.3</text:p>
          </table:table-cell>
          <table:table-cell office:value-type="float" office:value="2.4" table:style-name="ce109">
            <text:p>2.4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8" table:style-name="ce108">
            <text:p>16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0.9" table:style-name="ce109">
            <text:p>20.9</text:p>
          </table:table-cell>
          <table:table-cell office:value-type="float" office:value="3.8" table:style-name="ce109">
            <text:p>3.8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6.8" table:style-name="ce108">
            <text:p>26.8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39.8" table:style-name="ce109">
            <text:p>239.8</text:p>
          </table:table-cell>
          <table:table-cell office:value-type="float" office:value="41" table:style-name="ce109">
            <text:p>41.0</text:p>
          </table:table-cell>
          <table:table-cell office:value-type="float" office:value="16.399999999999999" table:style-name="ce109">
            <text:p>16.4</text:p>
          </table:table-cell>
          <table:table-cell office:value-type="float" office:value="2.9" table:style-name="ce109">
            <text:p>2.9</text:p>
          </table:table-cell>
          <table:table-cell office:value-type="float" office:value="3.1" table:style-name="ce109">
            <text:p>3.1</text:p>
          </table:table-cell>
          <table:table-cell office:value-type="float" office:value="6" table:style-name="ce109">
            <text:p>6.0</text:p>
          </table:table-cell>
          <table:table-cell office:value-type="float" office:value="303.2" table:style-name="ce108">
            <text:p>303.2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10).$A$1:TRA0106_(2010).$I$45" table:base-cell-address="TRA0106_(2010).$A$1"/>
          <table:named-range table:name="Print_Titles" table:cell-range-address="TRA0106_(2010).$A$3:TRA0106_(2010).$IV$7" table:base-cell-address="TRA0106_(2010).$A$1"/>
        </table:named-expressions>
      </table:table>
      <table:table table:name="TRA0106_(2009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9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3000000000000007" table:style-name="ce109">
            <text:p>9.3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5" table:style-name="ce108">
            <text:p>11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6" table:style-name="ce109">
            <text:p>27.6</text:p>
          </table:table-cell>
          <table:table-cell office:value-type="float" office:value="4.0999999999999996" table:style-name="ce109">
            <text:p>4.1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4" table:style-name="ce108">
            <text:p>34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" table:style-name="ce135">
              <text:p>9.0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1" table:style-name="ce134">
              <text:p>11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8" table:style-name="ce134">
              <text:p>4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7" table:style-name="ce135">
              <text:p>14.7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5" table:style-name="ce134">
              <text:p>18.5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.100000000000001" table:style-name="ce109">
            <text:p>20.1</text:p>
          </table:table-cell>
          <table:table-cell office:value-type="float" office:value="3.6" table:style-name="ce109">
            <text:p>3.6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8" table:style-name="ce108">
            <text:p>25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35">
              <text:p>4.8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1" table:style-name="ce134">
              <text:p>6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6" table:style-name="ce135">
              <text:p>7.6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" table:style-name="ce134">
              <text:p>9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7" table:style-name="ce135">
              <text:p>7.7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1" table:style-name="ce134">
              <text:p>10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899999999999999" table:style-name="ce109">
            <text:p>19.9</text:p>
          </table:table-cell>
          <table:table-cell office:value-type="float" office:value="3.4" table:style-name="ce109">
            <text:p>3.4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6" table:style-name="ce108">
            <text:p>25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8" table:style-name="ce109">
            <text:p>23.8</text:p>
          </table:table-cell>
          <table:table-cell office:value-type="float" office:value="3.9" table:style-name="ce109">
            <text:p>3.9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9" table:style-name="ce108">
            <text:p>29.9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" table:style-name="ce135">
              <text:p>8.1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6" table:style-name="ce135">
              <text:p>15.6</text:p>
            </table:table-cell>
            <table:table-cell office:value-type="float" office:value="2.6" table:style-name="ce135">
              <text:p>2.6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899999999999999" table:style-name="ce134">
              <text:p>19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7.1" table:style-name="ce109">
            <text:p>27.1</text:p>
          </table:table-cell>
          <table:table-cell office:value-type="float" office:value="4.8" table:style-name="ce109">
            <text:p>4.8</text:p>
          </table:table-cell>
          <table:table-cell office:value-type="float" office:value="2" table:style-name="ce109">
            <text:p>2.0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5" table:style-name="ce108">
            <text:p>34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4.9" table:style-name="ce109">
            <text:p>14.9</text:p>
          </table:table-cell>
          <table:table-cell office:value-type="float" office:value="2.4" table:style-name="ce109">
            <text:p>2.4</text:p>
          </table:table-cell>
          <table:table-cell office:value-type="float" office:value="0.6" table:style-name="ce109">
            <text:p>0.6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18.7" table:style-name="ce108">
            <text:p>18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2.3" table:style-name="ce109">
            <text:p>42.3</text:p>
          </table:table-cell>
          <table:table-cell office:value-type="float" office:value="6.7" table:style-name="ce109">
            <text:p>6.7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52.3" table:style-name="ce108">
            <text:p>52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8" table:style-name="ce109">
            <text:p>24.8</text:p>
          </table:table-cell>
          <table:table-cell office:value-type="float" office:value="4.2" table:style-name="ce109">
            <text:p>4.2</text:p>
          </table:table-cell>
          <table:table-cell office:value-type="float" office:value="1.4" table:style-name="ce109">
            <text:p>1.4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1" table:style-name="ce108">
            <text:p>31.0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9.8" table:style-name="ce109">
            <text:p>209.8</text:p>
          </table:table-cell>
          <table:table-cell office:value-type="float" office:value="34.6" table:style-name="ce109">
            <text:p>34.6</text:p>
          </table:table-cell>
          <table:table-cell office:value-type="float" office:value="14" table:style-name="ce109">
            <text:p>14.0</text:p>
          </table:table-cell>
          <table:table-cell office:value-type="float" office:value="2.8" table:style-name="ce109">
            <text:p>2.8</text:p>
          </table:table-cell>
          <table:table-cell office:value-type="float" office:value="2.6" table:style-name="ce109">
            <text:p>2.6</text:p>
          </table:table-cell>
          <table:table-cell office:value-type="float" office:value="5.4" table:style-name="ce109">
            <text:p>5.4</text:p>
          </table:table-cell>
          <table:table-cell office:value-type="float" office:value="263.7" table:style-name="ce108">
            <text:p>263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7" table:style-name="ce109">
            <text:p>13.7</text:p>
          </table:table-cell>
          <table:table-cell office:value-type="float" office:value="2.4" table:style-name="ce109">
            <text:p>2.4</text:p>
          </table:table-cell>
          <table:table-cell office:value-type="float" office:value="0.7" table:style-name="ce109">
            <text:p>0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7.100000000000001" table:style-name="ce108">
            <text:p>17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1.4" table:style-name="ce109">
            <text:p>21.4</text:p>
          </table:table-cell>
          <table:table-cell office:value-type="float" office:value="3.7" table:style-name="ce109">
            <text:p>3.7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7.3" table:style-name="ce108">
            <text:p>27.3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4.8" table:style-name="ce109">
            <text:p>244.8</text:p>
          </table:table-cell>
          <table:table-cell office:value-type="float" office:value="40.700000000000003" table:style-name="ce109">
            <text:p>40.7</text:p>
          </table:table-cell>
          <table:table-cell office:value-type="float" office:value="16.3" table:style-name="ce109">
            <text:p>16.3</text:p>
          </table:table-cell>
          <table:table-cell office:value-type="float" office:value="3.2" table:style-name="ce109">
            <text:p>3.2</text:p>
          </table:table-cell>
          <table:table-cell office:value-type="float" office:value="3.1" table:style-name="ce109">
            <text:p>3.1</text:p>
          </table:table-cell>
          <table:table-cell office:value-type="float" office:value="6.3" table:style-name="ce109">
            <text:p>6.3</text:p>
          </table:table-cell>
          <table:table-cell office:value-type="float" office:value="308.10000000000002" table:style-name="ce108">
            <text:p>308.1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09).$A$1:TRA0106_(2009).$I$45" table:base-cell-address="TRA0106_(2009).$A$1"/>
          <table:named-range table:name="Print_Titles" table:cell-range-address="TRA0106_(2009).$A$3:TRA0106_(2009).$IV$7" table:base-cell-address="TRA0106_(2009).$A$1"/>
        </table:named-expressions>
      </table:table>
      <table:table table:name="TRA0106_(2008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8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3000000000000007" table:style-name="ce109">
            <text:p>9.3</text:p>
          </table:table-cell>
          <table:table-cell office:value-type="float" office:value="1.5" table:style-name="ce109">
            <text:p>1.5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6" table:style-name="ce108">
            <text:p>11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7.1" table:style-name="ce134">
              <text:p>7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5" table:style-name="ce109">
            <text:p>27.5</text:p>
          </table:table-cell>
          <table:table-cell office:value-type="float" office:value="4.2" table:style-name="ce109">
            <text:p>4.2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5" table:style-name="ce108">
            <text:p>34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9" table:style-name="ce135">
              <text:p>8.9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1" table:style-name="ce134">
              <text:p>11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9000000000000004" table:style-name="ce134">
              <text:p>4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7" table:style-name="ce135">
              <text:p>14.7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600000000000001" table:style-name="ce134">
              <text:p>18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.2" table:style-name="ce109">
            <text:p>20.2</text:p>
          </table:table-cell>
          <table:table-cell office:value-type="float" office:value="3.7" table:style-name="ce109">
            <text:p>3.7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6.2" table:style-name="ce108">
            <text:p>26.2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35">
              <text:p>4.8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2" table:style-name="ce134">
              <text:p>6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7" table:style-name="ce135">
              <text:p>7.7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8000000000000007" table:style-name="ce134">
              <text:p>9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8" table:style-name="ce135">
              <text:p>7.8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199999999999999" table:style-name="ce134">
              <text:p>10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899999999999999" table:style-name="ce109">
            <text:p>19.9</text:p>
          </table:table-cell>
          <table:table-cell office:value-type="float" office:value="3.5" table:style-name="ce109">
            <text:p>3.5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5.8" table:style-name="ce108">
            <text:p>25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9" table:style-name="ce109">
            <text:p>23.9</text:p>
          </table:table-cell>
          <table:table-cell office:value-type="float" office:value="4" table:style-name="ce109">
            <text:p>4.0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0.3" table:style-name="ce108">
            <text:p>30.3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" table:style-name="ce135">
              <text:p>8.1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1" table:style-name="ce134">
              <text:p>10.1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8" table:style-name="ce135">
              <text:p>15.8</text:p>
            </table:table-cell>
            <table:table-cell office:value-type="float" office:value="2.6" table:style-name="ce135">
              <text:p>2.6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20.2" table:style-name="ce134">
              <text:p>20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7.1" table:style-name="ce109">
            <text:p>27.1</text:p>
          </table:table-cell>
          <table:table-cell office:value-type="float" office:value="4.9000000000000004" table:style-name="ce109">
            <text:p>4.9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700000000000003" table:style-name="ce108">
            <text:p>34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4.8" table:style-name="ce109">
            <text:p>14.8</text:p>
          </table:table-cell>
          <table:table-cell office:value-type="float" office:value="2.5" table:style-name="ce109">
            <text:p>2.5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18.8" table:style-name="ce108">
            <text:p>18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2.5" table:style-name="ce109">
            <text:p>42.5</text:p>
          </table:table-cell>
          <table:table-cell office:value-type="float" office:value="6.8" table:style-name="ce109">
            <text:p>6.8</text:p>
          </table:table-cell>
          <table:table-cell office:value-type="float" office:value="2.6" table:style-name="ce109">
            <text:p>2.6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52.8" table:style-name="ce108">
            <text:p>52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5" table:style-name="ce109">
            <text:p>25.0</text:p>
          </table:table-cell>
          <table:table-cell office:value-type="float" office:value="4.2" table:style-name="ce109">
            <text:p>4.2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1.4" table:style-name="ce108">
            <text:p>31.4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10.3" table:style-name="ce109">
            <text:p>210.3</text:p>
          </table:table-cell>
          <table:table-cell office:value-type="float" office:value="35.4" table:style-name="ce109">
            <text:p>35.4</text:p>
          </table:table-cell>
          <table:table-cell office:value-type="float" office:value="15.3" table:style-name="ce109">
            <text:p>15.3</text:p>
          </table:table-cell>
          <table:table-cell office:value-type="float" office:value="2.8" table:style-name="ce109">
            <text:p>2.8</text:p>
          </table:table-cell>
          <table:table-cell office:value-type="float" office:value="2.6" table:style-name="ce109">
            <text:p>2.6</text:p>
          </table:table-cell>
          <table:table-cell office:value-type="float" office:value="5.4" table:style-name="ce109">
            <text:p>5.4</text:p>
          </table:table-cell>
          <table:table-cell office:value-type="float" office:value="266.3" table:style-name="ce108">
            <text:p>266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8" table:style-name="ce109">
            <text:p>13.8</text:p>
          </table:table-cell>
          <table:table-cell office:value-type="float" office:value="2.4" table:style-name="ce109">
            <text:p>2.4</text:p>
          </table:table-cell>
          <table:table-cell office:value-type="float" office:value="0.8" table:style-name="ce109">
            <text:p>0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7.3" table:style-name="ce108">
            <text:p>17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1.3" table:style-name="ce109">
            <text:p>21.3</text:p>
          </table:table-cell>
          <table:table-cell office:value-type="float" office:value="3.8" table:style-name="ce109">
            <text:p>3.8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7.5" table:style-name="ce108">
            <text:p>27.5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5.4" table:style-name="ce109">
            <text:p>245.4</text:p>
          </table:table-cell>
          <table:table-cell office:value-type="float" office:value="41.6" table:style-name="ce109">
            <text:p>41.6</text:p>
          </table:table-cell>
          <table:table-cell office:value-type="float" office:value="17.8" table:style-name="ce109">
            <text:p>17.8</text:p>
          </table:table-cell>
          <table:table-cell office:value-type="float" office:value="3.1" table:style-name="ce109">
            <text:p>3.1</text:p>
          </table:table-cell>
          <table:table-cell office:value-type="float" office:value="3.1" table:style-name="ce109">
            <text:p>3.1</text:p>
          </table:table-cell>
          <table:table-cell office:value-type="float" office:value="6.3" table:style-name="ce109">
            <text:p>6.3</text:p>
          </table:table-cell>
          <table:table-cell office:value-type="float" office:value="311" table:style-name="ce108">
            <text:p>311.0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08).$A$1:TRA0106_(2008).$I$45" table:base-cell-address="TRA0106_(2008).$A$1"/>
          <table:named-range table:name="Print_Titles" table:cell-range-address="TRA0106_(2008).$A$3:TRA0106_(2008).$IV$7" table:base-cell-address="TRA0106_(2008).$A$1"/>
        </table:named-expressions>
      </table:table>
      <table:table table:name="TRA0106_(2007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7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5" table:style-name="ce109">
            <text:p>9.5</text:p>
          </table:table-cell>
          <table:table-cell office:value-type="float" office:value="1.5" table:style-name="ce109">
            <text:p>1.5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8" table:style-name="ce108">
            <text:p>11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35">
              <text:p>5.7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7.2" table:style-name="ce134">
              <text:p>7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7" table:style-name="ce109">
            <text:p>27.7</text:p>
          </table:table-cell>
          <table:table-cell office:value-type="float" office:value="4.3" table:style-name="ce109">
            <text:p>4.3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4.799999999999997" table:style-name="ce108">
            <text:p>34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.1" table:style-name="ce135">
              <text:p>9.1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3" table:style-name="ce134">
              <text:p>11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9000000000000004" table:style-name="ce134">
              <text:p>4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7" table:style-name="ce135">
              <text:p>14.7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7" table:style-name="ce134">
              <text:p>18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.399999999999999" table:style-name="ce109">
            <text:p>20.4</text:p>
          </table:table-cell>
          <table:table-cell office:value-type="float" office:value="3.7" table:style-name="ce109">
            <text:p>3.7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6.6" table:style-name="ce108">
            <text:p>26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35">
              <text:p>4.8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3" table:style-name="ce134">
              <text:p>6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7" table:style-name="ce135">
              <text:p>7.7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9" table:style-name="ce134">
              <text:p>9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9" table:style-name="ce135">
              <text:p>7.9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4" table:style-name="ce134">
              <text:p>10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20.100000000000001" table:style-name="ce109">
            <text:p>20.1</text:p>
          </table:table-cell>
          <table:table-cell office:value-type="float" office:value="3.5" table:style-name="ce109">
            <text:p>3.5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6.1" table:style-name="ce108">
            <text:p>26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4" table:style-name="ce109">
            <text:p>24.0</text:p>
          </table:table-cell>
          <table:table-cell office:value-type="float" office:value="4" table:style-name="ce109">
            <text:p>4.0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0.6" table:style-name="ce108">
            <text:p>30.6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3000000000000007" table:style-name="ce135">
              <text:p>8.3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0.3" table:style-name="ce134">
              <text:p>10.3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7" table:style-name="ce135">
              <text:p>15.7</text:p>
            </table:table-cell>
            <table:table-cell office:value-type="float" office:value="2.7" table:style-name="ce135">
              <text:p>2.7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20.2" table:style-name="ce134">
              <text:p>20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7.2" table:style-name="ce109">
            <text:p>27.2</text:p>
          </table:table-cell>
          <table:table-cell office:value-type="float" office:value="4.9000000000000004" table:style-name="ce109">
            <text:p>4.9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5" table:style-name="ce108">
            <text:p>35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5.1" table:style-name="ce109">
            <text:p>15.1</text:p>
          </table:table-cell>
          <table:table-cell office:value-type="float" office:value="2.7" table:style-name="ce109">
            <text:p>2.7</text:p>
          </table:table-cell>
          <table:table-cell office:value-type="float" office:value="0.6" table:style-name="ce109">
            <text:p>0.6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19.399999999999999" table:style-name="ce108">
            <text:p>19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3.1" table:style-name="ce109">
            <text:p>43.1</text:p>
          </table:table-cell>
          <table:table-cell office:value-type="float" office:value="6.9" table:style-name="ce109">
            <text:p>6.9</text:p>
          </table:table-cell>
          <table:table-cell office:value-type="float" office:value="2.6" table:style-name="ce109">
            <text:p>2.6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1" table:style-name="ce109">
            <text:p>1.0</text:p>
          </table:table-cell>
          <table:table-cell office:value-type="float" office:value="53.6" table:style-name="ce108">
            <text:p>53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7" table:style-name="ce109">
            <text:p>24.7</text:p>
          </table:table-cell>
          <table:table-cell office:value-type="float" office:value="4.2" table:style-name="ce109">
            <text:p>4.2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1.2" table:style-name="ce108">
            <text:p>31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11.9" table:style-name="ce109">
            <text:p>211.9</text:p>
          </table:table-cell>
          <table:table-cell office:value-type="float" office:value="35.700000000000003" table:style-name="ce109">
            <text:p>35.7</text:p>
          </table:table-cell>
          <table:table-cell office:value-type="float" office:value="15.6" table:style-name="ce109">
            <text:p>15.6</text:p>
          </table:table-cell>
          <table:table-cell office:value-type="float" office:value="3" table:style-name="ce109">
            <text:p>3.0</text:p>
          </table:table-cell>
          <table:table-cell office:value-type="float" office:value="2.8" table:style-name="ce109">
            <text:p>2.8</text:p>
          </table:table-cell>
          <table:table-cell office:value-type="float" office:value="5.8" table:style-name="ce109">
            <text:p>5.8</text:p>
          </table:table-cell>
          <table:table-cell office:value-type="float" office:value="269.10000000000002" table:style-name="ce108">
            <text:p>269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9" table:style-name="ce109">
            <text:p>13.9</text:p>
          </table:table-cell>
          <table:table-cell office:value-type="float" office:value="2.4" table:style-name="ce109">
            <text:p>2.4</text:p>
          </table:table-cell>
          <table:table-cell office:value-type="float" office:value="0.8" table:style-name="ce109">
            <text:p>0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7.399999999999999" table:style-name="ce108">
            <text:p>17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1.5" table:style-name="ce109">
            <text:p>21.5</text:p>
          </table:table-cell>
          <table:table-cell office:value-type="float" office:value="3.8" table:style-name="ce109">
            <text:p>3.8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7.6" table:style-name="ce108">
            <text:p>27.6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7.3" table:style-name="ce109">
            <text:p>247.3</text:p>
          </table:table-cell>
          <table:table-cell office:value-type="float" office:value="41.9" table:style-name="ce109">
            <text:p>41.9</text:p>
          </table:table-cell>
          <table:table-cell office:value-type="float" office:value="18.2" table:style-name="ce109">
            <text:p>18.2</text:p>
          </table:table-cell>
          <table:table-cell office:value-type="float" office:value="3.4" table:style-name="ce109">
            <text:p>3.4</text:p>
          </table:table-cell>
          <table:table-cell office:value-type="float" office:value="3.4" table:style-name="ce109">
            <text:p>3.4</text:p>
          </table:table-cell>
          <table:table-cell office:value-type="float" office:value="6.8" table:style-name="ce109">
            <text:p>6.8</text:p>
          </table:table-cell>
          <table:table-cell office:value-type="float" office:value="314.10000000000002" table:style-name="ce108">
            <text:p>314.1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07).$A$1:TRA0106_(2007).$I$45" table:base-cell-address="TRA0106_(2007).$A$1"/>
          <table:named-range table:name="Print_Titles" table:cell-range-address="TRA0106_(2007).$A$3:TRA0106_(2007).$IV$7" table:base-cell-address="TRA0106_(2007).$A$1"/>
        </table:named-expressions>
      </table:table>
      <table:table table:name="TRA0106_(2006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6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5" table:style-name="ce109">
            <text:p>9.5</text:p>
          </table:table-cell>
          <table:table-cell office:value-type="float" office:value="1.5" table:style-name="ce109">
            <text:p>1.5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7" table:style-name="ce108">
            <text:p>11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35">
              <text:p>5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7.1" table:style-name="ce134">
              <text:p>7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7" table:style-name="ce109">
            <text:p>27.7</text:p>
          </table:table-cell>
          <table:table-cell office:value-type="float" office:value="4.2" table:style-name="ce109">
            <text:p>4.2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4.700000000000003" table:style-name="ce108">
            <text:p>34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" table:style-name="ce135">
              <text:p>9.0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2" table:style-name="ce134">
              <text:p>11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8" table:style-name="ce134">
              <text:p>4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8" table:style-name="ce135">
              <text:p>14.8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600000000000001" table:style-name="ce134">
              <text:p>18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.399999999999999" table:style-name="ce109">
            <text:p>20.4</text:p>
          </table:table-cell>
          <table:table-cell office:value-type="float" office:value="3.6" table:style-name="ce109">
            <text:p>3.6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6.3" table:style-name="ce108">
            <text:p>26.3</text:p>
          </table:table-cell>
          <table:table-cell table:style-name="ce91"/>
          <table:table-cell table:number-columns-repeated="16374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08"/>
            <table:table-cell table:style-name="ce91"/>
            <table:table-cell table:number-columns-repeated="16374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35">
              <text:p>4.8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2" table:style-name="ce134">
              <text:p>6.2</text:p>
            </table:table-cell>
            <table:table-cell table:style-name="ce138"/>
            <table:table-cell table:number-columns-repeated="16374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7" table:style-name="ce135">
              <text:p>7.7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8000000000000007" table:style-name="ce134">
              <text:p>9.8</text:p>
            </table:table-cell>
            <table:table-cell table:style-name="ce138"/>
            <table:table-cell table:number-columns-repeated="16374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9" table:style-name="ce135">
              <text:p>7.9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3" table:style-name="ce134">
              <text:p>10.3</text:p>
            </table:table-cell>
            <table:table-cell table:style-name="ce138"/>
            <table:table-cell table:number-columns-repeated="16374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20" table:style-name="ce109">
            <text:p>20.0</text:p>
          </table:table-cell>
          <table:table-cell office:value-type="float" office:value="3.3" table:style-name="ce109">
            <text:p>3.3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5.8" table:style-name="ce108">
            <text:p>25.8</text:p>
          </table:table-cell>
          <table:table-cell table:style-name="ce91"/>
          <table:table-cell table:number-columns-repeated="16374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9" table:style-name="ce109">
            <text:p>23.9</text:p>
          </table:table-cell>
          <table:table-cell office:value-type="float" office:value="3.9" table:style-name="ce109">
            <text:p>3.9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0.3" table:style-name="ce108">
            <text:p>30.3</text:p>
          </table:table-cell>
          <table:table-cell table:style-name="ce91"/>
          <table:table-cell table:number-columns-repeated="16374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08"/>
            <table:table-cell table:style-name="ce91"/>
            <table:table-cell table:number-columns-repeated="16374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999999999999993" table:style-name="ce135">
              <text:p>8.2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0.199999999999999" table:style-name="ce134">
              <text:p>10.2</text:p>
            </table:table-cell>
            <table:table-cell table:style-name="ce91"/>
            <table:table-cell table:number-columns-repeated="16374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7" table:style-name="ce135">
              <text:p>15.7</text:p>
            </table:table-cell>
            <table:table-cell office:value-type="float" office:value="2.5" table:style-name="ce135">
              <text:p>2.5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20" table:style-name="ce134">
              <text:p>20.0</text:p>
            </table:table-cell>
            <table:table-cell table:style-name="ce91"/>
            <table:table-cell table:number-columns-repeated="16374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7" table:style-name="ce109">
            <text:p>27.0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4.5" table:style-name="ce108">
            <text:p>34.5</text:p>
          </table:table-cell>
          <table:table-cell table:style-name="ce91"/>
          <table:table-cell table:number-columns-repeated="16374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5.4" table:style-name="ce109">
            <text:p>15.4</text:p>
          </table:table-cell>
          <table:table-cell office:value-type="float" office:value="2.6" table:style-name="ce109">
            <text:p>2.6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19.600000000000001" table:style-name="ce108">
            <text:p>19.6</text:p>
          </table:table-cell>
          <table:table-cell table:style-name="ce91"/>
          <table:table-cell table:number-columns-repeated="16374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3.1" table:style-name="ce109">
            <text:p>43.1</text:p>
          </table:table-cell>
          <table:table-cell office:value-type="float" office:value="6.6" table:style-name="ce109">
            <text:p>6.6</text:p>
          </table:table-cell>
          <table:table-cell office:value-type="float" office:value="2.6" table:style-name="ce109">
            <text:p>2.6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1" table:style-name="ce109">
            <text:p>1.0</text:p>
          </table:table-cell>
          <table:table-cell office:value-type="float" office:value="53.3" table:style-name="ce108">
            <text:p>53.3</text:p>
          </table:table-cell>
          <table:table-cell table:style-name="ce91"/>
          <table:table-cell table:number-columns-repeated="16374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7" table:style-name="ce109">
            <text:p>24.7</text:p>
          </table:table-cell>
          <table:table-cell office:value-type="float" office:value="3.9" table:style-name="ce109">
            <text:p>3.9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0.9" table:style-name="ce108">
            <text:p>30.9</text:p>
          </table:table-cell>
          <table:table-cell table:style-name="ce91"/>
          <table:table-cell table:number-columns-repeated="16374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11.7" table:style-name="ce109">
            <text:p>211.7</text:p>
          </table:table-cell>
          <table:table-cell office:value-type="float" office:value="34.1" table:style-name="ce109">
            <text:p>34.1</text:p>
          </table:table-cell>
          <table:table-cell office:value-type="float" office:value="15.6" table:style-name="ce109">
            <text:p>15.6</text:p>
          </table:table-cell>
          <table:table-cell office:value-type="float" office:value="2.8" table:style-name="ce109">
            <text:p>2.8</text:p>
          </table:table-cell>
          <table:table-cell office:value-type="float" office:value="2.7" table:style-name="ce109">
            <text:p>2.7</text:p>
          </table:table-cell>
          <table:table-cell office:value-type="float" office:value="5.6" table:style-name="ce109">
            <text:p>5.6</text:p>
          </table:table-cell>
          <table:table-cell office:value-type="float" office:value="266.89999999999998" table:style-name="ce108">
            <text:p>266.9</text:p>
          </table:table-cell>
          <table:table-cell table:style-name="ce91"/>
          <table:table-cell table:number-columns-repeated="16374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8" table:style-name="ce109">
            <text:p>13.8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7.2" table:style-name="ce108">
            <text:p>17.2</text:p>
          </table:table-cell>
          <table:table-cell table:style-name="ce91"/>
          <table:table-cell table:number-columns-repeated="16374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1.4" table:style-name="ce109">
            <text:p>21.4</text:p>
          </table:table-cell>
          <table:table-cell office:value-type="float" office:value="3.6" table:style-name="ce109">
            <text:p>3.6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7.3" table:style-name="ce108">
            <text:p>27.3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6.9" table:style-name="ce109">
            <text:p>246.9</text:p>
          </table:table-cell>
          <table:table-cell office:value-type="float" office:value="39.9" table:style-name="ce109">
            <text:p>39.9</text:p>
          </table:table-cell>
          <table:table-cell office:value-type="float" office:value="18" table:style-name="ce109">
            <text:p>18.0</text:p>
          </table:table-cell>
          <table:table-cell office:value-type="float" office:value="3.2" table:style-name="ce109">
            <text:p>3.2</text:p>
          </table:table-cell>
          <table:table-cell office:value-type="float" office:value="3.3" table:style-name="ce109">
            <text:p>3.3</text:p>
          </table:table-cell>
          <table:table-cell office:value-type="float" office:value="6.5" table:style-name="ce109">
            <text:p>6.5</text:p>
          </table:table-cell>
          <table:table-cell office:value-type="float" office:value="311.39999999999998" table:style-name="ce108">
            <text:p>311.4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106_(2006).$A$1:TRA0106_(2006).$I$45" table:base-cell-address="TRA0106_(2006).$A$1"/>
          <table:named-range table:name="Print_Titles" table:cell-range-address="TRA0106_(2006).$A$3:TRA0106_(2006).$IV$7" table:base-cell-address="TRA0106_(2006).$A$1"/>
        </table:named-expressions>
      </table:table>
      <table:table table:name="TRA0106_(2005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5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4" table:style-name="ce109">
            <text:p>9.4</text:p>
          </table:table-cell>
          <table:table-cell office:value-type="float" office:value="1.4" table:style-name="ce109">
            <text:p>1.4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6" table:style-name="ce108">
            <text:p>11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35">
              <text:p>5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5" table:style-name="ce109">
            <text:p>27.5</text:p>
          </table:table-cell>
          <table:table-cell office:value-type="float" office:value="4" table:style-name="ce109">
            <text:p>4.0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299999999999997" table:style-name="ce108">
            <text:p>34.3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" table:style-name="ce135">
              <text:p>9.0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2" table:style-name="ce134">
              <text:p>11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8" table:style-name="ce134">
              <text:p>4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6" table:style-name="ce135">
              <text:p>14.6</text:p>
            </table:table-cell>
            <table:table-cell office:value-type="float" office:value="2.1" table:style-name="ce135">
              <text:p>2.1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3" table:style-name="ce134">
              <text:p>18.3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" table:style-name="ce109">
            <text:p>20.0</text:p>
          </table:table-cell>
          <table:table-cell office:value-type="float" office:value="3.4" table:style-name="ce109">
            <text:p>3.4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8" table:style-name="ce108">
            <text:p>25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35">
              <text:p>4.8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2" table:style-name="ce134">
              <text:p>6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" table:style-name="ce134">
              <text:p>9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7" table:style-name="ce135">
              <text:p>7.7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1" table:style-name="ce134">
              <text:p>10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7" table:style-name="ce109">
            <text:p>19.7</text:p>
          </table:table-cell>
          <table:table-cell office:value-type="float" office:value="3.2" table:style-name="ce109">
            <text:p>3.2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5.4" table:style-name="ce108">
            <text:p>25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6" table:style-name="ce109">
            <text:p>23.6</text:p>
          </table:table-cell>
          <table:table-cell office:value-type="float" office:value="3.8" table:style-name="ce109">
            <text:p>3.8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9.9" table:style-name="ce108">
            <text:p>29.9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3000000000000007" table:style-name="ce135">
              <text:p>8.3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0.3" table:style-name="ce134">
              <text:p>10.3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4" table:style-name="ce135">
              <text:p>15.4</text:p>
            </table:table-cell>
            <table:table-cell office:value-type="float" office:value="2.5" table:style-name="ce135">
              <text:p>2.5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600000000000001" table:style-name="ce134">
              <text:p>19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7" table:style-name="ce109">
            <text:p>26.7</text:p>
          </table:table-cell>
          <table:table-cell office:value-type="float" office:value="4.4000000000000004" table:style-name="ce109">
            <text:p>4.4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4" table:style-name="ce108">
            <text:p>34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5.6" table:style-name="ce109">
            <text:p>15.6</text:p>
          </table:table-cell>
          <table:table-cell office:value-type="float" office:value="2.4" table:style-name="ce109">
            <text:p>2.4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19.5" table:style-name="ce108">
            <text:p>19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2.9" table:style-name="ce109">
            <text:p>42.9</text:p>
          </table:table-cell>
          <table:table-cell office:value-type="float" office:value="6.4" table:style-name="ce109">
            <text:p>6.4</text:p>
          </table:table-cell>
          <table:table-cell office:value-type="float" office:value="2.6" table:style-name="ce109">
            <text:p>2.6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1" table:style-name="ce109">
            <text:p>1.0</text:p>
          </table:table-cell>
          <table:table-cell office:value-type="float" office:value="52.8" table:style-name="ce108">
            <text:p>52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4.2" table:style-name="ce109">
            <text:p>24.2</text:p>
          </table:table-cell>
          <table:table-cell office:value-type="float" office:value="3.8" table:style-name="ce109">
            <text:p>3.8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0.2" table:style-name="ce108">
            <text:p>30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9.7" table:style-name="ce109">
            <text:p>209.7</text:p>
          </table:table-cell>
          <table:table-cell office:value-type="float" office:value="32.799999999999997" table:style-name="ce109">
            <text:p>32.8</text:p>
          </table:table-cell>
          <table:table-cell office:value-type="float" office:value="15.5" table:style-name="ce109">
            <text:p>15.5</text:p>
          </table:table-cell>
          <table:table-cell office:value-type="float" office:value="3" table:style-name="ce109">
            <text:p>3.0</text:p>
          </table:table-cell>
          <table:table-cell office:value-type="float" office:value="2.6" table:style-name="ce109">
            <text:p>2.6</text:p>
          </table:table-cell>
          <table:table-cell office:value-type="float" office:value="5.6" table:style-name="ce109">
            <text:p>5.6</text:p>
          </table:table-cell>
          <table:table-cell office:value-type="float" office:value="263.7" table:style-name="ce108">
            <text:p>263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4" table:style-name="ce109">
            <text:p>13.4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8" table:style-name="ce109">
            <text:p>0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8" table:style-name="ce108">
            <text:p>16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0.8" table:style-name="ce109">
            <text:p>20.8</text:p>
          </table:table-cell>
          <table:table-cell office:value-type="float" office:value="3.4" table:style-name="ce109">
            <text:p>3.4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6.4" table:style-name="ce108">
            <text:p>26.4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4" table:style-name="ce109">
            <text:p>244.0</text:p>
          </table:table-cell>
          <table:table-cell office:value-type="float" office:value="38.4" table:style-name="ce109">
            <text:p>38.4</text:p>
          </table:table-cell>
          <table:table-cell office:value-type="float" office:value="18" table:style-name="ce109">
            <text:p>18.0</text:p>
          </table:table-cell>
          <table:table-cell office:value-type="float" office:value="3.3" table:style-name="ce109">
            <text:p>3.3</text:p>
          </table:table-cell>
          <table:table-cell office:value-type="float" office:value="3.2" table:style-name="ce109">
            <text:p>3.2</text:p>
          </table:table-cell>
          <table:table-cell office:value-type="float" office:value="6.5" table:style-name="ce109">
            <text:p>6.5</text:p>
          </table:table-cell>
          <table:table-cell office:value-type="float" office:value="306.89999999999998" table:style-name="ce108">
            <text:p>306.9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05).$A$1:TRA0106_(2005).$I$45" table:base-cell-address="TRA0106_(2005).$A$1"/>
          <table:named-range table:name="Print_Titles" table:cell-range-address="TRA0106_(2005).$A$3:TRA0106_(2005).$IV$7" table:base-cell-address="TRA0106_(2005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04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4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6" table:style-name="ce109">
            <text:p>9.6</text:p>
          </table:table-cell>
          <table:table-cell office:value-type="float" office:value="1.4" table:style-name="ce109">
            <text:p>1.4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7" table:style-name="ce108">
            <text:p>11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35">
              <text:p>5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7.1" table:style-name="ce134">
              <text:p>7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8" table:style-name="ce109">
            <text:p>27.8</text:p>
          </table:table-cell>
          <table:table-cell office:value-type="float" office:value="3.9" table:style-name="ce109">
            <text:p>3.9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5" table:style-name="ce108">
            <text:p>34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.1999999999999993" table:style-name="ce135">
              <text:p>9.2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4" table:style-name="ce134">
              <text:p>11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8" table:style-name="ce134">
              <text:p>4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7" table:style-name="ce135">
              <text:p>14.7</text:p>
            </table:table-cell>
            <table:table-cell office:value-type="float" office:value="2" table:style-name="ce135">
              <text:p>2.0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399999999999999" table:style-name="ce134">
              <text:p>18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20" table:style-name="ce109">
            <text:p>20.0</text:p>
          </table:table-cell>
          <table:table-cell office:value-type="float" office:value="3.3" table:style-name="ce109">
            <text:p>3.3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7" table:style-name="ce108">
            <text:p>25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8" table:style-name="ce135">
              <text:p>4.8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2" table:style-name="ce134">
              <text:p>6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6" table:style-name="ce135">
              <text:p>7.6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" table:style-name="ce134">
              <text:p>9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7" table:style-name="ce135">
              <text:p>7.7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9" table:style-name="ce134">
              <text:p>9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7" table:style-name="ce109">
            <text:p>19.7</text:p>
          </table:table-cell>
          <table:table-cell office:value-type="float" office:value="3.2" table:style-name="ce109">
            <text:p>3.2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5.4" table:style-name="ce108">
            <text:p>25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6" table:style-name="ce109">
            <text:p>23.6</text:p>
          </table:table-cell>
          <table:table-cell office:value-type="float" office:value="3.6" table:style-name="ce109">
            <text:p>3.6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9.8" table:style-name="ce108">
            <text:p>29.8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3000000000000007" table:style-name="ce135">
              <text:p>8.3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3" table:style-name="ce134">
              <text:p>10.3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3" table:style-name="ce135">
              <text:p>15.3</text:p>
            </table:table-cell>
            <table:table-cell office:value-type="float" office:value="2.4" table:style-name="ce135">
              <text:p>2.4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.5" table:style-name="ce134">
              <text:p>19.5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9" table:style-name="ce109">
            <text:p>26.9</text:p>
          </table:table-cell>
          <table:table-cell office:value-type="float" office:value="4.3" table:style-name="ce109">
            <text:p>4.3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4.1" table:style-name="ce108">
            <text:p>34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5.8" table:style-name="ce109">
            <text:p>15.8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19.600000000000001" table:style-name="ce108">
            <text:p>19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3.3" table:style-name="ce109">
            <text:p>43.3</text:p>
          </table:table-cell>
          <table:table-cell office:value-type="float" office:value="6.2" table:style-name="ce109">
            <text:p>6.2</text:p>
          </table:table-cell>
          <table:table-cell office:value-type="float" office:value="2.7" table:style-name="ce109">
            <text:p>2.7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53.1" table:style-name="ce108">
            <text:p>53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3.9" table:style-name="ce109">
            <text:p>23.9</text:p>
          </table:table-cell>
          <table:table-cell office:value-type="float" office:value="3.6" table:style-name="ce109">
            <text:p>3.6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29.7" table:style-name="ce108">
            <text:p>29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10.5" table:style-name="ce109">
            <text:p>210.5</text:p>
          </table:table-cell>
          <table:table-cell office:value-type="float" office:value="32" table:style-name="ce109">
            <text:p>32.0</text:p>
          </table:table-cell>
          <table:table-cell office:value-type="float" office:value="15.8" table:style-name="ce109">
            <text:p>15.8</text:p>
          </table:table-cell>
          <table:table-cell office:value-type="float" office:value="2.8" table:style-name="ce109">
            <text:p>2.8</text:p>
          </table:table-cell>
          <table:table-cell office:value-type="float" office:value="2.7" table:style-name="ce109">
            <text:p>2.7</text:p>
          </table:table-cell>
          <table:table-cell office:value-type="float" office:value="5.5" table:style-name="ce109">
            <text:p>5.5</text:p>
          </table:table-cell>
          <table:table-cell office:value-type="float" office:value="263.7" table:style-name="ce108">
            <text:p>263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6" table:style-name="ce109">
            <text:p>13.6</text:p>
          </table:table-cell>
          <table:table-cell office:value-type="float" office:value="2.1" table:style-name="ce109">
            <text:p>2.1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8" table:style-name="ce108">
            <text:p>16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0.9" table:style-name="ce109">
            <text:p>20.9</text:p>
          </table:table-cell>
          <table:table-cell office:value-type="float" office:value="3.3" table:style-name="ce109">
            <text:p>3.3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6.4" table:style-name="ce108">
            <text:p>26.4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5" table:style-name="ce109">
            <text:p>245.0</text:p>
          </table:table-cell>
          <table:table-cell office:value-type="float" office:value="37.4" table:style-name="ce109">
            <text:p>37.4</text:p>
          </table:table-cell>
          <table:table-cell office:value-type="float" office:value="18.2" table:style-name="ce109">
            <text:p>18.2</text:p>
          </table:table-cell>
          <table:table-cell office:value-type="float" office:value="3.2" table:style-name="ce109">
            <text:p>3.2</text:p>
          </table:table-cell>
          <table:table-cell office:value-type="float" office:value="3.2" table:style-name="ce109">
            <text:p>3.2</text:p>
          </table:table-cell>
          <table:table-cell office:value-type="float" office:value="6.4" table:style-name="ce109">
            <text:p>6.4</text:p>
          </table:table-cell>
          <table:table-cell office:value-type="float" office:value="306.89999999999998" table:style-name="ce108">
            <text:p>306.9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04).$A$1:TRA0106_(2004).$I$45" table:base-cell-address="TRA0106_(2004).$A$1"/>
          <table:named-range table:name="Print_Titles" table:cell-range-address="TRA0106_(2004).$A$3:TRA0106_(2004).$IV$7" table:base-cell-address="TRA0106_(2004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03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3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5" table:style-name="ce109">
            <text:p>9.5</text:p>
          </table:table-cell>
          <table:table-cell office:value-type="float" office:value="1.3" table:style-name="ce109">
            <text:p>1.3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7" table:style-name="ce108">
            <text:p>11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35">
              <text:p>5.7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3" table:style-name="ce109">
            <text:p>27.3</text:p>
          </table:table-cell>
          <table:table-cell office:value-type="float" office:value="3.7" table:style-name="ce109">
            <text:p>3.7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0.7" table:style-name="ce109">
            <text:p>0.7</text:p>
          </table:table-cell>
          <table:table-cell office:value-type="float" office:value="33.9" table:style-name="ce108">
            <text:p>33.9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.1" table:style-name="ce135">
              <text:p>9.1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2" table:style-name="ce134">
              <text:p>11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4" table:style-name="ce135">
              <text:p>14.4</text:p>
            </table:table-cell>
            <table:table-cell office:value-type="float" office:value="1.9" table:style-name="ce135">
              <text:p>1.9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" table:style-name="ce134">
              <text:p>18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7" table:style-name="ce109">
            <text:p>19.7</text:p>
          </table:table-cell>
          <table:table-cell office:value-type="float" office:value="3.1" table:style-name="ce109">
            <text:p>3.1</text:p>
          </table:table-cell>
          <table:table-cell office:value-type="float" office:value="1.8" table:style-name="ce109">
            <text:p>1.8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1" table:style-name="ce108">
            <text:p>25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7" table:style-name="ce135">
              <text:p>4.7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" table:style-name="ce134">
              <text:p>6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4" table:style-name="ce134">
              <text:p>9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999999999999993" table:style-name="ce134">
              <text:p>9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5" table:style-name="ce109">
            <text:p>19.5</text:p>
          </table:table-cell>
          <table:table-cell office:value-type="float" office:value="3" table:style-name="ce109">
            <text:p>3.0</text:p>
          </table:table-cell>
          <table:table-cell office:value-type="float" office:value="2" table:style-name="ce109">
            <text:p>2.0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4.9" table:style-name="ce108">
            <text:p>24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3" table:style-name="ce109">
            <text:p>23.3</text:p>
          </table:table-cell>
          <table:table-cell office:value-type="float" office:value="3.5" table:style-name="ce109">
            <text:p>3.5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9.3" table:style-name="ce108">
            <text:p>29.3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4" table:style-name="ce135">
              <text:p>8.4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0.3" table:style-name="ce134">
              <text:p>10.3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4.9" table:style-name="ce135">
              <text:p>14.9</text:p>
            </table:table-cell>
            <table:table-cell office:value-type="float" office:value="2.2999999999999998" table:style-name="ce135">
              <text:p>2.3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" table:style-name="ce134">
              <text:p>19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5" table:style-name="ce109">
            <text:p>26.5</text:p>
          </table:table-cell>
          <table:table-cell office:value-type="float" office:value="4.0999999999999996" table:style-name="ce109">
            <text:p>4.1</text:p>
          </table:table-cell>
          <table:table-cell office:value-type="float" office:value="2.1" table:style-name="ce109">
            <text:p>2.1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3.4" table:style-name="ce108">
            <text:p>33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5.9" table:style-name="ce109">
            <text:p>15.9</text:p>
          </table:table-cell>
          <table:table-cell office:value-type="float" office:value="2.4" table:style-name="ce109">
            <text:p>2.4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19.899999999999999" table:style-name="ce108">
            <text:p>19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3" table:style-name="ce109">
            <text:p>43.0</text:p>
          </table:table-cell>
          <table:table-cell office:value-type="float" office:value="6" table:style-name="ce109">
            <text:p>6.0</text:p>
          </table:table-cell>
          <table:table-cell office:value-type="float" office:value="2.6" table:style-name="ce109">
            <text:p>2.6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1" table:style-name="ce109">
            <text:p>1.0</text:p>
          </table:table-cell>
          <table:table-cell office:value-type="float" office:value="52.6" table:style-name="ce108">
            <text:p>52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3.6" table:style-name="ce109">
            <text:p>23.6</text:p>
          </table:table-cell>
          <table:table-cell office:value-type="float" office:value="3.4" table:style-name="ce109">
            <text:p>3.4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29.3" table:style-name="ce108">
            <text:p>29.3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8.4" table:style-name="ce109">
            <text:p>208.4</text:p>
          </table:table-cell>
          <table:table-cell office:value-type="float" office:value="30.5" table:style-name="ce109">
            <text:p>30.5</text:p>
          </table:table-cell>
          <table:table-cell office:value-type="float" office:value="15.3" table:style-name="ce109">
            <text:p>15.3</text:p>
          </table:table-cell>
          <table:table-cell office:value-type="float" office:value="3.1" table:style-name="ce109">
            <text:p>3.1</text:p>
          </table:table-cell>
          <table:table-cell office:value-type="float" office:value="2.7" table:style-name="ce109">
            <text:p>2.7</text:p>
          </table:table-cell>
          <table:table-cell office:value-type="float" office:value="5.8" table:style-name="ce109">
            <text:p>5.8</text:p>
          </table:table-cell>
          <table:table-cell office:value-type="float" office:value="260" table:style-name="ce108">
            <text:p>260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3" table:style-name="ce109">
            <text:p>13.3</text:p>
          </table:table-cell>
          <table:table-cell office:value-type="float" office:value="2" table:style-name="ce109">
            <text:p>2.0</text:p>
          </table:table-cell>
          <table:table-cell office:value-type="float" office:value="0.8" table:style-name="ce109">
            <text:p>0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399999999999999" table:style-name="ce108">
            <text:p>16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0.6" table:style-name="ce109">
            <text:p>20.6</text:p>
          </table:table-cell>
          <table:table-cell office:value-type="float" office:value="3.2" table:style-name="ce109">
            <text:p>3.2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6" table:style-name="ce108">
            <text:p>26.0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2.3" table:style-name="ce109">
            <text:p>242.3</text:p>
          </table:table-cell>
          <table:table-cell office:value-type="float" office:value="35.700000000000003" table:style-name="ce109">
            <text:p>35.7</text:p>
          </table:table-cell>
          <table:table-cell office:value-type="float" office:value="17.7" table:style-name="ce109">
            <text:p>17.7</text:p>
          </table:table-cell>
          <table:table-cell office:value-type="float" office:value="3.4" table:style-name="ce109">
            <text:p>3.4</text:p>
          </table:table-cell>
          <table:table-cell office:value-type="float" office:value="3.3" table:style-name="ce109">
            <text:p>3.3</text:p>
          </table:table-cell>
          <table:table-cell office:value-type="float" office:value="6.8" table:style-name="ce109">
            <text:p>6.8</text:p>
          </table:table-cell>
          <table:table-cell office:value-type="float" office:value="302.39999999999998" table:style-name="ce108">
            <text:p>302.4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03).$A$1:TRA0106_(2003).$I$45" table:base-cell-address="TRA0106_(2003).$A$1"/>
          <table:named-range table:name="Print_Titles" table:cell-range-address="TRA0106_(2003).$A$3:TRA0106_(2003).$IV$7" table:base-cell-address="TRA0106_(2003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02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2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6" table:style-name="ce109">
            <text:p>9.6</text:p>
          </table:table-cell>
          <table:table-cell office:value-type="float" office:value="1.3" table:style-name="ce109">
            <text:p>1.3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7" table:style-name="ce108">
            <text:p>11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7" table:style-name="ce135">
              <text:p>5.7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7" table:style-name="ce134">
              <text:p>7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7.4" table:style-name="ce109">
            <text:p>27.4</text:p>
          </table:table-cell>
          <table:table-cell office:value-type="float" office:value="3.5" table:style-name="ce109">
            <text:p>3.5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3.700000000000003" table:style-name="ce108">
            <text:p>33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9.1" table:style-name="ce135">
              <text:p>9.1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1.2" table:style-name="ce134">
              <text:p>11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7" table:style-name="ce134">
              <text:p>4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4" table:style-name="ce135">
              <text:p>14.4</text:p>
            </table:table-cell>
            <table:table-cell office:value-type="float" office:value="1.8" table:style-name="ce135">
              <text:p>1.8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8" table:style-name="ce134">
              <text:p>17.8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7" table:style-name="ce109">
            <text:p>19.7</text:p>
          </table:table-cell>
          <table:table-cell office:value-type="float" office:value="3" table:style-name="ce109">
            <text:p>3.0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" table:style-name="ce108">
            <text:p>25.0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7" table:style-name="ce135">
              <text:p>4.7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" table:style-name="ce134">
              <text:p>6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4" table:style-name="ce134">
              <text:p>9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5" table:style-name="ce135">
              <text:p>7.5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" table:style-name="ce134">
              <text:p>9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9.2" table:style-name="ce109">
            <text:p>19.2</text:p>
          </table:table-cell>
          <table:table-cell office:value-type="float" office:value="2.8" table:style-name="ce109">
            <text:p>2.8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4.4" table:style-name="ce108">
            <text:p>24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3.5" table:style-name="ce109">
            <text:p>23.5</text:p>
          </table:table-cell>
          <table:table-cell office:value-type="float" office:value="3.3" table:style-name="ce109">
            <text:p>3.3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9.3" table:style-name="ce108">
            <text:p>29.3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4" table:style-name="ce135">
              <text:p>8.4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199999999999999" table:style-name="ce134">
              <text:p>10.2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5.1" table:style-name="ce135">
              <text:p>15.1</text:p>
            </table:table-cell>
            <table:table-cell office:value-type="float" office:value="2.2000000000000002" table:style-name="ce135">
              <text:p>2.2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9" table:style-name="ce134">
              <text:p>19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6.5" table:style-name="ce109">
            <text:p>26.5</text:p>
          </table:table-cell>
          <table:table-cell office:value-type="float" office:value="3.9" table:style-name="ce109">
            <text:p>3.9</text:p>
          </table:table-cell>
          <table:table-cell office:value-type="float" office:value="2.1" table:style-name="ce109">
            <text:p>2.1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33.200000000000003" table:style-name="ce108">
            <text:p>33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3" table:style-name="ce109">
            <text:p>16.3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20" table:style-name="ce108">
            <text:p>20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3.3" table:style-name="ce109">
            <text:p>43.3</text:p>
          </table:table-cell>
          <table:table-cell office:value-type="float" office:value="5.7" table:style-name="ce109">
            <text:p>5.7</text:p>
          </table:table-cell>
          <table:table-cell office:value-type="float" office:value="2.6" table:style-name="ce109">
            <text:p>2.6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1" table:style-name="ce109">
            <text:p>1.0</text:p>
          </table:table-cell>
          <table:table-cell office:value-type="float" office:value="52.6" table:style-name="ce108">
            <text:p>52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3.4" table:style-name="ce109">
            <text:p>23.4</text:p>
          </table:table-cell>
          <table:table-cell office:value-type="float" office:value="3.3" table:style-name="ce109">
            <text:p>3.3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28.8" table:style-name="ce108">
            <text:p>28.8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8.9" table:style-name="ce109">
            <text:p>208.9</text:p>
          </table:table-cell>
          <table:table-cell office:value-type="float" office:value="29" table:style-name="ce109">
            <text:p>29.0</text:p>
          </table:table-cell>
          <table:table-cell office:value-type="float" office:value="15.3" table:style-name="ce109">
            <text:p>15.3</text:p>
          </table:table-cell>
          <table:table-cell office:value-type="float" office:value="2.8" table:style-name="ce109">
            <text:p>2.8</text:p>
          </table:table-cell>
          <table:table-cell office:value-type="float" office:value="2.6" table:style-name="ce109">
            <text:p>2.6</text:p>
          </table:table-cell>
          <table:table-cell office:value-type="float" office:value="5.5" table:style-name="ce109">
            <text:p>5.5</text:p>
          </table:table-cell>
          <table:table-cell office:value-type="float" office:value="258.7" table:style-name="ce108">
            <text:p>258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3.2" table:style-name="ce109">
            <text:p>13.2</text:p>
          </table:table-cell>
          <table:table-cell office:value-type="float" office:value="1.9" table:style-name="ce109">
            <text:p>1.9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6.2" table:style-name="ce108">
            <text:p>16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20.6" table:style-name="ce109">
            <text:p>20.6</text:p>
          </table:table-cell>
          <table:table-cell office:value-type="float" office:value="3" table:style-name="ce109">
            <text:p>3.0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25.7" table:style-name="ce108">
            <text:p>25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42.7" table:style-name="ce109">
            <text:p>242.7</text:p>
          </table:table-cell>
          <table:table-cell office:value-type="float" office:value="34" table:style-name="ce109">
            <text:p>34.0</text:p>
          </table:table-cell>
          <table:table-cell office:value-type="float" office:value="17.600000000000001" table:style-name="ce109">
            <text:p>17.6</text:p>
          </table:table-cell>
          <table:table-cell office:value-type="float" office:value="3.1" table:style-name="ce109">
            <text:p>3.1</text:p>
          </table:table-cell>
          <table:table-cell office:value-type="float" office:value="3.2" table:style-name="ce109">
            <text:p>3.2</text:p>
          </table:table-cell>
          <table:table-cell office:value-type="float" office:value="6.3" table:style-name="ce109">
            <text:p>6.3</text:p>
          </table:table-cell>
          <table:table-cell office:value-type="float" office:value="300.60000000000002" table:style-name="ce108">
            <text:p>300.6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02).$A$1:TRA0106_(2002).$I$45" table:base-cell-address="TRA0106_(2002).$A$1"/>
          <table:named-range table:name="Print_Titles" table:cell-range-address="TRA0106_(2002).$A$3:TRA0106_(2002).$IV$7" table:base-cell-address="TRA0106_(2002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01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1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5" table:style-name="ce109">
            <text:p>9.5</text:p>
          </table:table-cell>
          <table:table-cell office:value-type="float" office:value="1.2" table:style-name="ce109">
            <text:p>1.2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5" table:style-name="ce108">
            <text:p>11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6.9" table:style-name="ce134">
              <text:p>6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6.8" table:style-name="ce109">
            <text:p>26.8</text:p>
          </table:table-cell>
          <table:table-cell office:value-type="float" office:value="3.5" table:style-name="ce109">
            <text:p>3.5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3.1" table:style-name="ce108">
            <text:p>33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9" table:style-name="ce135">
              <text:p>8.9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9" table:style-name="ce134">
              <text:p>10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.2" table:style-name="ce135">
              <text:p>14.2</text:p>
            </table:table-cell>
            <table:table-cell office:value-type="float" office:value="1.8" table:style-name="ce135">
              <text:p>1.8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600000000000001" table:style-name="ce134">
              <text:p>17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9.2" table:style-name="ce109">
            <text:p>19.2</text:p>
          </table:table-cell>
          <table:table-cell office:value-type="float" office:value="2.8" table:style-name="ce109">
            <text:p>2.8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4.3" table:style-name="ce108">
            <text:p>24.3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5" table:style-name="ce135">
              <text:p>4.5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8" table:style-name="ce134">
              <text:p>5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4" table:style-name="ce135">
              <text:p>7.4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1999999999999993" table:style-name="ce134">
              <text:p>9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2" table:style-name="ce135">
              <text:p>7.2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3000000000000007" table:style-name="ce134">
              <text:p>9.3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8.600000000000001" table:style-name="ce109">
            <text:p>18.6</text:p>
          </table:table-cell>
          <table:table-cell office:value-type="float" office:value="2.7" table:style-name="ce109">
            <text:p>2.7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3.7" table:style-name="ce108">
            <text:p>23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2.9" table:style-name="ce109">
            <text:p>22.9</text:p>
          </table:table-cell>
          <table:table-cell office:value-type="float" office:value="3.2" table:style-name="ce109">
            <text:p>3.2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8.6" table:style-name="ce108">
            <text:p>28.6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999999999999993" table:style-name="ce135">
              <text:p>8.2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4.7" table:style-name="ce135">
              <text:p>14.7</text:p>
            </table:table-cell>
            <table:table-cell office:value-type="float" office:value="2.1" table:style-name="ce135">
              <text:p>2.1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600000000000001" table:style-name="ce134">
              <text:p>18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5.9" table:style-name="ce109">
            <text:p>25.9</text:p>
          </table:table-cell>
          <table:table-cell office:value-type="float" office:value="3.9" table:style-name="ce109">
            <text:p>3.9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2.6" table:style-name="ce108">
            <text:p>32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3" table:style-name="ce109">
            <text:p>16.3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7" table:style-name="ce109">
            <text:p>0.7</text:p>
          </table:table-cell>
          <table:table-cell office:value-type="float" office:value="0.5" table:style-name="ce109">
            <text:p>0.5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20" table:style-name="ce108">
            <text:p>20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2.5" table:style-name="ce109">
            <text:p>42.5</text:p>
          </table:table-cell>
          <table:table-cell office:value-type="float" office:value="5.6" table:style-name="ce109">
            <text:p>5.6</text:p>
          </table:table-cell>
          <table:table-cell office:value-type="float" office:value="2.6" table:style-name="ce109">
            <text:p>2.6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1" table:style-name="ce109">
            <text:p>1.0</text:p>
          </table:table-cell>
          <table:table-cell office:value-type="float" office:value="51.6" table:style-name="ce108">
            <text:p>51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2.6" table:style-name="ce109">
            <text:p>22.6</text:p>
          </table:table-cell>
          <table:table-cell office:value-type="float" office:value="3.1" table:style-name="ce109">
            <text:p>3.1</text:p>
          </table:table-cell>
          <table:table-cell office:value-type="float" office:value="1.5" table:style-name="ce109">
            <text:p>1.5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7.9" table:style-name="ce108">
            <text:p>27.9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4.4" table:style-name="ce109">
            <text:p>204.4</text:p>
          </table:table-cell>
          <table:table-cell office:value-type="float" office:value="28.4" table:style-name="ce109">
            <text:p>28.4</text:p>
          </table:table-cell>
          <table:table-cell office:value-type="float" office:value="15.2" table:style-name="ce109">
            <text:p>15.2</text:p>
          </table:table-cell>
          <table:table-cell office:value-type="float" office:value="2.7" table:style-name="ce109">
            <text:p>2.7</text:p>
          </table:table-cell>
          <table:table-cell office:value-type="float" office:value="2.6" table:style-name="ce109">
            <text:p>2.6</text:p>
          </table:table-cell>
          <table:table-cell office:value-type="float" office:value="5.3" table:style-name="ce109">
            <text:p>5.3</text:p>
          </table:table-cell>
          <table:table-cell office:value-type="float" office:value="253.3" table:style-name="ce108">
            <text:p>253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2.7" table:style-name="ce109">
            <text:p>12.7</text:p>
          </table:table-cell>
          <table:table-cell office:value-type="float" office:value="1.9" table:style-name="ce109">
            <text:p>1.9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5.6" table:style-name="ce108">
            <text:p>15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9.8" table:style-name="ce109">
            <text:p>19.8</text:p>
          </table:table-cell>
          <table:table-cell office:value-type="float" office:value="2.9" table:style-name="ce109">
            <text:p>2.9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4.7" table:style-name="ce108">
            <text:p>24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36.9" table:style-name="ce109">
            <text:p>236.9</text:p>
          </table:table-cell>
          <table:table-cell office:value-type="float" office:value="33.200000000000003" table:style-name="ce109">
            <text:p>33.2</text:p>
          </table:table-cell>
          <table:table-cell office:value-type="float" office:value="17.399999999999999" table:style-name="ce109">
            <text:p>17.4</text:p>
          </table:table-cell>
          <table:table-cell office:value-type="float" office:value="3" table:style-name="ce109">
            <text:p>3.0</text:p>
          </table:table-cell>
          <table:table-cell office:value-type="float" office:value="3.2" table:style-name="ce109">
            <text:p>3.2</text:p>
          </table:table-cell>
          <table:table-cell office:value-type="float" office:value="6.2" table:style-name="ce109">
            <text:p>6.2</text:p>
          </table:table-cell>
          <table:table-cell office:value-type="float" office:value="293.7" table:style-name="ce108">
            <text:p>293.7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01).$A$1:TRA0106_(2001).$I$45" table:base-cell-address="TRA0106_(2001).$A$1"/>
          <table:named-range table:name="Print_Titles" table:cell-range-address="TRA0106_(2001).$A$3:TRA0106_(2001).$IV$7" table:base-cell-address="TRA0106_(2001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2000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2000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3000000000000007" table:style-name="ce109">
            <text:p>9.3</text:p>
          </table:table-cell>
          <table:table-cell office:value-type="float" office:value="1.2" table:style-name="ce109">
            <text:p>1.2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3" table:style-name="ce108">
            <text:p>11.3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5" table:style-name="ce135">
              <text:p>5.5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6.8" table:style-name="ce134">
              <text:p>6.8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6.4" table:style-name="ce109">
            <text:p>26.4</text:p>
          </table:table-cell>
          <table:table-cell office:value-type="float" office:value="3.4" table:style-name="ce109">
            <text:p>3.4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2.6" table:style-name="ce108">
            <text:p>32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6999999999999993" table:style-name="ce135">
              <text:p>8.7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6" table:style-name="ce134">
              <text:p>10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" table:style-name="ce135">
              <text:p>14.0</text:p>
            </table:table-cell>
            <table:table-cell office:value-type="float" office:value="1.8" table:style-name="ce135">
              <text:p>1.8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399999999999999" table:style-name="ce134">
              <text:p>17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8.899999999999999" table:style-name="ce109">
            <text:p>18.9</text:p>
          </table:table-cell>
          <table:table-cell office:value-type="float" office:value="2.7" table:style-name="ce109">
            <text:p>2.7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3.9" table:style-name="ce108">
            <text:p>23.9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4000000000000004" table:style-name="ce135">
              <text:p>4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7" table:style-name="ce134">
              <text:p>5.7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3" table:style-name="ce135">
              <text:p>7.3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1" table:style-name="ce134">
              <text:p>9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1" table:style-name="ce135">
              <text:p>7.1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1" table:style-name="ce134">
              <text:p>9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8.3" table:style-name="ce109">
            <text:p>18.3</text:p>
          </table:table-cell>
          <table:table-cell office:value-type="float" office:value="2.6" table:style-name="ce109">
            <text:p>2.6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3.3" table:style-name="ce108">
            <text:p>23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2.7" table:style-name="ce109">
            <text:p>22.7</text:p>
          </table:table-cell>
          <table:table-cell office:value-type="float" office:value="3.2" table:style-name="ce109">
            <text:p>3.2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8.4" table:style-name="ce108">
            <text:p>28.4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999999999999993" table:style-name="ce135">
              <text:p>8.2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4.5" table:style-name="ce135">
              <text:p>14.5</text:p>
            </table:table-cell>
            <table:table-cell office:value-type="float" office:value="2.1" table:style-name="ce135">
              <text:p>2.1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399999999999999" table:style-name="ce134">
              <text:p>18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5.6" table:style-name="ce109">
            <text:p>25.6</text:p>
          </table:table-cell>
          <table:table-cell office:value-type="float" office:value="3.8" table:style-name="ce109">
            <text:p>3.8</text:p>
          </table:table-cell>
          <table:table-cell office:value-type="float" office:value="2.1" table:style-name="ce109">
            <text:p>2.1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2" table:style-name="ce108">
            <text:p>32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5" table:style-name="ce109">
            <text:p>16.5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7" table:style-name="ce109">
            <text:p>0.7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20.100000000000001" table:style-name="ce108">
            <text:p>20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.9" table:style-name="ce109">
            <text:p>41.9</text:p>
          </table:table-cell>
          <table:table-cell office:value-type="float" office:value="5.5" table:style-name="ce109">
            <text:p>5.5</text:p>
          </table:table-cell>
          <table:table-cell office:value-type="float" office:value="2.6" table:style-name="ce109">
            <text:p>2.6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50.9" table:style-name="ce108">
            <text:p>50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2.1" table:style-name="ce109">
            <text:p>22.1</text:p>
          </table:table-cell>
          <table:table-cell office:value-type="float" office:value="3.1" table:style-name="ce109">
            <text:p>3.1</text:p>
          </table:table-cell>
          <table:table-cell office:value-type="float" office:value="1.5" table:style-name="ce109">
            <text:p>1.5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7.3" table:style-name="ce108">
            <text:p>27.3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1.6" table:style-name="ce109">
            <text:p>201.6</text:p>
          </table:table-cell>
          <table:table-cell office:value-type="float" office:value="27.8" table:style-name="ce109">
            <text:p>27.8</text:p>
          </table:table-cell>
          <table:table-cell office:value-type="float" office:value="15.2" table:style-name="ce109">
            <text:p>15.2</text:p>
          </table:table-cell>
          <table:table-cell office:value-type="float" office:value="2.5" table:style-name="ce109">
            <text:p>2.5</text:p>
          </table:table-cell>
          <table:table-cell office:value-type="float" office:value="2.7" table:style-name="ce109">
            <text:p>2.7</text:p>
          </table:table-cell>
          <table:table-cell office:value-type="float" office:value="5.2" table:style-name="ce109">
            <text:p>5.2</text:p>
          </table:table-cell>
          <table:table-cell office:value-type="float" office:value="249.8" table:style-name="ce108">
            <text:p>249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2.5" table:style-name="ce109">
            <text:p>12.5</text:p>
          </table:table-cell>
          <table:table-cell office:value-type="float" office:value="1.8" table:style-name="ce109">
            <text:p>1.8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5.4" table:style-name="ce108">
            <text:p>15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9.5" table:style-name="ce109">
            <text:p>19.5</text:p>
          </table:table-cell>
          <table:table-cell office:value-type="float" office:value="2.9" table:style-name="ce109">
            <text:p>2.9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4.4" table:style-name="ce108">
            <text:p>24.4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33.7" table:style-name="ce109">
            <text:p>233.7</text:p>
          </table:table-cell>
          <table:table-cell office:value-type="float" office:value="32.4" table:style-name="ce109">
            <text:p>32.4</text:p>
          </table:table-cell>
          <table:table-cell office:value-type="float" office:value="17.5" table:style-name="ce109">
            <text:p>17.5</text:p>
          </table:table-cell>
          <table:table-cell office:value-type="float" office:value="2.8" table:style-name="ce109">
            <text:p>2.8</text:p>
          </table:table-cell>
          <table:table-cell office:value-type="float" office:value="3.2" table:style-name="ce109">
            <text:p>3.2</text:p>
          </table:table-cell>
          <table:table-cell office:value-type="float" office:value="6" table:style-name="ce109">
            <text:p>6.0</text:p>
          </table:table-cell>
          <table:table-cell office:value-type="float" office:value="289.7" table:style-name="ce108">
            <text:p>289.7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2000).$A$1:TRA0106_(2000).$I$45" table:base-cell-address="TRA0106_(2000).$A$1"/>
          <table:named-range table:name="Print_Titles" table:cell-range-address="TRA0106_(2000).$A$3:TRA0106_(2000).$IV$7" table:base-cell-address="TRA0106_(2000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9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9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5" table:style-name="ce109">
            <text:p>9.5</text:p>
          </table:table-cell>
          <table:table-cell office:value-type="float" office:value="1.2" table:style-name="ce109">
            <text:p>1.2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5" table:style-name="ce108">
            <text:p>11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999999999999996" table:style-name="ce134">
              <text:p>4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6" table:style-name="ce135">
              <text:p>5.6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6.9" table:style-name="ce134">
              <text:p>6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6.5" table:style-name="ce109">
            <text:p>26.5</text:p>
          </table:table-cell>
          <table:table-cell office:value-type="float" office:value="3.4" table:style-name="ce109">
            <text:p>3.4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2.6" table:style-name="ce108">
            <text:p>32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6999999999999993" table:style-name="ce135">
              <text:p>8.7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6" table:style-name="ce134">
              <text:p>10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4" table:style-name="ce135">
              <text:p>14.0</text:p>
            </table:table-cell>
            <table:table-cell office:value-type="float" office:value="1.8" table:style-name="ce135">
              <text:p>1.8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5" table:style-name="ce134">
              <text:p>17.5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8.899999999999999" table:style-name="ce109">
            <text:p>18.9</text:p>
          </table:table-cell>
          <table:table-cell office:value-type="float" office:value="2.7" table:style-name="ce109">
            <text:p>2.7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3.9" table:style-name="ce108">
            <text:p>23.9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4000000000000004" table:style-name="ce135">
              <text:p>4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6" table:style-name="ce134">
              <text:p>5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3" table:style-name="ce135">
              <text:p>7.3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1" table:style-name="ce134">
              <text:p>9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2" table:style-name="ce135">
              <text:p>7.2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1999999999999993" table:style-name="ce134">
              <text:p>9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8.399999999999999" table:style-name="ce109">
            <text:p>18.4</text:p>
          </table:table-cell>
          <table:table-cell office:value-type="float" office:value="2.6" table:style-name="ce109">
            <text:p>2.6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3.4" table:style-name="ce108">
            <text:p>23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2.8" table:style-name="ce109">
            <text:p>22.8</text:p>
          </table:table-cell>
          <table:table-cell office:value-type="float" office:value="3.2" table:style-name="ce109">
            <text:p>3.2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8.4" table:style-name="ce108">
            <text:p>28.4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3000000000000007" table:style-name="ce135">
              <text:p>8.3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4.5" table:style-name="ce135">
              <text:p>14.5</text:p>
            </table:table-cell>
            <table:table-cell office:value-type="float" office:value="2" table:style-name="ce135">
              <text:p>2.0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399999999999999" table:style-name="ce134">
              <text:p>18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5.7" table:style-name="ce109">
            <text:p>25.7</text:p>
          </table:table-cell>
          <table:table-cell office:value-type="float" office:value="3.8" table:style-name="ce109">
            <text:p>3.8</text:p>
          </table:table-cell>
          <table:table-cell office:value-type="float" office:value="2" table:style-name="ce109">
            <text:p>2.0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2.200000000000003" table:style-name="ce108">
            <text:p>32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600000000000001" table:style-name="ce109">
            <text:p>16.6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7" table:style-name="ce109">
            <text:p>0.7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8" table:style-name="ce109">
            <text:p>0.8</text:p>
          </table:table-cell>
          <table:table-cell office:value-type="float" office:value="20.3" table:style-name="ce108">
            <text:p>20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.9" table:style-name="ce109">
            <text:p>41.9</text:p>
          </table:table-cell>
          <table:table-cell office:value-type="float" office:value="5.3" table:style-name="ce109">
            <text:p>5.3</text:p>
          </table:table-cell>
          <table:table-cell office:value-type="float" office:value="2.5" table:style-name="ce109">
            <text:p>2.5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50.7" table:style-name="ce108">
            <text:p>50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2" table:style-name="ce109">
            <text:p>22.0</text:p>
          </table:table-cell>
          <table:table-cell office:value-type="float" office:value="3" table:style-name="ce109">
            <text:p>3.0</text:p>
          </table:table-cell>
          <table:table-cell office:value-type="float" office:value="1.6" table:style-name="ce109">
            <text:p>1.6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7.1" table:style-name="ce108">
            <text:p>27.1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202.4" table:style-name="ce109">
            <text:p>202.4</text:p>
          </table:table-cell>
          <table:table-cell office:value-type="float" office:value="27.4" table:style-name="ce109">
            <text:p>27.4</text:p>
          </table:table-cell>
          <table:table-cell office:value-type="float" office:value="15.1" table:style-name="ce109">
            <text:p>15.1</text:p>
          </table:table-cell>
          <table:table-cell office:value-type="float" office:value="2.5" table:style-name="ce109">
            <text:p>2.5</text:p>
          </table:table-cell>
          <table:table-cell office:value-type="float" office:value="2.7" table:style-name="ce109">
            <text:p>2.7</text:p>
          </table:table-cell>
          <table:table-cell office:value-type="float" office:value="5.3" table:style-name="ce109">
            <text:p>5.3</text:p>
          </table:table-cell>
          <table:table-cell office:value-type="float" office:value="250.1" table:style-name="ce108">
            <text:p>250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2.6" table:style-name="ce109">
            <text:p>12.6</text:p>
          </table:table-cell>
          <table:table-cell office:value-type="float" office:value="1.8" table:style-name="ce109">
            <text:p>1.8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5.5" table:style-name="ce108">
            <text:p>15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9.600000000000001" table:style-name="ce109">
            <text:p>19.6</text:p>
          </table:table-cell>
          <table:table-cell office:value-type="float" office:value="2.9" table:style-name="ce109">
            <text:p>2.9</text:p>
          </table:table-cell>
          <table:table-cell office:value-type="float" office:value="1.5" table:style-name="ce109">
            <text:p>1.5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4.6" table:style-name="ce108">
            <text:p>24.6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34.5" table:style-name="ce109">
            <text:p>234.5</text:p>
          </table:table-cell>
          <table:table-cell office:value-type="float" office:value="32.1" table:style-name="ce109">
            <text:p>32.1</text:p>
          </table:table-cell>
          <table:table-cell office:value-type="float" office:value="17.5" table:style-name="ce109">
            <text:p>17.5</text:p>
          </table:table-cell>
          <table:table-cell office:value-type="float" office:value="2.8" table:style-name="ce109">
            <text:p>2.8</text:p>
          </table:table-cell>
          <table:table-cell office:value-type="float" office:value="3.3" table:style-name="ce109">
            <text:p>3.3</text:p>
          </table:table-cell>
          <table:table-cell office:value-type="float" office:value="6.1" table:style-name="ce109">
            <text:p>6.1</text:p>
          </table:table-cell>
          <table:table-cell office:value-type="float" office:value="290.2" table:style-name="ce108">
            <text:p>290.2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9).$A$1:TRA0106_(1999).$I$45" table:base-cell-address="TRA0106_(1999).$A$1"/>
          <table:named-range table:name="Print_Titles" table:cell-range-address="TRA0106_(1999).$A$3:TRA0106_(1999).$IV$7" table:base-cell-address="TRA0106_(1999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8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8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3000000000000007" table:style-name="ce109">
            <text:p>9.3</text:p>
          </table:table-cell>
          <table:table-cell office:value-type="float" office:value="1.2" table:style-name="ce109">
            <text:p>1.2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2" table:style-name="ce108">
            <text:p>11.2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4" table:style-name="ce135">
              <text:p>5.4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7" table:style-name="ce134">
              <text:p>6.7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6" table:style-name="ce109">
            <text:p>26.0</text:p>
          </table:table-cell>
          <table:table-cell office:value-type="float" office:value="3.4" table:style-name="ce109">
            <text:p>3.4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2.1" table:style-name="ce108">
            <text:p>32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5" table:style-name="ce135">
              <text:p>8.5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4" table:style-name="ce134">
              <text:p>10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3.8" table:style-name="ce135">
              <text:p>13.8</text:p>
            </table:table-cell>
            <table:table-cell office:value-type="float" office:value="1.7" table:style-name="ce135">
              <text:p>1.7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2" table:style-name="ce134">
              <text:p>17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8.600000000000001" table:style-name="ce109">
            <text:p>18.6</text:p>
          </table:table-cell>
          <table:table-cell office:value-type="float" office:value="2.7" table:style-name="ce109">
            <text:p>2.7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23.6" table:style-name="ce108">
            <text:p>23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3" table:style-name="ce135">
              <text:p>4.3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5" table:style-name="ce134">
              <text:p>5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3" table:style-name="ce135">
              <text:p>7.3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" table:style-name="ce134">
              <text:p>9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.1" table:style-name="ce135">
              <text:p>7.1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" table:style-name="ce134">
              <text:p>9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7.899999999999999" table:style-name="ce109">
            <text:p>17.9</text:p>
          </table:table-cell>
          <table:table-cell office:value-type="float" office:value="2.5" table:style-name="ce109">
            <text:p>2.5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2.8" table:style-name="ce108">
            <text:p>22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2.5" table:style-name="ce109">
            <text:p>22.5</text:p>
          </table:table-cell>
          <table:table-cell office:value-type="float" office:value="3.1" table:style-name="ce109">
            <text:p>3.1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8.1" table:style-name="ce108">
            <text:p>28.1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.1" table:style-name="ce135">
              <text:p>8.1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9" table:style-name="ce134">
              <text:p>9.9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4.3" table:style-name="ce135">
              <text:p>14.3</text:p>
            </table:table-cell>
            <table:table-cell office:value-type="float" office:value="2" table:style-name="ce135">
              <text:p>2.0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8.2" table:style-name="ce134">
              <text:p>18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5.2" table:style-name="ce109">
            <text:p>25.2</text:p>
          </table:table-cell>
          <table:table-cell office:value-type="float" office:value="3.7" table:style-name="ce109">
            <text:p>3.7</text:p>
          </table:table-cell>
          <table:table-cell office:value-type="float" office:value="2" table:style-name="ce109">
            <text:p>2.0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1.5" table:style-name="ce108">
            <text:p>31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3" table:style-name="ce109">
            <text:p>16.3</text:p>
          </table:table-cell>
          <table:table-cell office:value-type="float" office:value="2.1" table:style-name="ce109">
            <text:p>2.1</text:p>
          </table:table-cell>
          <table:table-cell office:value-type="float" office:value="0.7" table:style-name="ce109">
            <text:p>0.7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9.8" table:style-name="ce108">
            <text:p>19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1" table:style-name="ce109">
            <text:p>41.0</text:p>
          </table:table-cell>
          <table:table-cell office:value-type="float" office:value="5.3" table:style-name="ce109">
            <text:p>5.3</text:p>
          </table:table-cell>
          <table:table-cell office:value-type="float" office:value="2.4" table:style-name="ce109">
            <text:p>2.4</text:p>
          </table:table-cell>
          <table:table-cell office:value-type="float" office:value="0.5" table:style-name="ce109">
            <text:p>0.5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49.6" table:style-name="ce108">
            <text:p>49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1.7" table:style-name="ce109">
            <text:p>21.7</text:p>
          </table:table-cell>
          <table:table-cell office:value-type="float" office:value="2.9" table:style-name="ce109">
            <text:p>2.9</text:p>
          </table:table-cell>
          <table:table-cell office:value-type="float" office:value="1.5" table:style-name="ce109">
            <text:p>1.5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6.7" table:style-name="ce108">
            <text:p>26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198.6" table:style-name="ce109">
            <text:p>198.6</text:p>
          </table:table-cell>
          <table:table-cell office:value-type="float" office:value="27" table:style-name="ce109">
            <text:p>27.0</text:p>
          </table:table-cell>
          <table:table-cell office:value-type="float" office:value="14.9" table:style-name="ce109">
            <text:p>14.9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2.7" table:style-name="ce109">
            <text:p>2.7</text:p>
          </table:table-cell>
          <table:table-cell office:value-type="float" office:value="5" table:style-name="ce109">
            <text:p>5.0</text:p>
          </table:table-cell>
          <table:table-cell office:value-type="float" office:value="245.5" table:style-name="ce108">
            <text:p>245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2.3" table:style-name="ce109">
            <text:p>12.3</text:p>
          </table:table-cell>
          <table:table-cell office:value-type="float" office:value="1.8" table:style-name="ce109">
            <text:p>1.8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5.2" table:style-name="ce108">
            <text:p>15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9.399999999999999" table:style-name="ce109">
            <text:p>19.4</text:p>
          </table:table-cell>
          <table:table-cell office:value-type="float" office:value="2.8" table:style-name="ce109">
            <text:p>2.8</text:p>
          </table:table-cell>
          <table:table-cell office:value-type="float" office:value="1.5" table:style-name="ce109">
            <text:p>1.5</text:p>
          </table:table-cell>
          <table:table-cell office:value-type="float" office:value="0.1" table:style-name="ce109">
            <text:p>0.1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4.2" table:style-name="ce108">
            <text:p>24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30.3" table:style-name="ce109">
            <text:p>230.3</text:p>
          </table:table-cell>
          <table:table-cell office:value-type="float" office:value="31.6" table:style-name="ce109">
            <text:p>31.6</text:p>
          </table:table-cell>
          <table:table-cell office:value-type="float" office:value="17.2" table:style-name="ce109">
            <text:p>17.2</text:p>
          </table:table-cell>
          <table:table-cell office:value-type="float" office:value="2.6" table:style-name="ce109">
            <text:p>2.6</text:p>
          </table:table-cell>
          <table:table-cell office:value-type="float" office:value="3.3" table:style-name="ce109">
            <text:p>3.3</text:p>
          </table:table-cell>
          <table:table-cell office:value-type="float" office:value="5.8" table:style-name="ce109">
            <text:p>5.8</text:p>
          </table:table-cell>
          <table:table-cell office:value-type="float" office:value="284.89999999999998" table:style-name="ce108">
            <text:p>284.9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8).$A$1:TRA0106_(1998).$I$45" table:base-cell-address="TRA0106_(1998).$A$1"/>
          <table:named-range table:name="Print_Titles" table:cell-range-address="TRA0106_(1998).$A$3:TRA0106_(1998).$IV$7" table:base-cell-address="TRA0106_(1998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7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7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.1999999999999993" table:style-name="ce109">
            <text:p>9.2</text:p>
          </table:table-cell>
          <table:table-cell office:value-type="float" office:value="1.2" table:style-name="ce109">
            <text:p>1.2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1.1" table:style-name="ce108">
            <text:p>11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8" table:style-name="ce135">
              <text:p>3.8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5" table:style-name="ce134">
              <text:p>4.5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4" table:style-name="ce135">
              <text:p>5.4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6" table:style-name="ce134">
              <text:p>6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5.6" table:style-name="ce109">
            <text:p>25.6</text:p>
          </table:table-cell>
          <table:table-cell office:value-type="float" office:value="3.2" table:style-name="ce109">
            <text:p>3.2</text:p>
          </table:table-cell>
          <table:table-cell office:value-type="float" office:value="2.1" table:style-name="ce109">
            <text:p>2.1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1.5" table:style-name="ce108">
            <text:p>31.5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4" table:style-name="ce135">
              <text:p>8.4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.199999999999999" table:style-name="ce134">
              <text:p>10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4000000000000004" table:style-name="ce134">
              <text:p>4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3.6" table:style-name="ce135">
              <text:p>13.6</text:p>
            </table:table-cell>
            <table:table-cell office:value-type="float" office:value="1.7" table:style-name="ce135">
              <text:p>1.7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6.899999999999999" table:style-name="ce134">
              <text:p>16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8.3" table:style-name="ce109">
            <text:p>18.3</text:p>
          </table:table-cell>
          <table:table-cell office:value-type="float" office:value="2.6" table:style-name="ce109">
            <text:p>2.6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23.1" table:style-name="ce108">
            <text:p>23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2" table:style-name="ce135">
              <text:p>4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4" table:style-name="ce134">
              <text:p>5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.1" table:style-name="ce135">
              <text:p>7.1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8.8000000000000007" table:style-name="ce134">
              <text:p>8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7" table:style-name="ce135">
              <text:p>7.0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8.9" table:style-name="ce134">
              <text:p>8.9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7.7" table:style-name="ce109">
            <text:p>17.7</text:p>
          </table:table-cell>
          <table:table-cell office:value-type="float" office:value="2.4" table:style-name="ce109">
            <text:p>2.4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2.4" table:style-name="ce108">
            <text:p>22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2.2" table:style-name="ce109">
            <text:p>22.2</text:p>
          </table:table-cell>
          <table:table-cell office:value-type="float" office:value="3" table:style-name="ce109">
            <text:p>3.0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7.5" table:style-name="ce108">
            <text:p>27.5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" table:style-name="ce135">
              <text:p>8.0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999999999999993" table:style-name="ce134">
              <text:p>9.7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4.1" table:style-name="ce135">
              <text:p>14.1</text:p>
            </table:table-cell>
            <table:table-cell office:value-type="float" office:value="1.9" table:style-name="ce135">
              <text:p>1.9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8" table:style-name="ce134">
              <text:p>17.8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5" table:style-name="ce109">
            <text:p>25.0</text:p>
          </table:table-cell>
          <table:table-cell office:value-type="float" office:value="3.5" table:style-name="ce109">
            <text:p>3.5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31.1" table:style-name="ce108">
            <text:p>31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2" table:style-name="ce109">
            <text:p>16.2</text:p>
          </table:table-cell>
          <table:table-cell office:value-type="float" office:value="2.1" table:style-name="ce109">
            <text:p>2.1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9.7" table:style-name="ce108">
            <text:p>19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40.299999999999997" table:style-name="ce109">
            <text:p>40.3</text:p>
          </table:table-cell>
          <table:table-cell office:value-type="float" office:value="5.0999999999999996" table:style-name="ce109">
            <text:p>5.1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9" table:style-name="ce109">
            <text:p>0.9</text:p>
          </table:table-cell>
          <table:table-cell office:value-type="float" office:value="48.5" table:style-name="ce108">
            <text:p>48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1.4" table:style-name="ce109">
            <text:p>21.4</text:p>
          </table:table-cell>
          <table:table-cell office:value-type="float" office:value="2.8" table:style-name="ce109">
            <text:p>2.8</text:p>
          </table:table-cell>
          <table:table-cell office:value-type="float" office:value="1.4" table:style-name="ce109">
            <text:p>1.4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6.1" table:style-name="ce108">
            <text:p>26.1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195.9" table:style-name="ce109">
            <text:p>195.9</text:p>
          </table:table-cell>
          <table:table-cell office:value-type="float" office:value="25.8" table:style-name="ce109">
            <text:p>25.8</text:p>
          </table:table-cell>
          <table:table-cell office:value-type="float" office:value="14.4" table:style-name="ce109">
            <text:p>14.4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2.7" table:style-name="ce109">
            <text:p>2.7</text:p>
          </table:table-cell>
          <table:table-cell office:value-type="float" office:value="4.9000000000000004" table:style-name="ce109">
            <text:p>4.9</text:p>
          </table:table-cell>
          <table:table-cell office:value-type="float" office:value="241" table:style-name="ce108">
            <text:p>241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2.2" table:style-name="ce109">
            <text:p>12.2</text:p>
          </table:table-cell>
          <table:table-cell office:value-type="float" office:value="1.7" table:style-name="ce109">
            <text:p>1.7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5" table:style-name="ce108">
            <text:p>15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9.2" table:style-name="ce109">
            <text:p>19.2</text:p>
          </table:table-cell>
          <table:table-cell office:value-type="float" office:value="2.7" table:style-name="ce109">
            <text:p>2.7</text:p>
          </table:table-cell>
          <table:table-cell office:value-type="float" office:value="1.5" table:style-name="ce109">
            <text:p>1.5</text:p>
          </table:table-cell>
          <table:table-cell office:value-type="float" office:value="0.1" table:style-name="ce109">
            <text:p>0.1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3.8" table:style-name="ce108">
            <text:p>23.8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27.3" table:style-name="ce109">
            <text:p>227.3</text:p>
          </table:table-cell>
          <table:table-cell office:value-type="float" office:value="30.2" table:style-name="ce109">
            <text:p>30.2</text:p>
          </table:table-cell>
          <table:table-cell office:value-type="float" office:value="16.7" table:style-name="ce109">
            <text:p>16.7</text:p>
          </table:table-cell>
          <table:table-cell office:value-type="float" office:value="2.5" table:style-name="ce109">
            <text:p>2.5</text:p>
          </table:table-cell>
          <table:table-cell office:value-type="float" office:value="3.2" table:style-name="ce109">
            <text:p>3.2</text:p>
          </table:table-cell>
          <table:table-cell office:value-type="float" office:value="5.7" table:style-name="ce109">
            <text:p>5.7</text:p>
          </table:table-cell>
          <table:table-cell office:value-type="float" office:value="279.8" table:style-name="ce108">
            <text:p>279.8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7).$A$1:TRA0106_(1997).$I$45" table:base-cell-address="TRA0106_(1997).$A$1"/>
          <table:named-range table:name="Print_Titles" table:cell-range-address="TRA0106_(1997).$A$3:TRA0106_(1997).$IV$7" table:base-cell-address="TRA0106_(1997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6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6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9" table:style-name="ce109">
            <text:p>9.0</text:p>
          </table:table-cell>
          <table:table-cell office:value-type="float" office:value="1.1000000000000001" table:style-name="ce109">
            <text:p>1.1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0.8" table:style-name="ce108">
            <text:p>10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4000000000000004" table:style-name="ce134">
              <text:p>4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3" table:style-name="ce135">
              <text:p>5.3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4" table:style-name="ce134">
              <text:p>6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5.2" table:style-name="ce109">
            <text:p>25.2</text:p>
          </table:table-cell>
          <table:table-cell office:value-type="float" office:value="3.1" table:style-name="ce109">
            <text:p>3.1</text:p>
          </table:table-cell>
          <table:table-cell office:value-type="float" office:value="2" table:style-name="ce109">
            <text:p>2.0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0.8" table:style-name="ce108">
            <text:p>30.8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1999999999999993" table:style-name="ce135">
              <text:p>8.2</text:p>
            </table:table-cell>
            <table:table-cell office:value-type="float" office:value="1.1000000000000001" table:style-name="ce135">
              <text:p>1.1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10" table:style-name="ce134">
              <text:p>10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3" table:style-name="ce134">
              <text:p>4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3.3" table:style-name="ce135">
              <text:p>13.3</text:p>
            </table:table-cell>
            <table:table-cell office:value-type="float" office:value="1.6" table:style-name="ce135">
              <text:p>1.6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6.5" table:style-name="ce134">
              <text:p>16.5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8" table:style-name="ce109">
            <text:p>18.0</text:p>
          </table:table-cell>
          <table:table-cell office:value-type="float" office:value="2.4" table:style-name="ce109">
            <text:p>2.4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4" table:style-name="ce109">
            <text:p>0.4</text:p>
          </table:table-cell>
          <table:table-cell office:value-type="float" office:value="22.7" table:style-name="ce108">
            <text:p>22.7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2" table:style-name="ce135">
              <text:p>4.2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3" table:style-name="ce134">
              <text:p>5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7" table:style-name="ce135">
              <text:p>7.0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8.6" table:style-name="ce134">
              <text:p>8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6.9" table:style-name="ce135">
              <text:p>6.9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8.8000000000000007" table:style-name="ce134">
              <text:p>8.8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7.399999999999999" table:style-name="ce109">
            <text:p>17.4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1.9" table:style-name="ce108">
            <text:p>21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1.8" table:style-name="ce109">
            <text:p>21.8</text:p>
          </table:table-cell>
          <table:table-cell office:value-type="float" office:value="2.8" table:style-name="ce109">
            <text:p>2.8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7" table:style-name="ce108">
            <text:p>27.0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8" table:style-name="ce135">
              <text:p>8.0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" table:style-name="ce134">
              <text:p>9.6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3.8" table:style-name="ce135">
              <text:p>13.8</text:p>
            </table:table-cell>
            <table:table-cell office:value-type="float" office:value="1.8" table:style-name="ce135">
              <text:p>1.8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7.3" table:style-name="ce134">
              <text:p>17.3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4.6" table:style-name="ce109">
            <text:p>24.6</text:p>
          </table:table-cell>
          <table:table-cell office:value-type="float" office:value="3.3" table:style-name="ce109">
            <text:p>3.3</text:p>
          </table:table-cell>
          <table:table-cell office:value-type="float" office:value="1.9" table:style-name="ce109">
            <text:p>1.9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30.4" table:style-name="ce108">
            <text:p>30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2" table:style-name="ce109">
            <text:p>16.2</text:p>
          </table:table-cell>
          <table:table-cell office:value-type="float" office:value="2.1" table:style-name="ce109">
            <text:p>2.1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9.5" table:style-name="ce108">
            <text:p>19.5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39.5" table:style-name="ce109">
            <text:p>39.5</text:p>
          </table:table-cell>
          <table:table-cell office:value-type="float" office:value="4.8" table:style-name="ce109">
            <text:p>4.8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47.3" table:style-name="ce108">
            <text:p>47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1.1" table:style-name="ce109">
            <text:p>21.1</text:p>
          </table:table-cell>
          <table:table-cell office:value-type="float" office:value="2.6" table:style-name="ce109">
            <text:p>2.6</text:p>
          </table:table-cell>
          <table:table-cell office:value-type="float" office:value="1.4" table:style-name="ce109">
            <text:p>1.4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5.7" table:style-name="ce108">
            <text:p>25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192.7" table:style-name="ce109">
            <text:p>192.7</text:p>
          </table:table-cell>
          <table:table-cell office:value-type="float" office:value="24.6" table:style-name="ce109">
            <text:p>24.6</text:p>
          </table:table-cell>
          <table:table-cell office:value-type="float" office:value="14.1" table:style-name="ce109">
            <text:p>14.1</text:p>
          </table:table-cell>
          <table:table-cell office:value-type="float" office:value="2.1" table:style-name="ce109">
            <text:p>2.1</text:p>
          </table:table-cell>
          <table:table-cell office:value-type="float" office:value="2.6" table:style-name="ce109">
            <text:p>2.6</text:p>
          </table:table-cell>
          <table:table-cell office:value-type="float" office:value="4.7" table:style-name="ce109">
            <text:p>4.7</text:p>
          </table:table-cell>
          <table:table-cell office:value-type="float" office:value="236.1" table:style-name="ce108">
            <text:p>236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2" table:style-name="ce109">
            <text:p>12.0</text:p>
          </table:table-cell>
          <table:table-cell office:value-type="float" office:value="1.6" table:style-name="ce109">
            <text:p>1.6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4.7" table:style-name="ce108">
            <text:p>14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8.899999999999999" table:style-name="ce109">
            <text:p>18.9</text:p>
          </table:table-cell>
          <table:table-cell office:value-type="float" office:value="2.5" table:style-name="ce109">
            <text:p>2.5</text:p>
          </table:table-cell>
          <table:table-cell office:value-type="float" office:value="1.4" table:style-name="ce109">
            <text:p>1.4</text:p>
          </table:table-cell>
          <table:table-cell office:value-type="float" office:value="0.1" table:style-name="ce109">
            <text:p>0.1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3.3" table:style-name="ce108">
            <text:p>23.3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23.6" table:style-name="ce109">
            <text:p>223.6</text:p>
          </table:table-cell>
          <table:table-cell office:value-type="float" office:value="28.7" table:style-name="ce109">
            <text:p>28.7</text:p>
          </table:table-cell>
          <table:table-cell office:value-type="float" office:value="16.3" table:style-name="ce109">
            <text:p>16.3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3.1" table:style-name="ce109">
            <text:p>3.1</text:p>
          </table:table-cell>
          <table:table-cell office:value-type="float" office:value="5.5" table:style-name="ce109">
            <text:p>5.5</text:p>
          </table:table-cell>
          <table:table-cell office:value-type="float" office:value="274.10000000000002" table:style-name="ce108">
            <text:p>274.1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6).$A$1:TRA0106_(1996).$I$45" table:base-cell-address="TRA0106_(1996).$A$1"/>
          <table:named-range table:name="Print_Titles" table:cell-range-address="TRA0106_(1996).$A$3:TRA0106_(1996).$IV$7" table:base-cell-address="TRA0106_(1996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5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5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8.8000000000000007" table:style-name="ce109">
            <text:p>8.8</text:p>
          </table:table-cell>
          <table:table-cell office:value-type="float" office:value="1.1000000000000001" table:style-name="ce109">
            <text:p>1.1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0.6" table:style-name="ce108">
            <text:p>10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7" table:style-name="ce135">
              <text:p>3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3" table:style-name="ce134">
              <text:p>4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2" table:style-name="ce135">
              <text:p>5.2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3" table:style-name="ce134">
              <text:p>6.3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4.6" table:style-name="ce109">
            <text:p>24.6</text:p>
          </table:table-cell>
          <table:table-cell office:value-type="float" office:value="3" table:style-name="ce109">
            <text:p>3.0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0.6" table:style-name="ce109">
            <text:p>0.6</text:p>
          </table:table-cell>
          <table:table-cell office:value-type="float" office:value="30.1" table:style-name="ce108">
            <text:p>30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8.1" table:style-name="ce135">
              <text:p>8.1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8000000000000007" table:style-name="ce134">
              <text:p>9.8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3" table:style-name="ce134">
              <text:p>4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3" table:style-name="ce135">
              <text:p>13.0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6" table:style-name="ce134">
              <text:p>16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7.5" table:style-name="ce109">
            <text:p>17.5</text:p>
          </table:table-cell>
          <table:table-cell office:value-type="float" office:value="2.4" table:style-name="ce109">
            <text:p>2.4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2" table:style-name="ce108">
            <text:p>22.0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.0999999999999996" table:style-name="ce135">
              <text:p>4.1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.0999999999999996" table:style-name="ce134">
              <text:p>5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6.8" table:style-name="ce135">
              <text:p>6.8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8.4" table:style-name="ce134">
              <text:p>8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6.7" table:style-name="ce135">
              <text:p>6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8.5" table:style-name="ce134">
              <text:p>8.5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6.899999999999999" table:style-name="ce109">
            <text:p>16.9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1.2" table:style-name="ce108">
            <text:p>21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1.3" table:style-name="ce109">
            <text:p>21.3</text:p>
          </table:table-cell>
          <table:table-cell office:value-type="float" office:value="2.7" table:style-name="ce109">
            <text:p>2.7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6.3" table:style-name="ce108">
            <text:p>26.3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7.9" table:style-name="ce135">
              <text:p>7.9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5" table:style-name="ce134">
              <text:p>9.5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3.4" table:style-name="ce135">
              <text:p>13.4</text:p>
            </table:table-cell>
            <table:table-cell office:value-type="float" office:value="1.7" table:style-name="ce135">
              <text:p>1.7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6.8" table:style-name="ce134">
              <text:p>16.8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4" table:style-name="ce109">
            <text:p>24.0</text:p>
          </table:table-cell>
          <table:table-cell office:value-type="float" office:value="3.2" table:style-name="ce109">
            <text:p>3.2</text:p>
          </table:table-cell>
          <table:table-cell office:value-type="float" office:value="1.8" table:style-name="ce109">
            <text:p>1.8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6" table:style-name="ce108">
            <text:p>29.6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" table:style-name="ce109">
            <text:p>16.0</text:p>
          </table:table-cell>
          <table:table-cell office:value-type="float" office:value="2.1" table:style-name="ce109">
            <text:p>2.1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9.399999999999999" table:style-name="ce108">
            <text:p>19.4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38.299999999999997" table:style-name="ce109">
            <text:p>38.3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45.9" table:style-name="ce108">
            <text:p>45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0.6" table:style-name="ce109">
            <text:p>20.6</text:p>
          </table:table-cell>
          <table:table-cell office:value-type="float" office:value="2.5" table:style-name="ce109">
            <text:p>2.5</text:p>
          </table:table-cell>
          <table:table-cell office:value-type="float" office:value="1.4" table:style-name="ce109">
            <text:p>1.4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25" table:style-name="ce108">
            <text:p>25.0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188" table:style-name="ce109">
            <text:p>188.0</text:p>
          </table:table-cell>
          <table:table-cell office:value-type="float" office:value="23.7" table:style-name="ce109">
            <text:p>23.7</text:p>
          </table:table-cell>
          <table:table-cell office:value-type="float" office:value="13.6" table:style-name="ce109">
            <text:p>13.6</text:p>
          </table:table-cell>
          <table:table-cell office:value-type="float" office:value="2.1" table:style-name="ce109">
            <text:p>2.1</text:p>
          </table:table-cell>
          <table:table-cell office:value-type="float" office:value="2.5" table:style-name="ce109">
            <text:p>2.5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230" table:style-name="ce108">
            <text:p>230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1.7" table:style-name="ce109">
            <text:p>11.7</text:p>
          </table:table-cell>
          <table:table-cell office:value-type="float" office:value="1.6" table:style-name="ce109">
            <text:p>1.6</text:p>
          </table:table-cell>
          <table:table-cell office:value-type="float" office:value="0.8" table:style-name="ce109">
            <text:p>0.8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4.3" table:style-name="ce108">
            <text:p>14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8.399999999999999" table:style-name="ce109">
            <text:p>18.4</text:p>
          </table:table-cell>
          <table:table-cell office:value-type="float" office:value="2.4" table:style-name="ce109">
            <text:p>2.4</text:p>
          </table:table-cell>
          <table:table-cell office:value-type="float" office:value="1.4" table:style-name="ce109">
            <text:p>1.4</text:p>
          </table:table-cell>
          <table:table-cell office:value-type="float" office:value="0.1" table:style-name="ce109">
            <text:p>0.1</text:p>
          </table:table-cell>
          <table:table-cell office:value-type="float" office:value="0.4" table:style-name="ce109">
            <text:p>0.4</text:p>
          </table:table-cell>
          <table:table-cell office:value-type="float" office:value="0.5" table:style-name="ce109">
            <text:p>0.5</text:p>
          </table:table-cell>
          <table:table-cell office:value-type="float" office:value="22.7" table:style-name="ce108">
            <text:p>22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18.2" table:style-name="ce109">
            <text:p>218.2</text:p>
          </table:table-cell>
          <table:table-cell office:value-type="float" office:value="27.7" table:style-name="ce109">
            <text:p>27.7</text:p>
          </table:table-cell>
          <table:table-cell office:value-type="float" office:value="15.8" table:style-name="ce109">
            <text:p>15.8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3" table:style-name="ce109">
            <text:p>3.0</text:p>
          </table:table-cell>
          <table:table-cell office:value-type="float" office:value="5.4" table:style-name="ce109">
            <text:p>5.4</text:p>
          </table:table-cell>
          <table:table-cell office:value-type="float" office:value="267" table:style-name="ce108">
            <text:p>267.0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5).$A$1:TRA0106_(1995).$I$45" table:base-cell-address="TRA0106_(1995).$A$1"/>
          <table:named-range table:name="Print_Titles" table:cell-range-address="TRA0106_(1995).$A$3:TRA0106_(1995).$IV$7" table:base-cell-address="TRA0106_(1995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4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4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8.6999999999999993" table:style-name="ce109">
            <text:p>8.7</text:p>
          </table:table-cell>
          <table:table-cell office:value-type="float" office:value="1.1000000000000001" table:style-name="ce109">
            <text:p>1.1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0.4" table:style-name="ce108">
            <text:p>10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3" table:style-name="ce134">
              <text:p>4.3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.0999999999999996" table:style-name="ce135">
              <text:p>5.1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2" table:style-name="ce134">
              <text:p>6.2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4.1" table:style-name="ce109">
            <text:p>24.1</text:p>
          </table:table-cell>
          <table:table-cell office:value-type="float" office:value="2.9" table:style-name="ce109">
            <text:p>2.9</text:p>
          </table:table-cell>
          <table:table-cell office:value-type="float" office:value="1.9" table:style-name="ce109">
            <text:p>1.9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.4" table:style-name="ce108">
            <text:p>29.4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7.9" table:style-name="ce135">
              <text:p>7.9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6" table:style-name="ce134">
              <text:p>9.6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5" table:style-name="ce135">
              <text:p>3.5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2" table:style-name="ce134">
              <text:p>4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2.7" table:style-name="ce135">
              <text:p>12.7</text:p>
            </table:table-cell>
            <table:table-cell office:value-type="float" office:value="1.5" table:style-name="ce135">
              <text:p>1.5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5.6" table:style-name="ce134">
              <text:p>15.6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7.2" table:style-name="ce109">
            <text:p>17.2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1.6" table:style-name="ce108">
            <text:p>21.6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4" table:style-name="ce135">
              <text:p>4.0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5" table:style-name="ce134">
              <text:p>5.0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6.7" table:style-name="ce135">
              <text:p>6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8.1999999999999993" table:style-name="ce134">
              <text:p>8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6.6" table:style-name="ce135">
              <text:p>6.6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8.4" table:style-name="ce134">
              <text:p>8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6.5" table:style-name="ce109">
            <text:p>16.5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0.8" table:style-name="ce108">
            <text:p>20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0.9" table:style-name="ce109">
            <text:p>20.9</text:p>
          </table:table-cell>
          <table:table-cell office:value-type="float" office:value="2.6" table:style-name="ce109">
            <text:p>2.6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7" table:style-name="ce108">
            <text:p>25.7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7.8" table:style-name="ce135">
              <text:p>7.8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4" table:style-name="ce134">
              <text:p>9.4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3.1" table:style-name="ce135">
              <text:p>13.1</text:p>
            </table:table-cell>
            <table:table-cell office:value-type="float" office:value="1.7" table:style-name="ce135">
              <text:p>1.7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6.399999999999999" table:style-name="ce134">
              <text:p>16.4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3.5" table:style-name="ce109">
            <text:p>23.5</text:p>
          </table:table-cell>
          <table:table-cell office:value-type="float" office:value="3.1" table:style-name="ce109">
            <text:p>3.1</text:p>
          </table:table-cell>
          <table:table-cell office:value-type="float" office:value="1.8" table:style-name="ce109">
            <text:p>1.8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9" table:style-name="ce108">
            <text:p>29.0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6.100000000000001" table:style-name="ce109">
            <text:p>16.1</text:p>
          </table:table-cell>
          <table:table-cell office:value-type="float" office:value="2" table:style-name="ce109">
            <text:p>2.0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7" table:style-name="ce109">
            <text:p>0.7</text:p>
          </table:table-cell>
          <table:table-cell office:value-type="float" office:value="19.3" table:style-name="ce108">
            <text:p>19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37.6" table:style-name="ce109">
            <text:p>37.6</text:p>
          </table:table-cell>
          <table:table-cell office:value-type="float" office:value="4.4000000000000004" table:style-name="ce109">
            <text:p>4.4</text:p>
          </table:table-cell>
          <table:table-cell office:value-type="float" office:value="2.1" table:style-name="ce109">
            <text:p>2.1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44.9" table:style-name="ce108">
            <text:p>44.9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20.2" table:style-name="ce109">
            <text:p>20.2</text:p>
          </table:table-cell>
          <table:table-cell office:value-type="float" office:value="2.5" table:style-name="ce109">
            <text:p>2.5</text:p>
          </table:table-cell>
          <table:table-cell office:value-type="float" office:value="1.3" table:style-name="ce109">
            <text:p>1.3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4.5" table:style-name="ce108">
            <text:p>24.5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184.8" table:style-name="ce109">
            <text:p>184.8</text:p>
          </table:table-cell>
          <table:table-cell office:value-type="float" office:value="23.1" table:style-name="ce109">
            <text:p>23.1</text:p>
          </table:table-cell>
          <table:table-cell office:value-type="float" office:value="13.3" table:style-name="ce109">
            <text:p>13.3</text:p>
          </table:table-cell>
          <table:table-cell office:value-type="float" office:value="2.1" table:style-name="ce109">
            <text:p>2.1</text:p>
          </table:table-cell>
          <table:table-cell office:value-type="float" office:value="2.4" table:style-name="ce109">
            <text:p>2.4</text:p>
          </table:table-cell>
          <table:table-cell office:value-type="float" office:value="4.5" table:style-name="ce109">
            <text:p>4.5</text:p>
          </table:table-cell>
          <table:table-cell office:value-type="float" office:value="225.7" table:style-name="ce108">
            <text:p>225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1.5" table:style-name="ce109">
            <text:p>11.5</text:p>
          </table:table-cell>
          <table:table-cell office:value-type="float" office:value="1.5" table:style-name="ce109">
            <text:p>1.5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4.1" table:style-name="ce108">
            <text:p>14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8.100000000000001" table:style-name="ce109">
            <text:p>18.1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1.4" table:style-name="ce109">
            <text:p>1.4</text:p>
          </table:table-cell>
          <table:table-cell office:value-type="float" office:value="0.1" table:style-name="ce109">
            <text:p>0.1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2.2" table:style-name="ce108">
            <text:p>22.2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14.4" table:style-name="ce109">
            <text:p>214.4</text:p>
          </table:table-cell>
          <table:table-cell office:value-type="float" office:value="26.9" table:style-name="ce109">
            <text:p>26.9</text:p>
          </table:table-cell>
          <table:table-cell office:value-type="float" office:value="15.4" table:style-name="ce109">
            <text:p>15.4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2.9" table:style-name="ce109">
            <text:p>2.9</text:p>
          </table:table-cell>
          <table:table-cell office:value-type="float" office:value="5.2" table:style-name="ce109">
            <text:p>5.2</text:p>
          </table:table-cell>
          <table:table-cell office:value-type="float" office:value="261.89999999999998" table:style-name="ce108">
            <text:p>261.9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4).$A$1:TRA0106_(1994).$I$45" table:base-cell-address="TRA0106_(1994).$A$1"/>
          <table:named-range table:name="Print_Titles" table:cell-range-address="TRA0106_(1994).$A$3:TRA0106_(1994).$IV$7" table:base-cell-address="TRA0106_(1994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TRA0106_(1993)" table:style-name="ta2">
        <table:table-column table:style-name="co1" table:default-cell-style-name="ce91"/>
        <table:table-column table:style-name="co2" table:default-cell-style-name="ce93"/>
        <table:table-column table:style-name="co3" table:default-cell-style-name="ce92"/>
        <table:table-column table:style-name="co3" table:default-cell-style-name="ce91"/>
        <table:table-column table:style-name="co5" table:default-cell-style-name="ce91"/>
        <table:table-column table:style-name="co6" table:default-cell-style-name="ce91"/>
        <table:table-column table:style-name="co3" table:default-cell-style-name="ce91"/>
        <table:table-column table:style-name="co6" table:number-columns-repeated="2" table:default-cell-style-name="ce91"/>
        <table:table-column table:style-name="co7" table:default-cell-style-name="ce91"/>
        <table:table-column table:style-name="co8" table:number-columns-repeated="123" table:default-cell-style-name="ce91"/>
        <table:table-column table:style-name="co9" table:number-columns-repeated="16251" table:default-cell-style-name="ce91"/>
        <table:table-row table:style-name="ro1">
          <table:table-cell office:value-type="string" table:style-name="ce130">
            <text:p>Department for Transport statistics</text:p>
          </table:table-cell>
          <table:table-cell table:number-columns-repeated="16383" table:style-name="ce126"/>
        </table:table-row>
        <table:table-row table:style-name="ro2">
          <table:table-cell office:value-type="string" table:style-name="ce96">
            <text:p>Traffic (www.gov.uk/government/organisations/department-for-transport/series/road-traffic-statistics)</text:p>
          </table:table-cell>
          <table:table-cell table:number-columns-repeated="2" table:style-name="ce94"/>
          <table:table-cell table:style-name="ce95"/>
          <table:table-cell table:number-columns-repeated="16380" table:style-name="ce94"/>
        </table:table-row>
        <table:table-row table:style-name="ro3">
          <table:table-cell office:value-type="string" table:style-name="ce129">
            <text:p>Table TRA0106</text:p>
          </table:table-cell>
          <table:table-cell table:number-columns-repeated="16383" table:style-name="ce126"/>
        </table:table-row>
        <table:table-row table:style-name="ro4">
          <table:table-cell office:value-type="string" table:style-name="ce129">
            <text:p>Road traffic (vehicle miles) by vehicle type and region and country in Great Britain, annual 1993</text:p>
          </table:table-cell>
          <table:table-cell table:number-columns-repeated="3" table:style-name="ce127"/>
          <table:table-cell table:number-columns-repeated="3" table:style-name="ce128"/>
          <table:table-cell table:number-columns-repeated="2" table:style-name="ce127"/>
          <table:table-cell table:number-columns-repeated="16375" table:style-name="ce126"/>
        </table:table-row>
        <table:table-row table:style-name="ro5">
          <table:table-cell table:number-columns-repeated="2" table:style-name="ce125"/>
          <table:table-cell table:number-columns-repeated="6" table:style-name="ce124"/>
          <table:table-cell office:value-type="string" table:style-name="ce123">
            <text:p>Billion vehicle miles</text:p>
          </table:table-cell>
          <table:table-cell table:number-columns-repeated="16375" table:style-name="ce94"/>
        </table:table-row>
        <table:table-row table:style-name="ro5">
          <table:table-cell table:number-columns-repeated="2" table:style-name="ce122"/>
          <table:table-cell table:number-columns-repeated="3" table:style-name="ce120"/>
          <table:table-cell office:value-type="string" table:number-columns-spanned="3" table:number-rows-spanned="1" table:style-name="ce121">
            <text:p>Other Vehicles</text:p>
          </table:table-cell>
          <table:covered-table-cell table:number-columns-repeated="2"/>
          <table:table-cell table:style-name="ce120"/>
          <table:table-cell table:number-columns-repeated="16375" table:style-name="ce94"/>
        </table:table-row>
        <table:table-row table:style-name="ro6">
          <table:table-cell table:style-name="ce119"/>
          <table:table-cell table:style-name="ce118"/>
          <table:table-cell office:value-type="string" table:style-name="ce137">
            <text:p>Cars and taxis</text:p>
          </table:table-cell>
          <table:table-cell office:value-type="string" table:style-name="ce137">
            <text:p>Light</text:p>
            <text:p>vans<text:s/><text:span text:style-name="T2">1</text:span></text:p>
          </table:table-cell>
          <table:table-cell office:value-type="string" table:style-name="ce136">
            <text:p>Goods vehicles<text:s/><text:span text:style-name="T2">2</text:span></text:p>
          </table:table-cell>
          <table:table-cell office:value-type="string" table:style-name="ce137">
            <text:p>Motorcycles</text:p>
          </table:table-cell>
          <table:table-cell office:value-type="string" table:style-name="ce137">
            <text:p>Buses &amp; Coaches</text:p>
          </table:table-cell>
          <table:table-cell office:value-type="string" table:style-name="ce118">
            <text:p>Total<text:s/><text:span text:style-name="T2">3</text:span></text:p>
          </table:table-cell>
          <table:table-cell office:value-type="string" table:style-name="ce136">
            <text:p>All motor vehicles</text:p>
          </table:table-cell>
          <table:table-cell table:number-columns-repeated="16375" table:style-name="ce94"/>
        </table:table-row>
        <table:table-row table:style-name="ro7">
          <table:table-cell office:value-type="string" table:style-name="ce133">
            <text:p>North East</text:p>
          </table:table-cell>
          <table:table-cell office:value-type="float" office:value="4" table:style-name="ce116">
            <text:p>4</text:p>
          </table:table-cell>
          <table:table-cell office:value-type="float" office:value="8.5" table:style-name="ce109">
            <text:p>8.5</text:p>
          </table:table-cell>
          <table:table-cell office:value-type="float" office:value="1" table:style-name="ce109">
            <text:p>1.0</text:p>
          </table:table-cell>
          <table:table-cell office:value-type="float" office:value="0.5" table:style-name="ce109">
            <text:p>0.5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10.3" table:style-name="ce108">
            <text:p>10.3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Tyne and Wear FMC</text:p>
            </table:table-cell>
            <table:table-cell table:style-name="ce116"/>
            <table:table-cell office:value-type="float" office:value="3.6" table:style-name="ce135">
              <text:p>3.6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2" table:style-name="ce134">
              <text:p>4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East</text:p>
            </table:table-cell>
            <table:table-cell table:style-name="ce116"/>
            <table:table-cell office:value-type="float" office:value="5" table:style-name="ce135">
              <text:p>5.0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6.1" table:style-name="ce134">
              <text:p>6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North West</text:p>
          </table:table-cell>
          <table:table-cell office:value-type="float" office:value="4" table:style-name="ce116">
            <text:p>4</text:p>
          </table:table-cell>
          <table:table-cell office:value-type="float" office:value="23.7" table:style-name="ce109">
            <text:p>23.7</text:p>
          </table:table-cell>
          <table:table-cell office:value-type="float" office:value="2.8" table:style-name="ce109">
            <text:p>2.8</text:p>
          </table:table-cell>
          <table:table-cell office:value-type="float" office:value="1.8" table:style-name="ce109">
            <text:p>1.8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8.9" table:style-name="ce108">
            <text:p>28.9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Greater Manchester FMC</text:p>
            </table:table-cell>
            <table:table-cell table:style-name="ce116"/>
            <table:table-cell office:value-type="float" office:value="7.8" table:style-name="ce135">
              <text:p>7.8</text:p>
            </table:table-cell>
            <table:table-cell office:value-type="float" office:value="1" table:style-name="ce135">
              <text:p>1.0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4" table:style-name="ce134">
              <text:p>9.4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Merseyside FMC</text:p>
            </table:table-cell>
            <table:table-cell table:style-name="ce116"/>
            <table:table-cell office:value-type="float" office:value="3.5" table:style-name="ce135">
              <text:p>3.5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2" table:style-name="ce134">
              <text:p>4.2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North West</text:p>
            </table:table-cell>
            <table:table-cell table:style-name="ce116"/>
            <table:table-cell office:value-type="float" office:value="12.5" table:style-name="ce135">
              <text:p>12.5</text:p>
            </table:table-cell>
            <table:table-cell office:value-type="float" office:value="1.4" table:style-name="ce135">
              <text:p>1.4</text:p>
            </table:table-cell>
            <table:table-cell office:value-type="float" office:value="1.2" table:style-name="ce135">
              <text:p>1.2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5.3" table:style-name="ce134">
              <text:p>15.3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Yorkshire and the Humber</text:p>
          </table:table-cell>
          <table:table-cell office:value-type="float" office:value="4" table:style-name="ce116">
            <text:p>4</text:p>
          </table:table-cell>
          <table:table-cell office:value-type="float" office:value="16.899999999999999" table:style-name="ce109">
            <text:p>16.9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1.1" table:style-name="ce108">
            <text:p>21.1</text:p>
          </table:table-cell>
          <table:table-cell table:number-columns-repeated="16375" table:style-name="ce53"/>
        </table:table-row>
        <table:table-row-group>
          <table:table-row table:style-name="ro8">
            <table:table-cell office:value-type="string" table:style-name="ce115">
              <text:p>of which:</text:p>
            </table:table-cell>
            <table:table-cell table:style-name="ce116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South Yorkshire FMC</text:p>
            </table:table-cell>
            <table:table-cell table:style-name="ce116"/>
            <table:table-cell office:value-type="float" office:value="3.9" table:style-name="ce135">
              <text:p>3.9</text:p>
            </table:table-cell>
            <table:table-cell office:value-type="float" office:value="0.5" table:style-name="ce135">
              <text:p>0.5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4.9000000000000004" table:style-name="ce134">
              <text:p>4.9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West Yorkshire FMC</text:p>
            </table:table-cell>
            <table:table-cell table:style-name="ce116"/>
            <table:table-cell office:value-type="float" office:value="6.5" table:style-name="ce135">
              <text:p>6.5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6" table:style-name="ce135">
              <text:p>0.6</text:p>
            </table:table-cell>
            <table:table-cell office:value-type="float" office:value="0" table:style-name="ce135">
              <text:p>0.0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8.1" table:style-name="ce134">
              <text:p>8.1</text:p>
            </table:table-cell>
            <table:table-cell table:number-columns-repeated="16375" table:style-name="ce53"/>
          </table:table-row>
          <table:table-row table:style-name="ro8">
            <table:table-cell office:value-type="string" table:style-name="ce115">
              <text:p><text:s text:c="2"/>Rest of Yorkshire and the Humber<text:s/></text:p>
            </table:table-cell>
            <table:table-cell table:style-name="ce116"/>
            <table:table-cell office:value-type="float" office:value="6.4" table:style-name="ce135">
              <text:p>6.4</text:p>
            </table:table-cell>
            <table:table-cell office:value-type="float" office:value="0.8" table:style-name="ce135">
              <text:p>0.8</text:p>
            </table:table-cell>
            <table:table-cell office:value-type="float" office:value="0.7" table:style-name="ce135">
              <text:p>0.7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8.1" table:style-name="ce134">
              <text:p>8.1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Midlands</text:p>
          </table:table-cell>
          <table:table-cell table:style-name="ce116"/>
          <table:table-cell office:value-type="float" office:value="16.2" table:style-name="ce109">
            <text:p>16.2</text:p>
          </table:table-cell>
          <table:table-cell office:value-type="float" office:value="2.1" table:style-name="ce109">
            <text:p>2.1</text:p>
          </table:table-cell>
          <table:table-cell office:value-type="float" office:value="1.6" table:style-name="ce109">
            <text:p>1.6</text:p>
          </table:table-cell>
          <table:table-cell office:value-type="float" office:value="0.2" table:style-name="ce109">
            <text:p>0.2</text:p>
          </table:table-cell>
          <table:table-cell office:value-type="float" office:value="0.2" table:style-name="ce109">
            <text:p>0.2</text:p>
          </table:table-cell>
          <table:table-cell office:value-type="float" office:value="0.4" table:style-name="ce109">
            <text:p>0.4</text:p>
          </table:table-cell>
          <table:table-cell office:value-type="float" office:value="20.3" table:style-name="ce108">
            <text:p>20.3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est Midlands</text:p>
          </table:table-cell>
          <table:table-cell office:value-type="float" office:value="4" table:style-name="ce116">
            <text:p>4</text:p>
          </table:table-cell>
          <table:table-cell office:value-type="float" office:value="20.5" table:style-name="ce109">
            <text:p>20.5</text:p>
          </table:table-cell>
          <table:table-cell office:value-type="float" office:value="2.5" table:style-name="ce109">
            <text:p>2.5</text:p>
          </table:table-cell>
          <table:table-cell office:value-type="float" office:value="1.7" table:style-name="ce109">
            <text:p>1.7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5.2" table:style-name="ce108">
            <text:p>25.2</text:p>
          </table:table-cell>
          <table:table-cell table:number-columns-repeated="16375" table:style-name="ce53"/>
        </table:table-row>
        <table:table-row-group>
          <table:table-row table:style-name="ro2">
            <table:table-cell office:value-type="string" table:style-name="ce115">
              <text:p>of which:</text:p>
            </table:table-cell>
            <table:table-cell table:style-name="ce112"/>
            <table:table-cell table:number-columns-repeated="6" table:style-name="ce109"/>
            <table:table-cell table:style-name="ce139"/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West Midlands FMC</text:p>
            </table:table-cell>
            <table:table-cell table:style-name="ce112"/>
            <table:table-cell office:value-type="float" office:value="7.7" table:style-name="ce135">
              <text:p>7.7</text:p>
            </table:table-cell>
            <table:table-cell office:value-type="float" office:value="0.9" table:style-name="ce135">
              <text:p>0.9</text:p>
            </table:table-cell>
            <table:table-cell office:value-type="float" office:value="0.4" table:style-name="ce135">
              <text:p>0.4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0.2" table:style-name="ce135">
              <text:p>0.2</text:p>
            </table:table-cell>
            <table:table-cell office:value-type="float" office:value="9.1999999999999993" table:style-name="ce134">
              <text:p>9.2</text:p>
            </table:table-cell>
            <table:table-cell table:number-columns-repeated="16375" table:style-name="ce53"/>
          </table:table-row>
          <table:table-row table:style-name="ro2">
            <table:table-cell office:value-type="string" table:style-name="ce115">
              <text:p><text:s text:c="2"/>Rest of West Midlands</text:p>
            </table:table-cell>
            <table:table-cell table:style-name="ce112"/>
            <table:table-cell office:value-type="float" office:value="12.8" table:style-name="ce135">
              <text:p>12.8</text:p>
            </table:table-cell>
            <table:table-cell office:value-type="float" office:value="1.6" table:style-name="ce135">
              <text:p>1.6</text:p>
            </table:table-cell>
            <table:table-cell office:value-type="float" office:value="1.3" table:style-name="ce135">
              <text:p>1.3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1" table:style-name="ce135">
              <text:p>0.1</text:p>
            </table:table-cell>
            <table:table-cell office:value-type="float" office:value="0.3" table:style-name="ce135">
              <text:p>0.3</text:p>
            </table:table-cell>
            <table:table-cell office:value-type="float" office:value="16" table:style-name="ce134">
              <text:p>16.0</text:p>
            </table:table-cell>
            <table:table-cell table:number-columns-repeated="16375" table:style-name="ce53"/>
          </table:table-row>
        </table:table-row-group>
        <table:table-row table:style-name="ro9">
          <table:table-cell office:value-type="string" table:style-name="ce133">
            <text:p>East of England</text:p>
          </table:table-cell>
          <table:table-cell table:style-name="ce112"/>
          <table:table-cell office:value-type="float" office:value="23" table:style-name="ce109">
            <text:p>23.0</text:p>
          </table:table-cell>
          <table:table-cell office:value-type="float" office:value="3" table:style-name="ce109">
            <text:p>3.0</text:p>
          </table:table-cell>
          <table:table-cell office:value-type="float" office:value="1.7" table:style-name="ce109">
            <text:p>1.7</text:p>
          </table:table-cell>
          <table:table-cell office:value-type="float" office:value="0.3" table:style-name="ce109">
            <text:p>0.3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8.2" table:style-name="ce108">
            <text:p>28.2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London</text:p>
          </table:table-cell>
          <table:table-cell table:style-name="ce112"/>
          <table:table-cell office:value-type="float" office:value="15.9" table:style-name="ce109">
            <text:p>15.9</text:p>
          </table:table-cell>
          <table:table-cell office:value-type="float" office:value="1.9" table:style-name="ce109">
            <text:p>1.9</text:p>
          </table:table-cell>
          <table:table-cell office:value-type="float" office:value="0.6" table:style-name="ce109">
            <text:p>0.6</text:p>
          </table:table-cell>
          <table:table-cell office:value-type="float" office:value="0.4" table:style-name="ce109">
            <text:p>0.4</text:p>
          </table:table-cell>
          <table:table-cell office:value-type="float" office:value="0.3" table:style-name="ce109">
            <text:p>0.3</text:p>
          </table:table-cell>
          <table:table-cell office:value-type="float" office:value="0.6" table:style-name="ce109">
            <text:p>0.6</text:p>
          </table:table-cell>
          <table:table-cell office:value-type="float" office:value="19.100000000000001" table:style-name="ce108">
            <text:p>19.1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East</text:p>
          </table:table-cell>
          <table:table-cell table:style-name="ce112"/>
          <table:table-cell office:value-type="float" office:value="36.700000000000003" table:style-name="ce109">
            <text:p>36.7</text:p>
          </table:table-cell>
          <table:table-cell office:value-type="float" office:value="4.3" table:style-name="ce109">
            <text:p>4.3</text:p>
          </table:table-cell>
          <table:table-cell office:value-type="float" office:value="2" table:style-name="ce109">
            <text:p>2.0</text:p>
          </table:table-cell>
          <table:table-cell office:value-type="float" office:value="0.4" table:style-name="ce109">
            <text:p>0.4</text:p>
          </table:table-cell>
          <table:table-cell office:value-type="float" office:value="0.4" table:style-name="ce109">
            <text:p>0.4</text:p>
          </table:table-cell>
          <table:table-cell office:value-type="float" office:value="0.8" table:style-name="ce109">
            <text:p>0.8</text:p>
          </table:table-cell>
          <table:table-cell office:value-type="float" office:value="43.8" table:style-name="ce108">
            <text:p>43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outh West</text:p>
          </table:table-cell>
          <table:table-cell table:style-name="ce112"/>
          <table:table-cell office:value-type="float" office:value="19.7" table:style-name="ce109">
            <text:p>19.7</text:p>
          </table:table-cell>
          <table:table-cell office:value-type="float" office:value="2.4" table:style-name="ce109">
            <text:p>2.4</text:p>
          </table:table-cell>
          <table:table-cell office:value-type="float" office:value="1.3" table:style-name="ce109">
            <text:p>1.3</text:p>
          </table:table-cell>
          <table:table-cell office:value-type="float" office:value="0.3" table:style-name="ce109">
            <text:p>0.3</text:p>
          </table:table-cell>
          <table:table-cell office:value-type="float" office:value="0.2" table:style-name="ce109">
            <text:p>0.2</text:p>
          </table:table-cell>
          <table:table-cell office:value-type="float" office:value="0.5" table:style-name="ce109">
            <text:p>0.5</text:p>
          </table:table-cell>
          <table:table-cell office:value-type="float" office:value="23.9" table:style-name="ce108">
            <text:p>23.9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England</text:p>
          </table:table-cell>
          <table:table-cell table:style-name="ce112"/>
          <table:table-cell office:value-type="float" office:value="181.1" table:style-name="ce109">
            <text:p>181.1</text:p>
          </table:table-cell>
          <table:table-cell office:value-type="float" office:value="22.2" table:style-name="ce109">
            <text:p>22.2</text:p>
          </table:table-cell>
          <table:table-cell office:value-type="float" office:value="13" table:style-name="ce109">
            <text:p>13.0</text:p>
          </table:table-cell>
          <table:table-cell office:value-type="float" office:value="2.1" table:style-name="ce109">
            <text:p>2.1</text:p>
          </table:table-cell>
          <table:table-cell office:value-type="float" office:value="2.4" table:style-name="ce109">
            <text:p>2.4</text:p>
          </table:table-cell>
          <table:table-cell office:value-type="float" office:value="4.5" table:style-name="ce109">
            <text:p>4.5</text:p>
          </table:table-cell>
          <table:table-cell office:value-type="float" office:value="220.8" table:style-name="ce108">
            <text:p>220.8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Wales</text:p>
          </table:table-cell>
          <table:table-cell table:style-name="ce112"/>
          <table:table-cell office:value-type="float" office:value="11.3" table:style-name="ce109">
            <text:p>11.3</text:p>
          </table:table-cell>
          <table:table-cell office:value-type="float" office:value="1.5" table:style-name="ce109">
            <text:p>1.5</text:p>
          </table:table-cell>
          <table:table-cell office:value-type="float" office:value="0.7" table:style-name="ce109">
            <text:p>0.7</text:p>
          </table:table-cell>
          <table:table-cell office:value-type="float" office:value="0.1" table:style-name="ce109">
            <text:p>0.1</text:p>
          </table:table-cell>
          <table:table-cell office:value-type="float" office:value="0.2" table:style-name="ce109">
            <text:p>0.2</text:p>
          </table:table-cell>
          <table:table-cell office:value-type="float" office:value="0.3" table:style-name="ce109">
            <text:p>0.3</text:p>
          </table:table-cell>
          <table:table-cell office:value-type="float" office:value="13.7" table:style-name="ce108">
            <text:p>13.7</text:p>
          </table:table-cell>
          <table:table-cell table:number-columns-repeated="16375" table:style-name="ce53"/>
        </table:table-row>
        <table:table-row table:style-name="ro9">
          <table:table-cell office:value-type="string" table:style-name="ce133">
            <text:p>Scotland</text:p>
          </table:table-cell>
          <table:table-cell table:style-name="ce112"/>
          <table:table-cell office:value-type="float" office:value="17.7" table:style-name="ce109">
            <text:p>17.7</text:p>
          </table:table-cell>
          <table:table-cell office:value-type="float" office:value="2.2000000000000002" table:style-name="ce109">
            <text:p>2.2</text:p>
          </table:table-cell>
          <table:table-cell office:value-type="float" office:value="1.3" table:style-name="ce109">
            <text:p>1.3</text:p>
          </table:table-cell>
          <table:table-cell office:value-type="float" office:value="0.1" table:style-name="ce109">
            <text:p>0.1</text:p>
          </table:table-cell>
          <table:table-cell office:value-type="float" office:value="0.3" table:style-name="ce109">
            <text:p>0.3</text:p>
          </table:table-cell>
          <table:table-cell office:value-type="float" office:value="0.5" table:style-name="ce109">
            <text:p>0.5</text:p>
          </table:table-cell>
          <table:table-cell office:value-type="float" office:value="21.7" table:style-name="ce108">
            <text:p>21.7</text:p>
          </table:table-cell>
          <table:table-cell table:number-columns-repeated="16375" table:style-name="ce53"/>
        </table:table-row>
        <table:table-row table:style-name="ro5">
          <table:table-cell office:value-type="string" table:style-name="ce133">
            <text:p>Great Britain</text:p>
          </table:table-cell>
          <table:table-cell table:style-name="ce112"/>
          <table:table-cell office:value-type="float" office:value="210.1" table:style-name="ce109">
            <text:p>210.1</text:p>
          </table:table-cell>
          <table:table-cell office:value-type="float" office:value="25.8" table:style-name="ce109">
            <text:p>25.8</text:p>
          </table:table-cell>
          <table:table-cell office:value-type="float" office:value="15.1" table:style-name="ce109">
            <text:p>15.1</text:p>
          </table:table-cell>
          <table:table-cell office:value-type="float" office:value="2.2999999999999998" table:style-name="ce109">
            <text:p>2.3</text:p>
          </table:table-cell>
          <table:table-cell office:value-type="float" office:value="2.9" table:style-name="ce109">
            <text:p>2.9</text:p>
          </table:table-cell>
          <table:table-cell office:value-type="float" office:value="5.2" table:style-name="ce109">
            <text:p>5.2</text:p>
          </table:table-cell>
          <table:table-cell office:value-type="float" office:value="256.2" table:style-name="ce108">
            <text:p>256.2</text:p>
          </table:table-cell>
          <table:table-cell table:number-columns-repeated="16375" table:style-name="ce53"/>
        </table:table-row>
        <table:table-row table:style-name="ro10">
          <table:table-cell table:style-name="ce107"/>
          <table:table-cell table:style-name="ce106"/>
          <table:table-cell table:number-columns-repeated="7" table:style-name="ce105"/>
          <table:table-cell table:number-columns-repeated="16375" table:style-name="ce53"/>
        </table:table-row>
        <table:table-row table:style-name="ro11">
          <table:table-cell office:value-type="string" table:style-name="ce132">
            <text:p>1 Not exceeding 3,500 kgs gross vehicle weight, post 1982</text:p>
          </table:table-cell>
          <table:table-cell table:style-name="ce99"/>
          <table:table-cell table:style-name="ce98"/>
          <table:table-cell table:style-name="ce97"/>
          <table:table-cell table:number-columns-repeated="4" table:style-name="ce101"/>
          <table:table-cell office:value-type="string" table:style-name="ce104">
            <text:p>Source: DfT National Road Traffic Survey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2 Over 3,500 kgs gross vehicle weight, post 1982</text:p>
          </table:table-cell>
          <table:table-cell table:style-name="ce99"/>
          <table:table-cell table:style-name="ce102"/>
          <table:table-cell table:number-columns-repeated="5" table:style-name="ce101"/>
          <table:table-cell office:value-type="string" table:style-name="ce104">
            <text:p>Last updated: June 2013</text:p>
          </table:table-cell>
          <table:table-cell table:number-columns-repeated="16375" table:style-name="ce53"/>
        </table:table-row>
        <table:table-row table:style-name="ro2">
          <table:table-cell office:value-type="string" table:style-name="ce132">
            <text:p>3 Total of all other vehicles (i.e. motorcycles, buses, and coaches)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office:value-type="string" table:style-name="ce132">
            <text:p>4 Use controls on left hand side to access data for Former Metropolitan Counties (FMC) within these regions</text:p>
          </table:table-cell>
          <table:table-cell table:style-name="ce99"/>
          <table:table-cell table:style-name="ce102"/>
          <table:table-cell table:number-columns-repeated="5" table:style-name="ce101"/>
          <table:table-cell table:style-name="ce100"/>
          <table:table-cell table:number-columns-repeated="16375" table:style-name="ce53"/>
        </table:table-row>
        <table:table-row table:style-name="ro2">
          <table:table-cell table:style-name="ce97"/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Telephone: 020 7944 3095</text:p>
          </table:table-cell>
          <table:table-cell table:style-name="ce99"/>
          <table:table-cell table:style-name="ce98"/>
          <table:table-cell table:number-columns-repeated="6" table:style-name="ce97"/>
          <table:table-cell table:number-columns-repeated="16375" table:style-name="ce53"/>
        </table:table-row>
        <table:table-row table:style-name="ro2">
          <table:table-cell office:value-type="string" table:style-name="ce94">
            <text:p>Email: roadtraff.stats@dft.gsi.gov.uk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2">
          <table:table-cell office:value-type="string" table:style-name="ce96">
            <text:p>Notes &amp; definitions (www.gov.uk/transport-statistics-notes-and-guidance-road-traffic)</text:p>
          </table:table-cell>
          <table:table-cell table:style-name="ce95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5">
          <table:table-cell table:style-name="ce91"/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style-name="ro13">
          <table:table-cell office:value-type="string" table:style-name="ce94">
            <text:p>The figures in this table are National Statistics.</text:p>
          </table:table-cell>
          <table:table-cell table:style-name="ce93"/>
          <table:table-cell table:style-name="ce92"/>
          <table:table-cell table:number-columns-repeated="6" table:style-name="ce91"/>
          <table:table-cell table:number-columns-repeated="16375" table:style-name="ce53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6_(2017).$A$1"/>
          <table:named-expression table:name="_1981" table:expression="of:=[.#REF!]" table:base-cell-address="TRA0106_(2017).$A$1"/>
          <table:named-expression table:name="_tab13" table:expression="of:=[.#REF!]" table:base-cell-address="TRA0106_(2017).$A$1"/>
          <table:named-expression table:name="_tab14" table:expression="of:=[.#REF!]" table:base-cell-address="TRA0106_(2017).$A$1"/>
          <table:named-expression table:name="activeCell" table:expression="of:=[.#REF!]" table:base-cell-address="TRA0106_(2017).$A$1"/>
          <table:named-expression table:name="ANNUAL" table:expression="of:=[.#REF!]" table:base-cell-address="TRA0106_(2017).$A$1"/>
          <table:named-expression table:name="BARQTR" table:expression="of:=[.#REF!]" table:base-cell-address="TRA0106_(2017).$A$1"/>
          <table:named-expression table:name="BELGIUM" table:expression="of:=[.#REF!]" table:base-cell-address="TRA0106_(2017).$A$1"/>
          <table:named-expression table:name="CategoryTitle" table:expression="of:=[.#REF!]" table:base-cell-address="TRA0106_(2017).$A$1"/>
          <table:named-expression table:name="DEFLATOR" table:expression="of:=[.#REF!]" table:base-cell-address="TRA0106_(2017).$A$1"/>
          <table:named-expression table:name="dgdsfyh" table:expression="of:=[.#REF!]" table:base-cell-address="TRA0106_(2017).$A$1"/>
          <table:named-expression table:name="DK" table:expression="of:=[.#REF!]" table:base-cell-address="TRA0106_(2017).$A$1"/>
          <table:named-expression table:name="DNK_D" table:expression="of:=[.#REF!]" table:base-cell-address="TRA0106_(2017).$A$1"/>
          <table:named-expression table:name="EIRE" table:expression="of:=[.#REF!]" table:base-cell-address="TRA0106_(2017).$A$1"/>
          <table:named-expression table:name="fbegyear" table:expression="of:=[.#REF!]" table:base-cell-address="TRA0106_(2017).$A$1"/>
          <table:named-expression table:name="FL" table:expression="of:=[.#REF!]" table:base-cell-address="TRA0106_(2017).$A$1"/>
          <table:named-expression table:name="Footnotes" table:expression="of:=[.#REF!]" table:base-cell-address="TRA0106_(2017).$A$1"/>
          <table:named-expression table:name="FRANCE" table:expression="of:=[.#REF!]" table:base-cell-address="TRA0106_(2017).$A$1"/>
          <table:named-expression table:name="GERMANY" table:expression="of:=[.#REF!]" table:base-cell-address="TRA0106_(2017).$A$1"/>
          <table:named-expression table:name="GraphTitle" table:expression="of:=[.#REF!]" table:base-cell-address="TRA0106_(2017).$A$1"/>
          <table:named-expression table:name="ITALY" table:expression="of:=[.#REF!]" table:base-cell-address="TRA0106_(2017).$A$1"/>
          <table:named-expression table:name="NLS" table:expression="of:=[.#REF!]" table:base-cell-address="TRA0106_(2017).$A$1"/>
          <table:named-expression table:name="NONEC" table:expression="of:=[.#REF!]" table:base-cell-address="TRA0106_(2017).$A$1"/>
          <table:named-expression table:name="OldData" table:expression="of:=[.#REF!]" table:base-cell-address="TRA0106_(2017).$A$1"/>
          <table:named-expression table:name="OTHEREC" table:expression="of:=[.#REF!]" table:base-cell-address="TRA0106_(2017).$A$1"/>
          <table:named-expression table:name="PIE" table:expression="of:=[.#REF!]" table:base-cell-address="TRA0106_(2017).$A$1"/>
          <table:named-range table:name="Print_Area" table:cell-range-address="TRA0106_(1993).$A$1:TRA0106_(1993).$I$45" table:base-cell-address="TRA0106_(1993).$A$1"/>
          <table:named-range table:name="Print_Titles" table:cell-range-address="TRA0106_(1993).$A$3:TRA0106_(1993).$IV$7" table:base-cell-address="TRA0106_(1993).$A$1"/>
          <table:named-expression table:name="PUBLISH_Print_Area" table:expression="of:=[.#REF!]" table:base-cell-address="TRA0106_(2017).$A$1"/>
          <table:named-expression table:name="PUBLISH1998_Print_Area" table:expression="of:=[.#REF!]" table:base-cell-address="TRA0106_(2017).$A$1"/>
          <table:named-expression table:name="qryNonEUBreakdown" table:expression="of:=[.#REF!]" table:base-cell-address="TRA0106_(2017).$A$1"/>
          <table:named-expression table:name="QUARTER" table:expression="of:=[.#REF!]" table:base-cell-address="TRA0106_(2017).$A$1"/>
          <table:named-expression table:name="SPAIN" table:expression="of:=[.#REF!]" table:base-cell-address="TRA0106_(2017).$A$1"/>
          <table:named-expression table:name="TableTitle" table:expression="of:=[.#REF!]" table:base-cell-address="TRA0106_(2017).$A$1"/>
          <table:named-expression table:name="testing" table:expression="of:=[.#REF!]" table:base-cell-address="TRA0106_(2017).$A$1"/>
          <table:named-expression table:name="ValueTitle" table:expression="of:=[.#REF!]" table:base-cell-address="TRA0106_(2017).$A$1"/>
        </table:named-expressions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3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3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3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3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3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3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3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3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3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3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3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3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3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3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3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3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3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3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3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3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3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3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3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3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3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3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3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3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3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3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3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3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3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3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3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3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3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3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3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6%20and%200206.xlsx'#SQL_Import" table:style-name="ta3">
        <table:table-source xlink:href="file:///G:/TSTATS/TS_GROUPS/COMM/02%20Annual%20Publication/4_Table%20compilation/2017/TRA0106%20and%200206.xlsx" table:table-name="SQL_Im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6%20and%200206.xlsx'#calcTRA0106" table:style-name="ta3">
        <table:table-source xlink:href="file:///G:/TSTATS/TS_GROUPS/COMM/02%20Annual%20Publication/4_Table%20compilation/2017/TRA0106%20and%200206.xlsx" table:table-name="calcTRA0106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2"/>
          <table:table-cell office:value-type="float" office:value="9.6165533097614873"/>
          <table:table-cell table:number-columns-repeated="16381"/>
        </table:table-row>
        <table:table-row table:number-rows-repeated="1048568">
          <table:table-cell table:number-columns-repeated="16381"/>
        </table:table-row>
      </table:table>
      <table:table table:name="'file:///G:/TSTATS/TS_GROUPS/COMM/02%20Annual%20Publication/4_Table%20compilation/2017/TRA0106%20and%200206.xlsx'#calcTRA0206" table:style-name="ta3">
        <table:table-source xlink:href="file:///G:/TSTATS/TS_GROUPS/COMM/02%20Annual%20Publication/4_Table%20compilation/2017/TRA0106%20and%200206.xlsx" table:table-name="calcTRA02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6%20and%200206.xlsx'#TRA0106" table:style-name="ta3">
        <table:table-source xlink:href="file:///G:/TSTATS/TS_GROUPS/COMM/02%20Annual%20Publication/4_Table%20compilation/2017/TRA0106%20and%200206.xlsx" table:table-name="TRA01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TATS/TS_GROUPS/COMM/02%20Annual%20Publication/4_Table%20compilation/2017/TRA0106%20and%200206.xlsx'#TRA0206" table:style-name="ta3">
        <table:table-source xlink:href="file:///G:/TSTATS/TS_GROUPS/COMM/02%20Annual%20Publication/4_Table%20compilation/2017/TRA0106%20and%200206.xlsx" table:table-name="TRA02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3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3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3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3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3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3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3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3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3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3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3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3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3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3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3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3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3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3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3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3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3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3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3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3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3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3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3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3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3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3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3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3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3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3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3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3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3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3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3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3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3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3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3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3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3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3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3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3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3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3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3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3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3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3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3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3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3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3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3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3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3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3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3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3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3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3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3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3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3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3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3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3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3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3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3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3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3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3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3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3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3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3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3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3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3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3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3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3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3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3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7" table:style-name="ta3">
        <table:table-source xlink:href="file://virago.internal.dtlr.gov.uk/data/Publications%20&amp;%20DataProvision/SR2/Annual%20Bulletin%20working%20version/work/Sect1.xls" table:table-name="t13_09_(probs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7" table:style-name="ta3">
        <table:table-source xlink:href="file://virago.internal.dtlr.gov.uk/data/Publications%20&amp;%20DataProvision/SR2/Annual%20Bulletin%20working%20version/work/Sect1.xls" table:table-name="t14_time_seri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7" table:style-name="ta3">
        <table:table-source xlink:href="file://virago.internal.dtlr.gov.uk/data/Publications%20&amp;%20DataProvision/SR2/Annual%20Bulletin%20working%20version/work/Sect1.xls" table:table-name="t42_fin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7" table:style-name="ta3">
        <table:table-source xlink:href="file://virago.internal.dtlr.gov.uk/data/Publications%20&amp;%20DataProvision/SR2/Annual%20Bulletin%20working%20version/work/Sect1.xls" table:table-name="revised_Urban_Rural_dat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3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3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3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3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6" table:style-name="ta3">
        <table:table-source xlink:href="file://virago.internal.dtlr.gov.uk/data/Publications%20&amp;%20DataProvision/SR2/Annual%20Bulletin%20working%20version/work/Sect1.xls" table:table-name="t13_09_(probs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6" table:style-name="ta3">
        <table:table-source xlink:href="file://virago.internal.dtlr.gov.uk/data/Publications%20&amp;%20DataProvision/SR2/Annual%20Bulletin%20working%20version/work/Sect1.xls" table:table-name="t14_time_seri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6" table:style-name="ta3">
        <table:table-source xlink:href="file://virago.internal.dtlr.gov.uk/data/Publications%20&amp;%20DataProvision/SR2/Annual%20Bulletin%20working%20version/work/Sect1.xls" table:table-name="t42_fin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6" table:style-name="ta3">
        <table:table-source xlink:href="file://virago.internal.dtlr.gov.uk/data/Publications%20&amp;%20DataProvision/SR2/Annual%20Bulletin%20working%20version/work/Sect1.xls" table:table-name="revised_Urban_Rural_dat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3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3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3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3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8" table:style-name="ta3">
        <table:table-source xlink:href="file://virago.internal.dtlr.gov.uk/data/Publications%20&amp;%20DataProvision/SR2/Annual%20Bulletin%20working%20version/work/Sect1.xls" table:table-name="t13_09_(probs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8" table:style-name="ta3">
        <table:table-source xlink:href="file://virago.internal.dtlr.gov.uk/data/Publications%20&amp;%20DataProvision/SR2/Annual%20Bulletin%20working%20version/work/Sect1.xls" table:table-name="t14_time_seri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8" table:style-name="ta3">
        <table:table-source xlink:href="file://virago.internal.dtlr.gov.uk/data/Publications%20&amp;%20DataProvision/SR2/Annual%20Bulletin%20working%20version/work/Sect1.xls" table:table-name="t42_fin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8" table:style-name="ta3">
        <table:table-source xlink:href="file://virago.internal.dtlr.gov.uk/data/Publications%20&amp;%20DataProvision/SR2/Annual%20Bulletin%20working%20version/work/Sect1.xls" table:table-name="revised_Urban_Rural_dat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3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IRHS/EXCEL/RORO/bulletins/2003/SA%20Changes/SA%20Changes%20to%20bulletin%20-%20draft.xls'#CommentarySA" table:style-name="ta3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3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3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3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3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3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3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3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3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3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3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106_(2017).$A$1"/>
        <table:named-range table:name="\p" table:cell-range-address="'file://virago.internal.dtlr.gov.uk/data/2005Publications/RoRo%20Q2_2005/Bulletin205draft.xls'#TABLE1a.$P$1" table:base-cell-address="TRA0106_(2017).$A$1"/>
        <table:named-range table:name="\t" table:cell-range-address="'file://virago.internal.dtlr.gov.uk/data/2005Publications/RoRo%20Q2_2005/Bulletin205draft.xls'#TABLE1a.$U$3" table:base-cell-address="TRA0106_(2017).$A$1"/>
        <table:named-expression table:name="_1.2__Average_distance_travelled_by_mode_of_travel__1975_76__1985_86_and_1993_95" table:expression="of:=[.#REF!]" table:base-cell-address="TRA0106_(2017).$A$1"/>
        <table:named-expression table:name="_1981" table:expression="of:=[.#REF!]" table:base-cell-address="TRA0106_(2017).$A$1"/>
        <table:named-expression table:name="_tab13" table:expression="of:=[.#REF!]" table:base-cell-address="TRA0106_(2017).$A$1"/>
        <table:named-expression table:name="_tab14" table:expression="of:=[.#REF!]" table:base-cell-address="TRA0106_(2017).$A$1"/>
        <table:named-expression table:name="activeCell" table:expression="of:=[.#REF!]" table:base-cell-address="TRA0106_(2017).$A$1"/>
        <table:named-expression table:name="ALL" table:expression="of:=#N/A" table:base-cell-address="TRA0106_(2017).$A$1"/>
        <table:named-range table:name="ANNBELGIUM" table:cell-range-address="'file://virago.internal.dtlr.gov.uk/data/2005Publications/RoRo%20Q2_2005/Bulletin205draft.xls'#TABLE5.$D$5:TABLE5.$D$12" table:base-cell-address="TRA0106_(2017).$A$1"/>
        <table:named-range table:name="ANNDVR" table:cell-range-address="'file://virago.internal.dtlr.gov.uk/data/2005Publications/RoRo%20Q2_2005/Bulletin205draft.xls'#TABLE4AL.$D$6:TABLE4AL.$D$12" table:base-cell-address="TRA0106_(2017).$A$1"/>
        <table:named-range table:name="ANNENG" table:cell-range-address="'file://virago.internal.dtlr.gov.uk/data/2005Publications/RoRo%20Q2_2005/Bulletin205draft.xls'#TABLE4AL.$F$6:TABLE4AL.$F$12" table:base-cell-address="TRA0106_(2017).$A$1"/>
        <table:named-range table:name="ANNFORIEGN" table:cell-range-address="'file://virago.internal.dtlr.gov.uk/data/2005Publications/RoRo%20Q2_2005/Bulletin205draft.xls'#TABLE1a.$P$37" table:base-cell-address="TRA0106_(2017).$A$1"/>
        <table:named-range table:name="ANNFRANCE" table:cell-range-address="'file://virago.internal.dtlr.gov.uk/data/2005Publications/RoRo%20Q2_2005/Bulletin205draft.xls'#TABLE5.$B$5:TABLE5.$B$12" table:base-cell-address="TRA0106_(2017).$A$1"/>
        <table:named-range table:name="ANNL" table:cell-range-address="'file://virago.internal.dtlr.gov.uk/data/2005Publications/RoRo%20Q2_2005/Bulletin205draft.xls'#TABLE5.$F$5:TABLE5.$F$12" table:base-cell-address="TRA0106_(2017).$A$1"/>
        <table:named-range table:name="ANNOTHER" table:cell-range-address="'file://virago.internal.dtlr.gov.uk/data/2005Publications/RoRo%20Q2_2005/Bulletin205draft.xls'#TABLE5.$J$5:TABLE5.$J$12" table:base-cell-address="TRA0106_(2017).$A$1"/>
        <table:named-range table:name="ANNSE" table:cell-range-address="'file://virago.internal.dtlr.gov.uk/data/2005Publications/RoRo%20Q2_2005/Bulletin205draft.xls'#TABLE4AL.$B$6:TABLE4AL.$B$12" table:base-cell-address="TRA0106_(2017).$A$1"/>
        <table:named-expression table:name="ANNUAL" table:expression="of:=[.#REF!]" table:base-cell-address="TRA0106_(2017).$A$1"/>
        <table:named-range table:name="ANNUK" table:cell-range-address="'file://virago.internal.dtlr.gov.uk/data/2005Publications/RoRo%20Q2_2005/Bulletin205draft.xls'#TABLE1a.$E$8:TABLE1a.$E$14" table:base-cell-address="TRA0106_(2017).$A$1"/>
        <table:named-range table:name="ANNUT" table:cell-range-address="'file://virago.internal.dtlr.gov.uk/data/2005Publications/RoRo%20Q2_2005/Bulletin205draft.xls'#TABLE1a.$M$8:TABLE1a.$M$14" table:base-cell-address="TRA0106_(2017).$A$1"/>
        <table:named-expression table:name="BARQTR" table:expression="of:=[.#REF!]" table:base-cell-address="TRA0106_(2017).$A$1"/>
        <table:named-expression table:name="BELGIUM" table:expression="of:=[.#REF!]" table:base-cell-address="TRA0106_(2017).$A$1"/>
        <table:named-expression table:name="BULL" table:expression="of:=#N/A" table:base-cell-address="TRA0106_(2017).$A$1"/>
        <table:named-range table:name="CAMARA" table:cell-range-address="'file://virago.internal.dtlr.gov.uk/data/2005Publications/RoRo%20Q2_2005/Bulletin205draft.xls'#TABLE1a.$P$4" table:base-cell-address="TRA0106_(2017).$A$1"/>
        <table:named-expression table:name="CategoryTitle" table:expression="of:=[.#REF!]" table:base-cell-address="TRA0106_(2017).$A$1"/>
        <table:named-range table:name="CLONE" table:cell-range-address="'file://virago.internal.dtlr.gov.uk/data/2005Publications/RoRo%20Q2_2005/Bulletin205draft.xls'#TABLE1a.$P$6" table:base-cell-address="TRA0106_(2017).$A$1"/>
        <table:named-expression table:name="DEFLATOR" table:expression="of:=[.#REF!]" table:base-cell-address="TRA0106_(2017).$A$1"/>
        <table:named-expression table:name="dgdsfyh" table:expression="of:=[.#REF!]" table:base-cell-address="TRA0106_(2017).$A$1"/>
        <table:named-expression table:name="DK" table:expression="of:=[.#REF!]" table:base-cell-address="TRA0106_(2017).$A$1"/>
        <table:named-expression table:name="DNK_D" table:expression="of:=[.#REF!]" table:base-cell-address="TRA0106_(2017).$A$1"/>
        <table:named-expression table:name="DOVER" table:expression="of:=#N/A" table:base-cell-address="TRA0106_(2017).$A$1"/>
        <table:named-expression table:name="EIRE" table:expression="of:=[.#REF!]" table:base-cell-address="TRA0106_(2017).$A$1"/>
        <table:named-expression table:name="ENGLISH" table:expression="of:=#N/A" table:base-cell-address="TRA0106_(2017).$A$1"/>
        <table:named-expression table:name="fbegyear" table:expression="of:=[.#REF!]" table:base-cell-address="TRA0106_(2017).$A$1"/>
        <table:named-range table:name="fendyear" table:cell-range-address="'file://virago.internal.dtlr.gov.uk/data/Publications%20&amp;%20DataProvision/SR2/Annual%20Bulletin%20working%20version/work/Sect1.xls'#Year.$B$3" table:base-cell-address="TRA0106_(2017).$A$1"/>
        <table:named-expression table:name="FL" table:expression="of:=[.#REF!]" table:base-cell-address="TRA0106_(2017).$A$1"/>
        <table:named-expression table:name="Footnotes" table:expression="of:=[.#REF!]" table:base-cell-address="TRA0106_(2017).$A$1"/>
        <table:named-range table:name="FOREIGN" table:cell-range-address="'file://virago.internal.dtlr.gov.uk/data/2005Publications/RoRo%20Q2_2005/Bulletin205draft.xls'#TABLE1a.$P$38:TABLE1a.$P$52" table:base-cell-address="TRA0106_(2017).$A$1"/>
        <table:named-expression table:name="FRANCE" table:expression="of:=[.#REF!]" table:base-cell-address="TRA0106_(2017).$A$1"/>
        <table:named-range table:name="fyear" table:cell-range-address="'file://virago.internal.dtlr.gov.uk/data/Publications%20&amp;%20DataProvision/SR2/Annual%20Bulletin%20working%20version/work/Sect1.xls'#c11.$D$42" table:base-cell-address="TRA0106_(2017).$A$1"/>
        <table:named-expression table:name="GERMANY" table:expression="of:=[.#REF!]" table:base-cell-address="TRA0106_(2017)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106_(2017).$A$1"/>
        <table:named-expression table:name="GraphTitle" table:expression="of:=[.#REF!]" table:base-cell-address="TRA0106_(2017).$A$1"/>
        <table:named-expression table:name="ITALY" table:expression="of:=[.#REF!]" table:base-cell-address="TRA0106_(2017).$A$1"/>
        <table:named-expression table:name="NLS" table:expression="of:=[.#REF!]" table:base-cell-address="TRA0106_(2017).$A$1"/>
        <table:named-expression table:name="NONEC" table:expression="of:=[.#REF!]" table:base-cell-address="TRA0106_(2017).$A$1"/>
        <table:named-expression table:name="NORTHSEA" table:expression="of:=#N/A" table:base-cell-address="TRA0106_(2017).$A$1"/>
        <table:named-expression table:name="OldData" table:expression="of:=[.#REF!]" table:base-cell-address="TRA0106_(2017).$A$1"/>
        <table:named-expression table:name="OTHER" table:expression="of:=#N/A" table:base-cell-address="TRA0106_(2017).$A$1"/>
        <table:named-expression table:name="OTHEREC" table:expression="of:=[.#REF!]" table:base-cell-address="TRA0106_(2017).$A$1"/>
        <table:named-expression table:name="PIE" table:expression="of:=[.#REF!]" table:base-cell-address="TRA0106_(2017).$A$1"/>
        <table:named-expression table:name="Print_Area" table:expression="of:=[.#REF!]" table:base-cell-address="TRA0106_(2017).$A$1"/>
        <table:named-range table:name="Print_Area_MI" table:cell-range-address="'file://virago.internal.dtlr.gov.uk/data/2005Publications/RoRo%20Q2_2005/Bulletin205draft.xls'#TABLE1a.$A$1:TABLE1a.$O$37" table:base-cell-address="TRA0106_(2017).$A$1"/>
        <table:named-expression table:name="PUBLISH_Print_Area" table:expression="of:=[.#REF!]" table:base-cell-address="TRA0106_(2017).$A$1"/>
        <table:named-expression table:name="PUBLISH1998_Print_Area" table:expression="of:=[.#REF!]" table:base-cell-address="TRA0106_(2017).$A$1"/>
        <table:named-expression table:name="qryNonEUBreakdown" table:expression="of:=[.#REF!]" table:base-cell-address="TRA0106_(2017).$A$1"/>
        <table:named-expression table:name="QUARTER" table:expression="of:=[.#REF!]" table:base-cell-address="TRA0106_(2017).$A$1"/>
        <table:named-expression table:name="SPAIN" table:expression="of:=[.#REF!]" table:base-cell-address="TRA0106_(2017).$A$1"/>
        <table:named-range table:name="tab" table:cell-range-address="'file://virago.internal.dtlr.gov.uk/data/IRHS/EXCEL/RORO/bulletins/2003/SA%20Changes/SA%20Changes%20to%20bulletin%20-%20draft.xls'#TABLE1a.$U$3" table:base-cell-address="TRA0106_(2017).$A$1"/>
        <table:named-expression table:name="TAB4ALL" table:expression="of:=#N/A" table:base-cell-address="TRA0106_(2017).$A$1"/>
        <table:named-expression table:name="TAB4PV" table:expression="of:=#N/A" table:base-cell-address="TRA0106_(2017).$A$1"/>
        <table:named-expression table:name="TAB4UT" table:expression="of:=#N/A" table:base-cell-address="TRA0106_(2017).$A$1"/>
        <table:named-expression table:name="TableTitle" table:expression="of:=[.#REF!]" table:base-cell-address="TRA0106_(2017).$A$1"/>
        <table:named-expression table:name="testing" table:expression="of:=[.#REF!]" table:base-cell-address="TRA0106_(2017).$A$1"/>
        <table:named-expression table:name="UK" table:expression="of:=#N/A" table:base-cell-address="TRA0106_(2017).$A$1"/>
        <table:named-expression table:name="UT" table:expression="of:=#N/A" table:base-cell-address="TRA0106_(2017).$A$1"/>
        <table:named-expression table:name="ValueTitle" table:expression="of:=[.#REF!]" table:base-cell-address="TRA0106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</number:number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1._32_DM_32_PERSONAL_32_TRAVEL_32_ab_32_3" style:display-name="Normal_1. DM PERSONAL TRAVEL ab 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3" style:display-name="Normal_TRA2502a 3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393700787401575in" fo:margin-right="0.17in" style:print-orientation="landscape" style:print-page-order="ttb" style:first-page-number="continue" style:scale-to="99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17in" style:print-orientation="landscape" style:print-page-order="ttb" style:first-page-number="continue" style:scale-to="99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7:32:06Z</meta:creation-date>
    <dc:date>2018-07-03T17:33:08Z</dc:date>
  </office:meta>
</office:document-meta>
</file>